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ccdata" table:style-name="ta1">
        <table:shapes>
          <draw:frame draw:z-index="0" draw:style-name="gr1" draw:text-style-name="P1" svg:width="453.26pt" svg:height="255.23pt" svg:x="568.49pt" svg:y="1665.5pt">
            <loext:p draw:notify-on-update-of-ranges="accdata.A1:accdata.A146 accdata.B1:accdata.B146 accdata.A1:accdata.A146 accdata.C1:accdata.C1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26pt" svg:height="255.26pt" svg:x="570.05pt" svg:y="1931.27pt">
            <loext:p draw:notify-on-update-of-ranges="accdata.A1:accdata.A146 accdata.D1:accdata.D1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35.1883690357208" calcext:value-type="float">
            <text:p>35.1883690357</text:p>
          </table:table-cell>
          <table:table-cell office:value-type="float" office:value="0" calcext:value-type="float">
            <text:p>0</text:p>
          </table:table-cell>
          <table:table-cell office:value-type="float" office:value="0.0321494765894302" calcext:value-type="float">
            <text:p>0.0321494766</text:p>
          </table:table-cell>
          <table:table-cell office:value-type="float" office:value="1.20273447036743" calcext:value-type="float">
            <text:p>1.2027344704</text:p>
          </table:table-cell>
          <table:table-cell office:value-type="float" office:value="0.973126169036461" calcext:value-type="float">
            <text:p>0.973126169</text:p>
          </table:table-cell>
        </table:table-row>
        <table:table-row table:style-name="ro1">
          <table:table-cell office:value-type="float" office:value="35.3104908466339" calcext:value-type="float">
            <text:p>35.3104908466</text:p>
          </table:table-cell>
          <table:table-cell office:value-type="float" office:value="0" calcext:value-type="float">
            <text:p>0</text:p>
          </table:table-cell>
          <table:table-cell office:value-type="float" office:value="0.0240764221082358" calcext:value-type="float">
            <text:p>0.0240764221</text:p>
          </table:table-cell>
          <table:table-cell office:value-type="float" office:value="1.20321464538574" calcext:value-type="float">
            <text:p>1.2032146454</text:p>
          </table:table-cell>
          <table:table-cell office:value-type="float" office:value="0.973123248656154" calcext:value-type="float">
            <text:p>0.9731232487</text:p>
          </table:table-cell>
        </table:table-row>
        <table:table-row table:style-name="ro1">
          <table:table-cell office:value-type="float" office:value="35.4393458366394" calcext:value-type="float">
            <text:p>35.4393458366</text:p>
          </table:table-cell>
          <table:table-cell office:value-type="float" office:value="0" calcext:value-type="float">
            <text:p>0</text:p>
          </table:table-cell>
          <table:table-cell office:value-type="float" office:value="-0.0157087516063547" calcext:value-type="float">
            <text:p>-0.0157087516</text:p>
          </table:table-cell>
          <table:table-cell office:value-type="float" office:value="1.18578898906708" calcext:value-type="float">
            <text:p>1.1857889891</text:p>
          </table:table-cell>
          <table:table-cell office:value-type="float" office:value="0.972983550839819" calcext:value-type="float">
            <text:p>0.9729835508</text:p>
          </table:table-cell>
        </table:table-row>
        <table:table-row table:style-name="ro1">
          <table:table-cell office:value-type="float" office:value="35.5624380111694" calcext:value-type="float">
            <text:p>35.5624380112</text:p>
          </table:table-cell>
          <table:table-cell office:value-type="float" office:value="0" calcext:value-type="float">
            <text:p>0</text:p>
          </table:table-cell>
          <table:table-cell office:value-type="float" office:value="0.139346280271659" calcext:value-type="float">
            <text:p>0.1393462803</text:p>
          </table:table-cell>
          <table:table-cell office:value-type="float" office:value="1.20871961116791" calcext:value-type="float">
            <text:p>1.2087196112</text:p>
          </table:table-cell>
          <table:table-cell office:value-type="float" office:value="0.973155011224848" calcext:value-type="float">
            <text:p>0.9731550112</text:p>
          </table:table-cell>
        </table:table-row>
        <table:table-row table:style-name="ro1">
          <table:table-cell office:value-type="float" office:value="35.686527967453" calcext:value-type="float">
            <text:p>35.6865279675</text:p>
          </table:table-cell>
          <table:table-cell office:value-type="float" office:value="0.540914914989471" calcext:value-type="float">
            <text:p>0.540914915</text:p>
          </table:table-cell>
          <table:table-cell office:value-type="float" office:value="0.872612542767751" calcext:value-type="float">
            <text:p>0.8726125428</text:p>
          </table:table-cell>
          <table:table-cell office:value-type="float" office:value="1.40035128593445" calcext:value-type="float">
            <text:p>1.4003512859</text:p>
          </table:table-cell>
          <table:table-cell office:value-type="float" office:value="0.395885502850211" calcext:value-type="float">
            <text:p>0.3958855029</text:p>
          </table:table-cell>
        </table:table-row>
        <table:table-row table:style-name="ro1">
          <table:table-cell office:value-type="float" office:value="35.8141560554504" calcext:value-type="float">
            <text:p>35.8141560555</text:p>
          </table:table-cell>
          <table:table-cell office:value-type="float" office:value="0.735030950832367" calcext:value-type="float">
            <text:p>0.7350309508</text:p>
          </table:table-cell>
          <table:table-cell office:value-type="float" office:value="0.5518205008725" calcext:value-type="float">
            <text:p>0.5518205009</text:p>
          </table:table-cell>
          <table:table-cell office:value-type="float" office:value="1.42774820327759" calcext:value-type="float">
            <text:p>1.4277482033</text:p>
          </table:table-cell>
          <table:table-cell office:value-type="float" office:value="-0.0925698227102551" calcext:value-type="float">
            <text:p>-0.0925698227</text:p>
          </table:table-cell>
        </table:table-row>
        <table:table-row table:style-name="ro1">
          <table:table-cell office:value-type="float" office:value="35.9382519721985" calcext:value-type="float">
            <text:p>35.9382519722</text:p>
          </table:table-cell>
          <table:table-cell office:value-type="float" office:value="0" calcext:value-type="float">
            <text:p>0</text:p>
          </table:table-cell>
          <table:table-cell office:value-type="float" office:value="-0.187426686921908" calcext:value-type="float">
            <text:p>-0.1874266869</text:p>
          </table:table-cell>
          <table:table-cell office:value-type="float" office:value="1.34256434440613" calcext:value-type="float">
            <text:p>1.3425643444</text:p>
          </table:table-cell>
          <table:table-cell office:value-type="float" office:value="0.973151311146116" calcext:value-type="float">
            <text:p>0.9731513111</text:p>
          </table:table-cell>
        </table:table-row>
        <table:table-row table:style-name="ro1">
          <table:table-cell office:value-type="float" office:value="36.0620899200439" calcext:value-type="float">
            <text:p>36.06208992</text:p>
          </table:table-cell>
          <table:table-cell office:value-type="float" office:value="0.996836032581329" calcext:value-type="float">
            <text:p>0.9968360326</text:p>
          </table:table-cell>
          <table:table-cell office:value-type="float" office:value="0.938525379673587" calcext:value-type="float">
            <text:p>0.9385253797</text:p>
          </table:table-cell>
          <table:table-cell office:value-type="float" office:value="1.251868724823" calcext:value-type="float">
            <text:p>1.2518687248</text:p>
          </table:table-cell>
          <table:table-cell office:value-type="float" office:value="-1.59443152139069" calcext:value-type="float">
            <text:p>-1.5944315214</text:p>
          </table:table-cell>
        </table:table-row>
        <table:table-row table:style-name="ro1">
          <table:table-cell office:value-type="float" office:value="36.1861820220947" calcext:value-type="float">
            <text:p>36.1861820221</text:p>
          </table:table-cell>
          <table:table-cell office:value-type="float" office:value="1.04282251148224" calcext:value-type="float">
            <text:p>1.0428225115</text:p>
          </table:table-cell>
          <table:table-cell office:value-type="float" office:value="1.08544415169856" calcext:value-type="float">
            <text:p>1.0854441517</text:p>
          </table:table-cell>
          <table:table-cell office:value-type="float" office:value="1.26107537746429" calcext:value-type="float">
            <text:p>1.2610753775</text:p>
          </table:table-cell>
          <table:table-cell office:value-type="float" office:value="-2.02593956543379" calcext:value-type="float">
            <text:p>-2.0259395654</text:p>
          </table:table-cell>
        </table:table-row>
        <table:table-row table:style-name="ro1">
          <table:table-cell office:value-type="float" office:value="36.3142130374908" calcext:value-type="float">
            <text:p>36.3142130375</text:p>
          </table:table-cell>
          <table:table-cell office:value-type="float" office:value="1.10141122465134" calcext:value-type="float">
            <text:p>1.1014112247</text:p>
          </table:table-cell>
          <table:table-cell office:value-type="float" office:value="1.05766233085633" calcext:value-type="float">
            <text:p>1.0576623309</text:p>
          </table:table-cell>
          <table:table-cell office:value-type="float" office:value="1.32905030250549" calcext:value-type="float">
            <text:p>1.3290503025</text:p>
          </table:table-cell>
          <table:table-cell office:value-type="float" office:value="-2.53383299076614" calcext:value-type="float">
            <text:p>-2.5338329908</text:p>
          </table:table-cell>
        </table:table-row>
        <table:table-row table:style-name="ro1">
          <table:table-cell office:value-type="float" office:value="36.4381959438324" calcext:value-type="float">
            <text:p>36.4381959438</text:p>
          </table:table-cell>
          <table:table-cell office:value-type="float" office:value="1.15388612604141" calcext:value-type="float">
            <text:p>1.153886126</text:p>
          </table:table-cell>
          <table:table-cell office:value-type="float" office:value="0.96584051266723" calcext:value-type="float">
            <text:p>0.9658405127</text:p>
          </table:table-cell>
          <table:table-cell office:value-type="float" office:value="1.19454646110535" calcext:value-type="float">
            <text:p>1.1945464611</text:p>
          </table:table-cell>
          <table:table-cell office:value-type="float" office:value="-3.96804000934075" calcext:value-type="float">
            <text:p>-3.9680400093</text:p>
          </table:table-cell>
        </table:table-row>
        <table:table-row table:style-name="ro1">
          <table:table-cell office:value-type="float" office:value="36.5626299381256" calcext:value-type="float">
            <text:p>36.5626299381</text:p>
          </table:table-cell>
          <table:table-cell office:value-type="float" office:value="1.23696393032074" calcext:value-type="float">
            <text:p>1.2369639303</text:p>
          </table:table-cell>
          <table:table-cell office:value-type="float" office:value="1.10983224270629" calcext:value-type="float">
            <text:p>1.1098322427</text:p>
          </table:table-cell>
          <table:table-cell office:value-type="float" office:value="1.06791579723358" calcext:value-type="float">
            <text:p>1.0679157972</text:p>
          </table:table-cell>
          <table:table-cell office:value-type="float" office:value="-6.43004695307158" calcext:value-type="float">
            <text:p>-6.4300469531</text:p>
          </table:table-cell>
        </table:table-row>
        <table:table-row table:style-name="ro1">
          <table:table-cell office:value-type="float" office:value="38.9425768852234" calcext:value-type="float">
            <text:p>38.9425768852</text:p>
          </table:table-cell>
          <table:table-cell office:value-type="float" office:value="0" calcext:value-type="float">
            <text:p>0</text:p>
          </table:table-cell>
          <table:table-cell office:value-type="float" office:value="0.145715411449274" calcext:value-type="float">
            <text:p>0.1457154114</text:p>
          </table:table-cell>
          <table:table-cell office:value-type="float" office:value="1.0462965965271" calcext:value-type="float">
            <text:p>1.0462965965</text:p>
          </table:table-cell>
          <table:table-cell office:value-type="float" office:value="0.761197732818262" calcext:value-type="float">
            <text:p>0.7611977328</text:p>
          </table:table-cell>
        </table:table-row>
        <table:table-row table:style-name="ro1">
          <table:table-cell office:value-type="float" office:value="39.0708839893341" calcext:value-type="float">
            <text:p>39.0708839893</text:p>
          </table:table-cell>
          <table:table-cell office:value-type="float" office:value="0" calcext:value-type="float">
            <text:p>0</text:p>
          </table:table-cell>
          <table:table-cell office:value-type="float" office:value="0.303010634533366" calcext:value-type="float">
            <text:p>0.3030106345</text:p>
          </table:table-cell>
          <table:table-cell office:value-type="float" office:value="1.24013578891754" calcext:value-type="float">
            <text:p>1.2401357889</text:p>
          </table:table-cell>
          <table:table-cell office:value-type="float" office:value="0.973157880537328" calcext:value-type="float">
            <text:p>0.9731578805</text:p>
          </table:table-cell>
        </table:table-row>
        <table:table-row table:style-name="ro1">
          <table:table-cell office:value-type="float" office:value="39.1942389011383" calcext:value-type="float">
            <text:p>39.1942389011</text:p>
          </table:table-cell>
          <table:table-cell office:value-type="float" office:value="0" calcext:value-type="float">
            <text:p>0</text:p>
          </table:table-cell>
          <table:table-cell office:value-type="float" office:value="0.0127088249264894" calcext:value-type="float">
            <text:p>0.0127088249</text:p>
          </table:table-cell>
          <table:table-cell office:value-type="float" office:value="1.32762980461121" calcext:value-type="float">
            <text:p>1.3276298046</text:p>
          </table:table-cell>
          <table:table-cell office:value-type="float" office:value="0.973152550092354" calcext:value-type="float">
            <text:p>0.9731525501</text:p>
          </table:table-cell>
        </table:table-row>
        <table:table-row table:style-name="ro1">
          <table:table-cell office:value-type="float" office:value="39.3181409835815" calcext:value-type="float">
            <text:p>39.3181409836</text:p>
          </table:table-cell>
          <table:table-cell office:value-type="float" office:value="0" calcext:value-type="float">
            <text:p>0</text:p>
          </table:table-cell>
          <table:table-cell office:value-type="float" office:value="-0.144556779375691" calcext:value-type="float">
            <text:p>-0.1445567794</text:p>
          </table:table-cell>
          <table:table-cell office:value-type="float" office:value="1.30374431610107" calcext:value-type="float">
            <text:p>1.3037443161</text:p>
          </table:table-cell>
          <table:table-cell office:value-type="float" office:value="0.973140588381973" calcext:value-type="float">
            <text:p>0.9731405884</text:p>
          </table:table-cell>
        </table:table-row>
        <table:table-row table:style-name="ro1">
          <table:table-cell office:value-type="float" office:value="39.4422299861908" calcext:value-type="float">
            <text:p>39.4422299862</text:p>
          </table:table-cell>
          <table:table-cell office:value-type="float" office:value="0" calcext:value-type="float">
            <text:p>0</text:p>
          </table:table-cell>
          <table:table-cell office:value-type="float" office:value="-0.0119303605914738" calcext:value-type="float">
            <text:p>-0.0119303606</text:p>
          </table:table-cell>
          <table:table-cell office:value-type="float" office:value="1.28679537773132" calcext:value-type="float">
            <text:p>1.2867953777</text:p>
          </table:table-cell>
          <table:table-cell office:value-type="float" office:value="0.973140062568151" calcext:value-type="float">
            <text:p>0.9731400626</text:p>
          </table:table-cell>
        </table:table-row>
        <table:table-row table:style-name="ro1">
          <table:table-cell office:value-type="float" office:value="39.5702409744263" calcext:value-type="float">
            <text:p>39.5702409744</text:p>
          </table:table-cell>
          <table:table-cell office:value-type="float" office:value="0" calcext:value-type="float">
            <text:p>0</text:p>
          </table:table-cell>
          <table:table-cell office:value-type="float" office:value="0.190665136289867" calcext:value-type="float">
            <text:p>0.1906651363</text:p>
          </table:table-cell>
          <table:table-cell office:value-type="float" office:value="1.35162448883057" calcext:value-type="float">
            <text:p>1.3516244888</text:p>
          </table:table-cell>
          <table:table-cell office:value-type="float" office:value="0.973155838073782" calcext:value-type="float">
            <text:p>0.9731558381</text:p>
          </table:table-cell>
        </table:table-row>
        <table:table-row table:style-name="ro1">
          <table:table-cell office:value-type="float" office:value="39.6941678524017" calcext:value-type="float">
            <text:p>39.6941678524</text:p>
          </table:table-cell>
          <table:table-cell office:value-type="float" office:value="0" calcext:value-type="float">
            <text:p>0</text:p>
          </table:table-cell>
          <table:table-cell office:value-type="float" office:value="-0.0470391181775875" calcext:value-type="float">
            <text:p>-0.0470391182</text:p>
          </table:table-cell>
          <table:table-cell office:value-type="float" office:value="1.30736577510834" calcext:value-type="float">
            <text:p>1.3073657751</text:p>
          </table:table-cell>
          <table:table-cell office:value-type="float" office:value="0.973146805402191" calcext:value-type="float">
            <text:p>0.9731468054</text:p>
          </table:table-cell>
        </table:table-row>
        <table:table-row table:style-name="ro1">
          <table:table-cell office:value-type="float" office:value="39.8224630355835" calcext:value-type="float">
            <text:p>39.8224630356</text:p>
          </table:table-cell>
          <table:table-cell office:value-type="float" office:value="0.700104160404205" calcext:value-type="float">
            <text:p>0.7001041604</text:p>
          </table:table-cell>
          <table:table-cell office:value-type="float" office:value="0.547611620062485" calcext:value-type="float">
            <text:p>0.5476116201</text:p>
          </table:table-cell>
          <table:table-cell office:value-type="float" office:value="1.22324478626251" calcext:value-type="float">
            <text:p>1.2232447863</text:p>
          </table:table-cell>
          <table:table-cell office:value-type="float" office:value="-0.11842936773426" calcext:value-type="float">
            <text:p>-0.1184293677</text:p>
          </table:table-cell>
        </table:table-row>
        <table:table-row table:style-name="ro1">
          <table:table-cell office:value-type="float" office:value="39.9463348388672" calcext:value-type="float">
            <text:p>39.9463348389</text:p>
          </table:table-cell>
          <table:table-cell office:value-type="float" office:value="0.769716602802277" calcext:value-type="float">
            <text:p>0.7697166028</text:p>
          </table:table-cell>
          <table:table-cell office:value-type="float" office:value="0.64286555206301" calcext:value-type="float">
            <text:p>0.6428655521</text:p>
          </table:table-cell>
          <table:table-cell office:value-type="float" office:value="1.12602436542511" calcext:value-type="float">
            <text:p>1.1260243654</text:p>
          </table:table-cell>
          <table:table-cell office:value-type="float" office:value="-0.36823709332226" calcext:value-type="float">
            <text:p>-0.3682370933</text:p>
          </table:table-cell>
        </table:table-row>
        <table:table-row table:style-name="ro1">
          <table:table-cell office:value-type="float" office:value="40.070408821106" calcext:value-type="float">
            <text:p>40.0704088211</text:p>
          </table:table-cell>
          <table:table-cell office:value-type="float" office:value="0.830276252698898" calcext:value-type="float">
            <text:p>0.8302762527</text:p>
          </table:table-cell>
          <table:table-cell office:value-type="float" office:value="0.799298075351426" calcext:value-type="float">
            <text:p>0.7992980754</text:p>
          </table:table-cell>
          <table:table-cell office:value-type="float" office:value="1.09388959407806" calcext:value-type="float">
            <text:p>1.0938895941</text:p>
          </table:table-cell>
          <table:table-cell office:value-type="float" office:value="-0.664314303746521" calcext:value-type="float">
            <text:p>-0.6643143037</text:p>
          </table:table-cell>
        </table:table-row>
        <table:table-row table:style-name="ro1">
          <table:table-cell office:value-type="float" office:value="40.1942520141602" calcext:value-type="float">
            <text:p>40.1942520142</text:p>
          </table:table-cell>
          <table:table-cell office:value-type="float" office:value="0.915303523921967" calcext:value-type="float">
            <text:p>0.9153035239</text:p>
          </table:table-cell>
          <table:table-cell office:value-type="float" office:value="0.926731941380616" calcext:value-type="float">
            <text:p>0.9267319414</text:p>
          </table:table-cell>
          <table:table-cell office:value-type="float" office:value="1.08239483833313" calcext:value-type="float">
            <text:p>1.0823948383</text:p>
          </table:table-cell>
          <table:table-cell office:value-type="float" office:value="-1.27210614792144" calcext:value-type="float">
            <text:p>-1.2721061479</text:p>
          </table:table-cell>
        </table:table-row>
        <table:table-row table:style-name="ro1">
          <table:table-cell office:value-type="float" office:value="46.3300590515137" calcext:value-type="float">
            <text:p>46.3300590515</text:p>
          </table:table-cell>
          <table:table-cell office:value-type="float" office:value="0" calcext:value-type="float">
            <text:p>0</text:p>
          </table:table-cell>
          <table:table-cell office:value-type="float" office:value="-0.0559705511277964" calcext:value-type="float">
            <text:p>-0.0559705511</text:p>
          </table:table-cell>
          <table:table-cell office:value-type="float" office:value="2.58309817314148" calcext:value-type="float">
            <text:p>2.5830981731</text:p>
          </table:table-cell>
          <table:table-cell office:value-type="float" office:value="0.973158112168649" calcext:value-type="float">
            <text:p>0.9731581122</text:p>
          </table:table-cell>
        </table:table-row>
        <table:table-row table:style-name="ro1">
          <table:table-cell office:value-type="float" office:value="46.4582450389862" calcext:value-type="float">
            <text:p>46.458245039</text:p>
          </table:table-cell>
          <table:table-cell office:value-type="float" office:value="0" calcext:value-type="float">
            <text:p>0</text:p>
          </table:table-cell>
          <table:table-cell office:value-type="float" office:value="0.0270712966823515" calcext:value-type="float">
            <text:p>0.0270712967</text:p>
          </table:table-cell>
          <table:table-cell office:value-type="float" office:value="2.59449553489685" calcext:value-type="float">
            <text:p>2.5944955349</text:p>
          </table:table-cell>
          <table:table-cell office:value-type="float" office:value="0.973158112638572" calcext:value-type="float">
            <text:p>0.9731581126</text:p>
          </table:table-cell>
        </table:table-row>
        <table:table-row table:style-name="ro1">
          <table:table-cell office:value-type="float" office:value="46.5821008682251" calcext:value-type="float">
            <text:p>46.5821008682</text:p>
          </table:table-cell>
          <table:table-cell office:value-type="float" office:value="0" calcext:value-type="float">
            <text:p>0</text:p>
          </table:table-cell>
          <table:table-cell office:value-type="float" office:value="-0.095894389235826" calcext:value-type="float">
            <text:p>-0.0958943892</text:p>
          </table:table-cell>
          <table:table-cell office:value-type="float" office:value="2.51717877388" calcext:value-type="float">
            <text:p>2.5171787739</text:p>
          </table:table-cell>
          <table:table-cell office:value-type="float" office:value="0.973158109999015" calcext:value-type="float">
            <text:p>0.97315811</text:p>
          </table:table-cell>
        </table:table-row>
        <table:table-row table:style-name="ro1">
          <table:table-cell office:value-type="float" office:value="46.7061350345612" calcext:value-type="float">
            <text:p>46.7061350346</text:p>
          </table:table-cell>
          <table:table-cell office:value-type="float" office:value="0" calcext:value-type="float">
            <text:p>0</text:p>
          </table:table-cell>
          <table:table-cell office:value-type="float" office:value="-0.0689181108327357" calcext:value-type="float">
            <text:p>-0.0689181108</text:p>
          </table:table-cell>
          <table:table-cell office:value-type="float" office:value="2.38721370697021" calcext:value-type="float">
            <text:p>2.387213707</text:p>
          </table:table-cell>
          <table:table-cell office:value-type="float" office:value="0.973158105162849" calcext:value-type="float">
            <text:p>0.9731581052</text:p>
          </table:table-cell>
        </table:table-row>
        <table:table-row table:style-name="ro1">
          <table:table-cell office:value-type="float" office:value="46.834056854248" calcext:value-type="float">
            <text:p>46.8340568542</text:p>
          </table:table-cell>
          <table:table-cell office:value-type="float" office:value="0" calcext:value-type="float">
            <text:p>0</text:p>
          </table:table-cell>
          <table:table-cell office:value-type="float" office:value="-0.140733246130856" calcext:value-type="float">
            <text:p>-0.1407332461</text:p>
          </table:table-cell>
          <table:table-cell office:value-type="float" office:value="2.27893662452698" calcext:value-type="float">
            <text:p>2.2789366245</text:p>
          </table:table-cell>
          <table:table-cell office:value-type="float" office:value="0.973158099884824" calcext:value-type="float">
            <text:p>0.9731580999</text:p>
          </table:table-cell>
        </table:table-row>
        <table:table-row table:style-name="ro1">
          <table:table-cell office:value-type="float" office:value="46.958468914032" calcext:value-type="float">
            <text:p>46.958468914</text:p>
          </table:table-cell>
          <table:table-cell office:value-type="float" office:value="0.729941395807266" calcext:value-type="float">
            <text:p>0.7299413958</text:p>
          </table:table-cell>
          <table:table-cell office:value-type="float" office:value="0.601402535623961" calcext:value-type="float">
            <text:p>0.6014025356</text:p>
          </table:table-cell>
          <table:table-cell office:value-type="float" office:value="2.19112110137939" calcext:value-type="float">
            <text:p>2.1911211014</text:p>
          </table:table-cell>
          <table:table-cell office:value-type="float" office:value="0.264574512063316" calcext:value-type="float">
            <text:p>0.2645745121</text:p>
          </table:table-cell>
        </table:table-row>
        <table:table-row table:style-name="ro1">
          <table:table-cell office:value-type="float" office:value="47.0820949077606" calcext:value-type="float">
            <text:p>47.0820949078</text:p>
          </table:table-cell>
          <table:table-cell office:value-type="float" office:value="0" calcext:value-type="float">
            <text:p>0</text:p>
          </table:table-cell>
          <table:table-cell office:value-type="float" office:value="-0.11776060662574" calcext:value-type="float">
            <text:p>-0.1177606066</text:p>
          </table:table-cell>
          <table:table-cell office:value-type="float" office:value="2.11673307418823" calcext:value-type="float">
            <text:p>2.1167330742</text:p>
          </table:table-cell>
          <table:table-cell office:value-type="float" office:value="0.973158089971974" calcext:value-type="float">
            <text:p>0.97315809</text:p>
          </table:table-cell>
        </table:table-row>
        <table:table-row table:style-name="ro1">
          <table:table-cell office:value-type="float" office:value="47.2104270458221" calcext:value-type="float">
            <text:p>47.2104270458</text:p>
          </table:table-cell>
          <table:table-cell office:value-type="float" office:value="0.815081568479538" calcext:value-type="float">
            <text:p>0.8150815685</text:p>
          </table:table-cell>
          <table:table-cell office:value-type="float" office:value="0.701585984193595" calcext:value-type="float">
            <text:p>0.7015859842</text:p>
          </table:table-cell>
          <table:table-cell office:value-type="float" office:value="2.0221471786499" calcext:value-type="float">
            <text:p>2.0221471786</text:p>
          </table:table-cell>
          <table:table-cell office:value-type="float" office:value="0.216019071838435" calcext:value-type="float">
            <text:p>0.2160190718</text:p>
          </table:table-cell>
        </table:table-row>
        <table:table-row table:style-name="ro1">
          <table:table-cell office:value-type="float" office:value="47.3341100215912" calcext:value-type="float">
            <text:p>47.3341100216</text:p>
          </table:table-cell>
          <table:table-cell office:value-type="float" office:value="1.02470751361847" calcext:value-type="float">
            <text:p>1.0247075136</text:p>
          </table:table-cell>
          <table:table-cell office:value-type="float" office:value="0.808028602325975" calcext:value-type="float">
            <text:p>0.8080286023</text:p>
          </table:table-cell>
          <table:table-cell office:value-type="float" office:value="1.91810297966003" calcext:value-type="float">
            <text:p>1.9181029797</text:p>
          </table:table-cell>
          <table:table-cell office:value-type="float" office:value="-0.511053413326175" calcext:value-type="float">
            <text:p>-0.5110534133</text:p>
          </table:table-cell>
        </table:table-row>
        <table:table-row table:style-name="ro1">
          <table:table-cell office:value-type="float" office:value="47.4580898284912" calcext:value-type="float">
            <text:p>47.4580898285</text:p>
          </table:table-cell>
          <table:table-cell office:value-type="float" office:value="1.12839715642929" calcext:value-type="float">
            <text:p>1.1283971564</text:p>
          </table:table-cell>
          <table:table-cell office:value-type="float" office:value="1.08092294885172" calcext:value-type="float">
            <text:p>1.0809229489</text:p>
          </table:table-cell>
          <table:table-cell office:value-type="float" office:value="1.82410144805908" calcext:value-type="float">
            <text:p>1.8241014481</text:p>
          </table:table-cell>
          <table:table-cell office:value-type="float" office:value="-1.29899339947775" calcext:value-type="float">
            <text:p>-1.2989933995</text:p>
          </table:table-cell>
        </table:table-row>
        <table:table-row table:style-name="ro1">
          <table:table-cell office:value-type="float" office:value="47.5820870399475" calcext:value-type="float">
            <text:p>47.5820870399</text:p>
          </table:table-cell>
          <table:table-cell office:value-type="float" office:value="1.22230789442062" calcext:value-type="float">
            <text:p>1.2223078944</text:p>
          </table:table-cell>
          <table:table-cell office:value-type="float" office:value="1.184226212418" calcext:value-type="float">
            <text:p>1.1842262124</text:p>
          </table:table-cell>
          <table:table-cell office:value-type="float" office:value="1.81405246257782" calcext:value-type="float">
            <text:p>1.8140524626</text:p>
          </table:table-cell>
          <table:table-cell office:value-type="float" office:value="-2.30593215344806" calcext:value-type="float">
            <text:p>-2.3059321534</text:p>
          </table:table-cell>
        </table:table-row>
        <table:table-row table:style-name="ro1">
          <table:table-cell office:value-type="float" office:value="47.7103278636932" calcext:value-type="float">
            <text:p>47.7103278637</text:p>
          </table:table-cell>
          <table:table-cell office:value-type="float" office:value="1.29232995491028" calcext:value-type="float">
            <text:p>1.2923299549</text:p>
          </table:table-cell>
          <table:table-cell office:value-type="float" office:value="1.1070037375362" calcext:value-type="float">
            <text:p>1.1070037375</text:p>
          </table:table-cell>
          <table:table-cell office:value-type="float" office:value="1.81648540496826" calcext:value-type="float">
            <text:p>1.816485405</text:p>
          </table:table-cell>
          <table:table-cell office:value-type="float" office:value="-3.31696483686838" calcext:value-type="float">
            <text:p>-3.3169648369</text:p>
          </table:table-cell>
        </table:table-row>
        <table:table-row table:style-name="ro1">
          <table:table-cell office:value-type="float" office:value="47.8341569900513" calcext:value-type="float">
            <text:p>47.8341569901</text:p>
          </table:table-cell>
          <table:table-cell office:value-type="float" office:value="1.41835811452866" calcext:value-type="float">
            <text:p>1.4183581145</text:p>
          </table:table-cell>
          <table:table-cell office:value-type="float" office:value="1.18547546922604" calcext:value-type="float">
            <text:p>1.1854754692</text:p>
          </table:table-cell>
          <table:table-cell office:value-type="float" office:value="1.69144308567047" calcext:value-type="float">
            <text:p>1.6914430857</text:p>
          </table:table-cell>
          <table:table-cell office:value-type="float" office:value="-6.53907038328256" calcext:value-type="float">
            <text:p>-6.5390703833</text:p>
          </table:table-cell>
        </table:table-row>
        <table:table-row table:style-name="ro1">
          <table:table-cell office:value-type="float" office:value="47.9584729671478" calcext:value-type="float">
            <text:p>47.9584729671</text:p>
          </table:table-cell>
          <table:table-cell office:value-type="float" office:value="1.44307089328766" calcext:value-type="float">
            <text:p>1.4430708933</text:p>
          </table:table-cell>
          <table:table-cell office:value-type="float" office:value="1.15001965284285" calcext:value-type="float">
            <text:p>1.1500196528</text:p>
          </table:table-cell>
          <table:table-cell office:value-type="float" office:value="1.51467192173004" calcext:value-type="float">
            <text:p>1.5146719217</text:p>
          </table:table-cell>
          <table:table-cell office:value-type="float" office:value="-8.56708867193844" calcext:value-type="float">
            <text:p>-8.5670886719</text:p>
          </table:table-cell>
        </table:table-row>
        <table:table-row table:style-name="ro1">
          <table:table-cell office:value-type="float" office:value="48.0863330364227" calcext:value-type="float">
            <text:p>48.0863330364</text:p>
          </table:table-cell>
          <table:table-cell office:value-type="float" office:value="1.43507852830887" calcext:value-type="float">
            <text:p>1.4350785283</text:p>
          </table:table-cell>
          <table:table-cell office:value-type="float" office:value="1.29934023167021" calcext:value-type="float">
            <text:p>1.2993402317</text:p>
          </table:table-cell>
          <table:table-cell office:value-type="float" office:value="1.3638368844986" calcext:value-type="float">
            <text:p>1.3638368845</text:p>
          </table:table-cell>
          <table:table-cell office:value-type="float" office:value="-9.58618618104179" calcext:value-type="float">
            <text:p>-9.586186181</text:p>
          </table:table-cell>
        </table:table-row>
        <table:table-row table:style-name="ro1">
          <table:table-cell office:value-type="float" office:value="48.2103650569916" calcext:value-type="float">
            <text:p>48.210365057</text:p>
          </table:table-cell>
          <table:table-cell office:value-type="float" office:value="1.36428503627777" calcext:value-type="float">
            <text:p>1.3642850363</text:p>
          </table:table-cell>
          <table:table-cell office:value-type="float" office:value="1.28045485318335" calcext:value-type="float">
            <text:p>1.2804548532</text:p>
          </table:table-cell>
          <table:table-cell office:value-type="float" office:value="1.2399080991745" calcext:value-type="float">
            <text:p>1.2399080992</text:p>
          </table:table-cell>
          <table:table-cell office:value-type="float" office:value="-8.49909885681115" calcext:value-type="float">
            <text:p>-8.4990988568</text:p>
          </table:table-cell>
        </table:table-row>
        <table:table-row table:style-name="ro1">
          <table:table-cell office:value-type="float" office:value="48.3341178894043" calcext:value-type="float">
            <text:p>48.3341178894</text:p>
          </table:table-cell>
          <table:table-cell office:value-type="float" office:value="1.32406842956543" calcext:value-type="float">
            <text:p>1.3240684296</text:p>
          </table:table-cell>
          <table:table-cell office:value-type="float" office:value="1.54354528547405" calcext:value-type="float">
            <text:p>1.5435452855</text:p>
          </table:table-cell>
          <table:table-cell office:value-type="float" office:value="1.19193029403687" calcext:value-type="float">
            <text:p>1.191930294</text:p>
          </table:table-cell>
          <table:table-cell office:value-type="float" office:value="-7.66335849130001" calcext:value-type="float">
            <text:p>-7.6633584913</text:p>
          </table:table-cell>
        </table:table-row>
        <table:table-row table:style-name="ro1">
          <table:table-cell office:value-type="float" office:value="48.4622578620911" calcext:value-type="float">
            <text:p>48.4622578621</text:p>
          </table:table-cell>
          <table:table-cell office:value-type="float" office:value="1.29391311349869" calcext:value-type="float">
            <text:p>1.2939131135</text:p>
          </table:table-cell>
          <table:table-cell office:value-type="float" office:value="2.19890196278614" calcext:value-type="float">
            <text:p>2.1989019628</text:p>
          </table:table-cell>
          <table:table-cell office:value-type="float" office:value="1.4801219701767" calcext:value-type="float">
            <text:p>1.4801219702</text:p>
          </table:table-cell>
          <table:table-cell office:value-type="float" office:value="-4.77165268356464" calcext:value-type="float">
            <text:p>-4.7716526836</text:p>
          </table:table-cell>
        </table:table-row>
        <table:table-row table:style-name="ro1">
          <table:table-cell office:value-type="float" office:value="48.5862820148468" calcext:value-type="float">
            <text:p>48.5862820148</text:p>
          </table:table-cell>
          <table:table-cell office:value-type="float" office:value="1.27984670343399" calcext:value-type="float">
            <text:p>1.2798467034</text:p>
          </table:table-cell>
          <table:table-cell office:value-type="float" office:value="1.11964525700401" calcext:value-type="float">
            <text:p>1.119645257</text:p>
          </table:table-cell>
          <table:table-cell office:value-type="float" office:value="1.3639669418335" calcext:value-type="float">
            <text:p>1.3639669418</text:p>
          </table:table-cell>
          <table:table-cell office:value-type="float" office:value="-5.48166867074178" calcext:value-type="float">
            <text:p>-5.4816686707</text:p>
          </table:table-cell>
        </table:table-row>
        <table:table-row table:style-name="ro1">
          <table:table-cell office:value-type="float" office:value="48.7100820541382" calcext:value-type="float">
            <text:p>48.7100820541</text:p>
          </table:table-cell>
          <table:table-cell office:value-type="float" office:value="1.2676748167038" calcext:value-type="float">
            <text:p>1.2676748167</text:p>
          </table:table-cell>
          <table:table-cell office:value-type="float" office:value="0.808115569093464" calcext:value-type="float">
            <text:p>0.8081155691</text:p>
          </table:table-cell>
          <table:table-cell office:value-type="float" office:value="1.22197699546814" calcext:value-type="float">
            <text:p>1.2219769955</text:p>
          </table:table-cell>
          <table:table-cell office:value-type="float" office:value="-6.20830708157357" calcext:value-type="float">
            <text:p>-6.2083070816</text:p>
          </table:table-cell>
        </table:table-row>
        <table:table-row table:style-name="ro1">
          <table:table-cell office:value-type="float" office:value="48.8341388702393" calcext:value-type="float">
            <text:p>48.8341388702</text:p>
          </table:table-cell>
          <table:table-cell office:value-type="float" office:value="1.26647324914932" calcext:value-type="float">
            <text:p>1.2664732491</text:p>
          </table:table-cell>
          <table:table-cell office:value-type="float" office:value="2.04696602478548" calcext:value-type="float">
            <text:p>2.0469660248</text:p>
          </table:table-cell>
          <table:table-cell office:value-type="float" office:value="1.45139765739441" calcext:value-type="float">
            <text:p>1.4513976574</text:p>
          </table:table-cell>
          <table:table-cell office:value-type="float" office:value="-4.41968211428677" calcext:value-type="float">
            <text:p>-4.4196821143</text:p>
          </table:table-cell>
        </table:table-row>
        <table:table-row table:style-name="ro1">
          <table:table-cell office:value-type="float" office:value="48.9621548652649" calcext:value-type="float">
            <text:p>48.9621548653</text:p>
          </table:table-cell>
          <table:table-cell office:value-type="float" office:value="1.24832557067871" calcext:value-type="float">
            <text:p>1.2483255707</text:p>
          </table:table-cell>
          <table:table-cell office:value-type="float" office:value="1.05238323616155" calcext:value-type="float">
            <text:p>1.0523832362</text:p>
          </table:table-cell>
          <table:table-cell office:value-type="float" office:value="1.4668196439743" calcext:value-type="float">
            <text:p>1.466819644</text:p>
          </table:table-cell>
          <table:table-cell office:value-type="float" office:value="-4.26971192013647" calcext:value-type="float">
            <text:p>-4.2697119201</text:p>
          </table:table-cell>
        </table:table-row>
        <table:table-row table:style-name="ro1">
          <table:table-cell office:value-type="float" office:value="49.086413860321" calcext:value-type="float">
            <text:p>49.0864138603</text:p>
          </table:table-cell>
          <table:table-cell office:value-type="float" office:value="1.26273835287094" calcext:value-type="float">
            <text:p>1.2627383529</text:p>
          </table:table-cell>
          <table:table-cell office:value-type="float" office:value="1.19970197433724" calcext:value-type="float">
            <text:p>1.1997019743</text:p>
          </table:table-cell>
          <table:table-cell office:value-type="float" office:value="1.34544289112091" calcext:value-type="float">
            <text:p>1.3454428911</text:p>
          </table:table-cell>
          <table:table-cell office:value-type="float" office:value="-5.20078912683324" calcext:value-type="float">
            <text:p>-5.2007891268</text:p>
          </table:table-cell>
        </table:table-row>
        <table:table-row table:style-name="ro1">
          <table:table-cell office:value-type="float" office:value="49.2102959156036" calcext:value-type="float">
            <text:p>49.2102959156</text:p>
          </table:table-cell>
          <table:table-cell office:value-type="float" office:value="1.27666431035995" calcext:value-type="float">
            <text:p>1.2766643104</text:p>
          </table:table-cell>
          <table:table-cell office:value-type="float" office:value="1.5031382299975" calcext:value-type="float">
            <text:p>1.50313823</text:p>
          </table:table-cell>
          <table:table-cell office:value-type="float" office:value="1.30896830558777" calcext:value-type="float">
            <text:p>1.3089683056</text:p>
          </table:table-cell>
          <table:table-cell office:value-type="float" office:value="-5.64834212263444" calcext:value-type="float">
            <text:p>-5.6483421226</text:p>
          </table:table-cell>
        </table:table-row>
        <table:table-row table:style-name="ro1">
          <table:table-cell office:value-type="float" office:value="49.3382618427277" calcext:value-type="float">
            <text:p>49.3382618427</text:p>
          </table:table-cell>
          <table:table-cell office:value-type="float" office:value="1.27414145212173" calcext:value-type="float">
            <text:p>1.2741414521</text:p>
          </table:table-cell>
          <table:table-cell office:value-type="float" office:value="1.3609100499221" calcext:value-type="float">
            <text:p>1.3609100499</text:p>
          </table:table-cell>
          <table:table-cell office:value-type="float" office:value="1.53249740600586" calcext:value-type="float">
            <text:p>1.532497406</text:p>
          </table:table-cell>
          <table:table-cell office:value-type="float" office:value="-4.32012376939074" calcext:value-type="float">
            <text:p>-4.3201237694</text:p>
          </table:table-cell>
        </table:table-row>
        <table:table-row table:style-name="ro1">
          <table:table-cell office:value-type="float" office:value="49.4621088504791" calcext:value-type="float">
            <text:p>49.4621088505</text:p>
          </table:table-cell>
          <table:table-cell office:value-type="float" office:value="1.27541631307602" calcext:value-type="float">
            <text:p>1.2754163131</text:p>
          </table:table-cell>
          <table:table-cell office:value-type="float" office:value="0.98242039794278" calcext:value-type="float">
            <text:p>0.9824203979</text:p>
          </table:table-cell>
          <table:table-cell office:value-type="float" office:value="1.38192224502563" calcext:value-type="float">
            <text:p>1.381922245</text:p>
          </table:table-cell>
          <table:table-cell office:value-type="float" office:value="-5.31419655971732" calcext:value-type="float">
            <text:p>-5.3141965597</text:p>
          </table:table-cell>
        </table:table-row>
        <table:table-row table:style-name="ro1">
          <table:table-cell office:value-type="float" office:value="49.5862648487091" calcext:value-type="float">
            <text:p>49.5862648487</text:p>
          </table:table-cell>
          <table:table-cell office:value-type="float" office:value="1.28944496593475" calcext:value-type="float">
            <text:p>1.2894449659</text:p>
          </table:table-cell>
          <table:table-cell office:value-type="float" office:value="1.21768295176481" calcext:value-type="float">
            <text:p>1.2176829518</text:p>
          </table:table-cell>
          <table:table-cell office:value-type="float" office:value="1.29328799247742" calcext:value-type="float">
            <text:p>1.2932879925</text:p>
          </table:table-cell>
          <table:table-cell office:value-type="float" office:value="-6.13022919997427" calcext:value-type="float">
            <text:p>-6.1302292</text:p>
          </table:table-cell>
        </table:table-row>
        <table:table-row table:style-name="ro1">
          <table:table-cell office:value-type="float" office:value="49.7101228237152" calcext:value-type="float">
            <text:p>49.7101228237</text:p>
          </table:table-cell>
          <table:table-cell office:value-type="float" office:value="1.29809326982498" calcext:value-type="float">
            <text:p>1.2980932698</text:p>
          </table:table-cell>
          <table:table-cell office:value-type="float" office:value="1.77313968838779" calcext:value-type="float">
            <text:p>1.7731396884</text:p>
          </table:table-cell>
          <table:table-cell office:value-type="float" office:value="1.41345381736755" calcext:value-type="float">
            <text:p>1.4134538174</text:p>
          </table:table-cell>
          <table:table-cell office:value-type="float" office:value="-5.39001747009971" calcext:value-type="float">
            <text:p>-5.3900174701</text:p>
          </table:table-cell>
        </table:table-row>
        <table:table-row table:style-name="ro1">
          <table:table-cell office:value-type="float" office:value="49.8386039733887" calcext:value-type="float">
            <text:p>49.8386039734</text:p>
          </table:table-cell>
          <table:table-cell office:value-type="float" office:value="1.29100602016449" calcext:value-type="float">
            <text:p>1.2910060202</text:p>
          </table:table-cell>
          <table:table-cell office:value-type="float" office:value="1.06957790073639" calcext:value-type="float">
            <text:p>1.0695779007</text:p>
          </table:table-cell>
          <table:table-cell office:value-type="float" office:value="1.55791699886322" calcext:value-type="float">
            <text:p>1.5579169989</text:p>
          </table:table-cell>
          <table:table-cell office:value-type="float" office:value="-4.59107980738039" calcext:value-type="float">
            <text:p>-4.5910798074</text:p>
          </table:table-cell>
        </table:table-row>
        <table:table-row table:style-name="ro1">
          <table:table-cell office:value-type="float" office:value="49.9621150493622" calcext:value-type="float">
            <text:p>49.9621150494</text:p>
          </table:table-cell>
          <table:table-cell office:value-type="float" office:value="1.29136677598953" calcext:value-type="float">
            <text:p>1.291366776</text:p>
          </table:table-cell>
          <table:table-cell office:value-type="float" office:value="1.236375294861" calcext:value-type="float">
            <text:p>1.2363752949</text:p>
          </table:table-cell>
          <table:table-cell office:value-type="float" office:value="1.43821704387665" calcext:value-type="float">
            <text:p>1.4382170439</text:p>
          </table:table-cell>
          <table:table-cell office:value-type="float" office:value="-5.24335703817971" calcext:value-type="float">
            <text:p>-5.2433570382</text:p>
          </table:table-cell>
        </table:table-row>
        <table:table-row table:style-name="ro1">
          <table:table-cell office:value-type="float" office:value="50.0860710144043" calcext:value-type="float">
            <text:p>50.0860710144</text:p>
          </table:table-cell>
          <table:table-cell office:value-type="float" office:value="1.28803716154099" calcext:value-type="float">
            <text:p>1.2880371615</text:p>
          </table:table-cell>
          <table:table-cell office:value-type="float" office:value="1.70914661068082" calcext:value-type="float">
            <text:p>1.7091466107</text:p>
          </table:table-cell>
          <table:table-cell office:value-type="float" office:value="1.37558078765869" calcext:value-type="float">
            <text:p>1.3755807877</text:p>
          </table:table-cell>
          <table:table-cell office:value-type="float" office:value="-5.42226341047317" calcext:value-type="float">
            <text:p>-5.4222634105</text:p>
          </table:table-cell>
        </table:table-row>
        <table:table-row table:style-name="ro1">
          <table:table-cell office:value-type="float" office:value="50.2141380310059" calcext:value-type="float">
            <text:p>50.214138031</text:p>
          </table:table-cell>
          <table:table-cell office:value-type="float" office:value="1.29747054033279" calcext:value-type="float">
            <text:p>1.2974705403</text:p>
          </table:table-cell>
          <table:table-cell office:value-type="float" office:value="1.79234733568959" calcext:value-type="float">
            <text:p>1.7923473357</text:p>
          </table:table-cell>
          <table:table-cell office:value-type="float" office:value="1.62091076374054" calcext:value-type="float">
            <text:p>1.6209107637</text:p>
          </table:table-cell>
          <table:table-cell office:value-type="float" office:value="-4.16731569712986" calcext:value-type="float">
            <text:p>-4.1673156971</text:p>
          </table:table-cell>
        </table:table-row>
        <table:table-row table:style-name="ro1">
          <table:table-cell office:value-type="float" office:value="50.3386199474335" calcext:value-type="float">
            <text:p>50.3386199474</text:p>
          </table:table-cell>
          <table:table-cell office:value-type="float" office:value="1.28283724336624" calcext:value-type="float">
            <text:p>1.2828372434</text:p>
          </table:table-cell>
          <table:table-cell office:value-type="float" office:value="1.04642085409906" calcext:value-type="float">
            <text:p>1.0464208541</text:p>
          </table:table-cell>
          <table:table-cell office:value-type="float" office:value="1.61567544937134" calcext:value-type="float">
            <text:p>1.6156754494</text:p>
          </table:table-cell>
          <table:table-cell office:value-type="float" office:value="-4.13525689362134" calcext:value-type="float">
            <text:p>-4.1352568936</text:p>
          </table:table-cell>
        </table:table-row>
        <table:table-row table:style-name="ro1">
          <table:table-cell office:value-type="float" office:value="50.4620668888092" calcext:value-type="float">
            <text:p>50.4620668888</text:p>
          </table:table-cell>
          <table:table-cell office:value-type="float" office:value="1.27965474452972" calcext:value-type="float">
            <text:p>1.2796547445</text:p>
          </table:table-cell>
          <table:table-cell office:value-type="float" office:value="1.20947064562516" calcext:value-type="float">
            <text:p>1.2094706456</text:p>
          </table:table-cell>
          <table:table-cell office:value-type="float" office:value="1.50376927852631" calcext:value-type="float">
            <text:p>1.5037692785</text:p>
          </table:table-cell>
          <table:table-cell office:value-type="float" office:value="-4.62785258743315" calcext:value-type="float">
            <text:p>-4.6278525874</text:p>
          </table:table-cell>
        </table:table-row>
        <table:table-row table:style-name="ro1">
          <table:table-cell office:value-type="float" office:value="50.5902538299561" calcext:value-type="float">
            <text:p>50.59025383</text:p>
          </table:table-cell>
          <table:table-cell office:value-type="float" office:value="1.28408502912521" calcext:value-type="float">
            <text:p>1.2840850291</text:p>
          </table:table-cell>
          <table:table-cell office:value-type="float" office:value="1.6806380370758" calcext:value-type="float">
            <text:p>1.6806380371</text:p>
          </table:table-cell>
          <table:table-cell office:value-type="float" office:value="1.53647530078888" calcext:value-type="float">
            <text:p>1.5364753008</text:p>
          </table:table-cell>
          <table:table-cell office:value-type="float" office:value="-4.39918595060961" calcext:value-type="float">
            <text:p>-4.3991859506</text:p>
          </table:table-cell>
        </table:table-row>
        <table:table-row table:style-name="ro1">
          <table:table-cell office:value-type="float" office:value="50.7141098976135" calcext:value-type="float">
            <text:p>50.7141098976</text:p>
          </table:table-cell>
          <table:table-cell office:value-type="float" office:value="1.28953486404419" calcext:value-type="float">
            <text:p>1.289534864</text:p>
          </table:table-cell>
          <table:table-cell office:value-type="float" office:value="1.40988653488459" calcext:value-type="float">
            <text:p>1.4098865349</text:p>
          </table:table-cell>
          <table:table-cell office:value-type="float" office:value="1.75911903381348" calcext:value-type="float">
            <text:p>1.7591190338</text:p>
          </table:table-cell>
          <table:table-cell office:value-type="float" office:value="-3.4461839430843" calcext:value-type="float">
            <text:p>-3.4461839431</text:p>
          </table:table-cell>
        </table:table-row>
        <table:table-row table:style-name="ro1">
          <table:table-cell office:value-type="float" office:value="50.8381519317627" calcext:value-type="float">
            <text:p>50.8381519318</text:p>
          </table:table-cell>
          <table:table-cell office:value-type="float" office:value="1.30429158582687" calcext:value-type="float">
            <text:p>1.3042915858</text:p>
          </table:table-cell>
          <table:table-cell office:value-type="float" office:value="1.04655456006115" calcext:value-type="float">
            <text:p>1.0465545601</text:p>
          </table:table-cell>
          <table:table-cell office:value-type="float" office:value="1.60217750072479" calcext:value-type="float">
            <text:p>1.6021775007</text:p>
          </table:table-cell>
          <table:table-cell office:value-type="float" office:value="-4.61381475673238" calcext:value-type="float">
            <text:p>-4.6138147567</text:p>
          </table:table-cell>
        </table:table-row>
        <table:table-row table:style-name="ro1">
          <table:table-cell office:value-type="float" office:value="50.9621498584747" calcext:value-type="float">
            <text:p>50.9621498585</text:p>
          </table:table-cell>
          <table:table-cell office:value-type="float" office:value="1.31446382131577" calcext:value-type="float">
            <text:p>1.3144638213</text:p>
          </table:table-cell>
          <table:table-cell office:value-type="float" office:value="1.11506525283808" calcext:value-type="float">
            <text:p>1.1150652528</text:p>
          </table:table-cell>
          <table:table-cell office:value-type="float" office:value="1.49995386600494" calcext:value-type="float">
            <text:p>1.499953866</text:p>
          </table:table-cell>
          <table:table-cell office:value-type="float" office:value="-5.40120921047927" calcext:value-type="float">
            <text:p>-5.4012092105</text:p>
          </table:table-cell>
        </table:table-row>
        <table:table-row table:style-name="ro1">
          <table:table-cell office:value-type="float" office:value="51.0904150009155" calcext:value-type="float">
            <text:p>51.0904150009</text:p>
          </table:table-cell>
          <table:table-cell office:value-type="float" office:value="1.35916856470108" calcext:value-type="float">
            <text:p>1.3591685647</text:p>
          </table:table-cell>
          <table:table-cell office:value-type="float" office:value="1.67118411980188" calcext:value-type="float">
            <text:p>1.6711841198</text:p>
          </table:table-cell>
          <table:table-cell office:value-type="float" office:value="1.53577899932861" calcext:value-type="float">
            <text:p>1.5357789993</text:p>
          </table:table-cell>
          <table:table-cell office:value-type="float" office:value="-5.62278490100111" calcext:value-type="float">
            <text:p>-5.622784901</text:p>
          </table:table-cell>
        </table:table-row>
        <table:table-row table:style-name="ro1">
          <table:table-cell office:value-type="float" office:value="51.2143518924713" calcext:value-type="float">
            <text:p>51.2143518925</text:p>
          </table:table-cell>
          <table:table-cell office:value-type="float" office:value="1.34723083610535" calcext:value-type="float">
            <text:p>1.3472308361</text:p>
          </table:table-cell>
          <table:table-cell office:value-type="float" office:value="1.17652455615928" calcext:value-type="float">
            <text:p>1.1765245562</text:p>
          </table:table-cell>
          <table:table-cell office:value-type="float" office:value="1.78764081001282" calcext:value-type="float">
            <text:p>1.78764081</text:p>
          </table:table-cell>
          <table:table-cell office:value-type="float" office:value="-4.3972842751961" calcext:value-type="float">
            <text:p>-4.3972842752</text:p>
          </table:table-cell>
        </table:table-row>
        <table:table-row table:style-name="ro1">
          <table:table-cell office:value-type="float" office:value="51.3381469249725" calcext:value-type="float">
            <text:p>51.338146925</text:p>
          </table:table-cell>
          <table:table-cell office:value-type="float" office:value="1.31860558586121" calcext:value-type="float">
            <text:p>1.3186055859</text:p>
          </table:table-cell>
          <table:table-cell office:value-type="float" office:value="1.05237767593293" calcext:value-type="float">
            <text:p>1.0523776759</text:p>
          </table:table-cell>
          <table:table-cell office:value-type="float" office:value="1.6469601392746" calcext:value-type="float">
            <text:p>1.6469601393</text:p>
          </table:table-cell>
          <table:table-cell office:value-type="float" office:value="-4.6456793760755" calcext:value-type="float">
            <text:p>-4.6456793761</text:p>
          </table:table-cell>
        </table:table-row>
        <table:table-row table:style-name="ro1">
          <table:table-cell office:value-type="float" office:value="51.4621579647064" calcext:value-type="float">
            <text:p>51.4621579647</text:p>
          </table:table-cell>
          <table:table-cell office:value-type="float" office:value="1.31539929046631" calcext:value-type="float">
            <text:p>1.3153992905</text:p>
          </table:table-cell>
          <table:table-cell office:value-type="float" office:value="1.31613936197452" calcext:value-type="float">
            <text:p>1.316139362</text:p>
          </table:table-cell>
          <table:table-cell office:value-type="float" office:value="1.55690038204193" calcext:value-type="float">
            <text:p>1.556900382</text:p>
          </table:table-cell>
          <table:table-cell office:value-type="float" office:value="-5.02069885078057" calcext:value-type="float">
            <text:p>-5.0206988508</text:p>
          </table:table-cell>
        </table:table-row>
        <table:table-row table:style-name="ro1">
          <table:table-cell office:value-type="float" office:value="51.5901939868927" calcext:value-type="float">
            <text:p>51.5901939869</text:p>
          </table:table-cell>
          <table:table-cell office:value-type="float" office:value="1.34904995079041" calcext:value-type="float">
            <text:p>1.3490499508</text:p>
          </table:table-cell>
          <table:table-cell office:value-type="float" office:value="1.70050819449097" calcext:value-type="float">
            <text:p>1.7005081945</text:p>
          </table:table-cell>
          <table:table-cell office:value-type="float" office:value="1.66495966911316" calcext:value-type="float">
            <text:p>1.6649596691</text:p>
          </table:table-cell>
          <table:table-cell office:value-type="float" office:value="-4.97805838381222" calcext:value-type="float">
            <text:p>-4.9780583838</text:p>
          </table:table-cell>
        </table:table-row>
        <table:table-row table:style-name="ro1">
          <table:table-cell office:value-type="float" office:value="51.7140469551086" calcext:value-type="float">
            <text:p>51.7140469551</text:p>
          </table:table-cell>
          <table:table-cell office:value-type="float" office:value="1.34173785009384" calcext:value-type="float">
            <text:p>1.3417378501</text:p>
          </table:table-cell>
          <table:table-cell office:value-type="float" office:value="1.0600222901087" calcext:value-type="float">
            <text:p>1.0600222901</text:p>
          </table:table-cell>
          <table:table-cell office:value-type="float" office:value="1.75219357013702" calcext:value-type="float">
            <text:p>1.7521935701</text:p>
          </table:table-cell>
          <table:table-cell office:value-type="float" office:value="-4.51671903024351" calcext:value-type="float">
            <text:p>-4.5167190302</text:p>
          </table:table-cell>
        </table:table-row>
        <table:table-row table:style-name="ro1">
          <table:table-cell office:value-type="float" office:value="51.8380670547485" calcext:value-type="float">
            <text:p>51.8380670547</text:p>
          </table:table-cell>
          <table:table-cell office:value-type="float" office:value="1.33370212249756" calcext:value-type="float">
            <text:p>1.3337021225</text:p>
          </table:table-cell>
          <table:table-cell office:value-type="float" office:value="1.13363847440421" calcext:value-type="float">
            <text:p>1.1336384744</text:p>
          </table:table-cell>
          <table:table-cell office:value-type="float" office:value="1.64015138149261" calcext:value-type="float">
            <text:p>1.6401513815</text:p>
          </table:table-cell>
          <table:table-cell office:value-type="float" office:value="-4.96564993623123" calcext:value-type="float">
            <text:p>-4.9656499362</text:p>
          </table:table-cell>
        </table:table-row>
        <table:table-row table:style-name="ro1">
          <table:table-cell office:value-type="float" office:value="51.966344833374" calcext:value-type="float">
            <text:p>51.9663448334</text:p>
          </table:table-cell>
          <table:table-cell office:value-type="float" office:value="1.33492219848633" calcext:value-type="float">
            <text:p>1.3349221985</text:p>
          </table:table-cell>
          <table:table-cell office:value-type="float" office:value="1.64339634230951" calcext:value-type="float">
            <text:p>1.6433963423</text:p>
          </table:table-cell>
          <table:table-cell office:value-type="float" office:value="1.58028960227966" calcext:value-type="float">
            <text:p>1.5802896023</text:p>
          </table:table-cell>
          <table:table-cell office:value-type="float" office:value="-5.20260116870898" calcext:value-type="float">
            <text:p>-5.2026011687</text:p>
          </table:table-cell>
        </table:table-row>
        <table:table-row table:style-name="ro1">
          <table:table-cell office:value-type="float" office:value="52.0901420116425" calcext:value-type="float">
            <text:p>52.0901420116</text:p>
          </table:table-cell>
          <table:table-cell office:value-type="float" office:value="1.33318906869888" calcext:value-type="float">
            <text:p>1.3331890687</text:p>
          </table:table-cell>
          <table:table-cell office:value-type="float" office:value="2.29272829020572" calcext:value-type="float">
            <text:p>2.2927282902</text:p>
          </table:table-cell>
          <table:table-cell office:value-type="float" office:value="1.89540123939514" calcext:value-type="float">
            <text:p>1.8954012394</text:p>
          </table:table-cell>
          <table:table-cell office:value-type="float" office:value="-3.28366870315233" calcext:value-type="float">
            <text:p>-3.2836687032</text:p>
          </table:table-cell>
        </table:table-row>
        <table:table-row table:style-name="ro1">
          <table:table-cell office:value-type="float" office:value="52.2142498493195" calcext:value-type="float">
            <text:p>52.2142498493</text:p>
          </table:table-cell>
          <table:table-cell office:value-type="float" office:value="1.33474546937943" calcext:value-type="float">
            <text:p>1.3347454694</text:p>
          </table:table-cell>
          <table:table-cell office:value-type="float" office:value="1.03305327961902" calcext:value-type="float">
            <text:p>1.0330532796</text:p>
          </table:table-cell>
          <table:table-cell office:value-type="float" office:value="1.84523594379425" calcext:value-type="float">
            <text:p>1.8452359438</text:p>
          </table:table-cell>
          <table:table-cell office:value-type="float" office:value="-3.91247568171066" calcext:value-type="float">
            <text:p>-3.9124756817</text:p>
          </table:table-cell>
        </table:table-row>
        <table:table-row table:style-name="ro1">
          <table:table-cell office:value-type="float" office:value="52.3395009040833" calcext:value-type="float">
            <text:p>52.3395009041</text:p>
          </table:table-cell>
          <table:table-cell office:value-type="float" office:value="1.34476403198242" calcext:value-type="float">
            <text:p>1.344764032</text:p>
          </table:table-cell>
          <table:table-cell office:value-type="float" office:value="1.28727546352853" calcext:value-type="float">
            <text:p>1.2872754635</text:p>
          </table:table-cell>
          <table:table-cell office:value-type="float" office:value="1.74127900600433" calcext:value-type="float">
            <text:p>1.741279006</text:p>
          </table:table-cell>
          <table:table-cell office:value-type="float" office:value="-4.57071671500496" calcext:value-type="float">
            <text:p>-4.570716715</text:p>
          </table:table-cell>
        </table:table-row>
        <table:table-row table:style-name="ro1">
          <table:table-cell office:value-type="float" office:value="52.4662728309631" calcext:value-type="float">
            <text:p>52.466272831</text:p>
          </table:table-cell>
          <table:table-cell office:value-type="float" office:value="1.41815854072571" calcext:value-type="float">
            <text:p>1.4181585407</text:p>
          </table:table-cell>
          <table:table-cell office:value-type="float" office:value="1.67658974010939" calcext:value-type="float">
            <text:p>1.6765897401</text:p>
          </table:table-cell>
          <table:table-cell office:value-type="float" office:value="1.74695777893066" calcext:value-type="float">
            <text:p>1.7469577789</text:p>
          </table:table-cell>
          <table:table-cell office:value-type="float" office:value="-6.01462325899751" calcext:value-type="float">
            <text:p>-6.014623259</text:p>
          </table:table-cell>
        </table:table-row>
        <table:table-row table:style-name="ro1">
          <table:table-cell office:value-type="float" office:value="52.5901110172272" calcext:value-type="float">
            <text:p>52.5901110172</text:p>
          </table:table-cell>
          <table:table-cell office:value-type="float" office:value="1.42638495807648" calcext:value-type="float">
            <text:p>1.4263849581</text:p>
          </table:table-cell>
          <table:table-cell office:value-type="float" office:value="1.46956484413543" calcext:value-type="float">
            <text:p>1.4695648441</text:p>
          </table:table-cell>
          <table:table-cell office:value-type="float" office:value="1.96922671794891" calcext:value-type="float">
            <text:p>1.9692267179</text:p>
          </table:table-cell>
          <table:table-cell office:value-type="float" office:value="-4.86895657061782" calcext:value-type="float">
            <text:p>-4.8689565706</text:p>
          </table:table-cell>
        </table:table-row>
        <table:table-row table:style-name="ro1">
          <table:table-cell office:value-type="float" office:value="52.7144629955292" calcext:value-type="float">
            <text:p>52.7144629955</text:p>
          </table:table-cell>
          <table:table-cell office:value-type="float" office:value="1.40055310649872" calcext:value-type="float">
            <text:p>1.4005531065</text:p>
          </table:table-cell>
          <table:table-cell office:value-type="float" office:value="1.12929719740694" calcext:value-type="float">
            <text:p>1.1292971974</text:p>
          </table:table-cell>
          <table:table-cell office:value-type="float" office:value="1.81533777713776" calcext:value-type="float">
            <text:p>1.8153377771</text:p>
          </table:table-cell>
          <table:table-cell office:value-type="float" office:value="-5.33569117082417" calcext:value-type="float">
            <text:p>-5.3356911708</text:p>
          </table:table-cell>
        </table:table-row>
        <table:table-row table:style-name="ro1">
          <table:table-cell office:value-type="float" office:value="52.8421339988708" calcext:value-type="float">
            <text:p>52.8421339989</text:p>
          </table:table-cell>
          <table:table-cell office:value-type="float" office:value="1.41910225934982" calcext:value-type="float">
            <text:p>1.4191022593</text:p>
          </table:table-cell>
          <table:table-cell office:value-type="float" office:value="1.36218192601401" calcext:value-type="float">
            <text:p>1.362181926</text:p>
          </table:table-cell>
          <table:table-cell office:value-type="float" office:value="1.70911180973053" calcext:value-type="float">
            <text:p>1.7091118097</text:p>
          </table:table-cell>
          <table:table-cell office:value-type="float" office:value="-6.38435611870293" calcext:value-type="float">
            <text:p>-6.3843561187</text:p>
          </table:table-cell>
        </table:table-row>
        <table:table-row table:style-name="ro1">
          <table:table-cell office:value-type="float" office:value="52.9661839008331" calcext:value-type="float">
            <text:p>52.9661839008</text:p>
          </table:table-cell>
          <table:table-cell office:value-type="float" office:value="1.42287110538483" calcext:value-type="float">
            <text:p>1.4228711054</text:p>
          </table:table-cell>
          <table:table-cell office:value-type="float" office:value="1.71293766521758" calcext:value-type="float">
            <text:p>1.7129376652</text:p>
          </table:table-cell>
          <table:table-cell office:value-type="float" office:value="1.74726533889771" calcext:value-type="float">
            <text:p>1.7472653389</text:p>
          </table:table-cell>
          <table:table-cell office:value-type="float" office:value="-6.11459906431777" calcext:value-type="float">
            <text:p>-6.1145990643</text:p>
          </table:table-cell>
        </table:table-row>
        <table:table-row table:style-name="ro1">
          <table:table-cell office:value-type="float" office:value="53.090411901474" calcext:value-type="float">
            <text:p>53.0904119015</text:p>
          </table:table-cell>
          <table:table-cell office:value-type="float" office:value="1.41631118745804" calcext:value-type="float">
            <text:p>1.4163111875</text:p>
          </table:table-cell>
          <table:table-cell office:value-type="float" office:value="1.21513563796415" calcext:value-type="float">
            <text:p>1.215135638</text:p>
          </table:table-cell>
          <table:table-cell office:value-type="float" office:value="1.81533777713776" calcext:value-type="float">
            <text:p>1.8153377771</text:p>
          </table:table-cell>
          <table:table-cell office:value-type="float" office:value="-5.65819310781031" calcext:value-type="float">
            <text:p>-5.6581931078</text:p>
          </table:table-cell>
        </table:table-row>
        <table:table-row table:style-name="ro1">
          <table:table-cell office:value-type="float" office:value="53.2140638828278" calcext:value-type="float">
            <text:p>53.2140638828</text:p>
          </table:table-cell>
          <table:table-cell office:value-type="float" office:value="1.40812876729965" calcext:value-type="float">
            <text:p>1.4081287673</text:p>
          </table:table-cell>
          <table:table-cell office:value-type="float" office:value="1.13358437938263" calcext:value-type="float">
            <text:p>1.1335843794</text:p>
          </table:table-cell>
          <table:table-cell office:value-type="float" office:value="1.66712665557861" calcext:value-type="float">
            <text:p>1.6671266556</text:p>
          </table:table-cell>
          <table:table-cell office:value-type="float" office:value="-6.47124018478117" calcext:value-type="float">
            <text:p>-6.4712401848</text:p>
          </table:table-cell>
        </table:table-row>
        <table:table-row table:style-name="ro1">
          <table:table-cell office:value-type="float" office:value="53.3422179222107" calcext:value-type="float">
            <text:p>53.3422179222</text:p>
          </table:table-cell>
          <table:table-cell office:value-type="float" office:value="1.40126097478867" calcext:value-type="float">
            <text:p>1.4012609748</text:p>
          </table:table-cell>
          <table:table-cell office:value-type="float" office:value="1.28396642873839" calcext:value-type="float">
            <text:p>1.2839664287</text:p>
          </table:table-cell>
          <table:table-cell office:value-type="float" office:value="1.57579958438873" calcext:value-type="float">
            <text:p>1.5757995844</text:p>
          </table:table-cell>
          <table:table-cell office:value-type="float" office:value="-6.9027088773295" calcext:value-type="float">
            <text:p>-6.9027088773</text:p>
          </table:table-cell>
        </table:table-row>
        <table:table-row table:style-name="ro1">
          <table:table-cell office:value-type="float" office:value="53.46617603302" calcext:value-type="float">
            <text:p>53.466176033</text:p>
          </table:table-cell>
          <table:table-cell office:value-type="float" office:value="1.3954073387146" calcext:value-type="float">
            <text:p>1.3954073387</text:p>
          </table:table-cell>
          <table:table-cell office:value-type="float" office:value="1.08109580720385" calcext:value-type="float">
            <text:p>1.0810958072</text:p>
          </table:table-cell>
          <table:table-cell office:value-type="float" office:value="1.46164655685425" calcext:value-type="float">
            <text:p>1.4616465569</text:p>
          </table:table-cell>
          <table:table-cell office:value-type="float" office:value="-7.66009071416674" calcext:value-type="float">
            <text:p>-7.6600907142</text:p>
          </table:table-cell>
        </table:table-row>
        <table:table-row table:style-name="ro1">
          <table:table-cell office:value-type="float" office:value="53.5901699066162" calcext:value-type="float">
            <text:p>53.5901699066</text:p>
          </table:table-cell>
          <table:table-cell office:value-type="float" office:value="1.35737187166214" calcext:value-type="float">
            <text:p>1.3573718717</text:p>
          </table:table-cell>
          <table:table-cell office:value-type="float" office:value="0.962850122667249" calcext:value-type="float">
            <text:p>0.9628501227</text:p>
          </table:table-cell>
          <table:table-cell office:value-type="float" office:value="1.29063928127289" calcext:value-type="float">
            <text:p>1.2906392813</text:p>
          </table:table-cell>
          <table:table-cell office:value-type="float" office:value="-7.9793967879095" calcext:value-type="float">
            <text:p>-7.9793967879</text:p>
          </table:table-cell>
        </table:table-row>
        <table:table-row table:style-name="ro1">
          <table:table-cell office:value-type="float" office:value="53.7181458473206" calcext:value-type="float">
            <text:p>53.7181458473</text:p>
          </table:table-cell>
          <table:table-cell office:value-type="float" office:value="1.31504054412842" calcext:value-type="float">
            <text:p>1.3150405441</text:p>
          </table:table-cell>
          <table:table-cell office:value-type="float" office:value="1.30590692465926" calcext:value-type="float">
            <text:p>1.3059069247</text:p>
          </table:table-cell>
          <table:table-cell office:value-type="float" office:value="1.18554949760437" calcext:value-type="float">
            <text:p>1.1855494976</text:p>
          </table:table-cell>
          <table:table-cell office:value-type="float" office:value="-7.53289831556009" calcext:value-type="float">
            <text:p>-7.5328983156</text:p>
          </table:table-cell>
        </table:table-row>
        <table:table-row table:style-name="ro1">
          <table:table-cell office:value-type="float" office:value="53.8422210216522" calcext:value-type="float">
            <text:p>53.8422210217</text:p>
          </table:table-cell>
          <table:table-cell office:value-type="float" office:value="1.29613613510132" calcext:value-type="float">
            <text:p>1.2961361351</text:p>
          </table:table-cell>
          <table:table-cell office:value-type="float" office:value="1.36322759585622" calcext:value-type="float">
            <text:p>1.3632275959</text:p>
          </table:table-cell>
          <table:table-cell office:value-type="float" office:value="1.12578189373016" calcext:value-type="float">
            <text:p>1.1257818937</text:p>
          </table:table-cell>
          <table:table-cell office:value-type="float" office:value="-7.46197272883329" calcext:value-type="float">
            <text:p>-7.4619727288</text:p>
          </table:table-cell>
        </table:table-row>
        <table:table-row table:style-name="ro1">
          <table:table-cell office:value-type="float" office:value="53.9660499095917" calcext:value-type="float">
            <text:p>53.9660499096</text:p>
          </table:table-cell>
          <table:table-cell office:value-type="float" office:value="1.26670476322174" calcext:value-type="float">
            <text:p>1.2667047632</text:p>
          </table:table-cell>
          <table:table-cell office:value-type="float" office:value="0.967468260137721" calcext:value-type="float">
            <text:p>0.9674682601</text:p>
          </table:table-cell>
          <table:table-cell office:value-type="float" office:value="1.22032976150513" calcext:value-type="float">
            <text:p>1.2203297615</text:p>
          </table:table-cell>
          <table:table-cell office:value-type="float" office:value="-6.15081741177819" calcext:value-type="float">
            <text:p>-6.1508174118</text:p>
          </table:table-cell>
        </table:table-row>
        <table:table-row table:style-name="ro1">
          <table:table-cell office:value-type="float" office:value="54.0902488231659" calcext:value-type="float">
            <text:p>54.0902488232</text:p>
          </table:table-cell>
          <table:table-cell office:value-type="float" office:value="1.23770945005417" calcext:value-type="float">
            <text:p>1.2377094501</text:p>
          </table:table-cell>
          <table:table-cell office:value-type="float" office:value="0.939498401416814" calcext:value-type="float">
            <text:p>0.9394984014</text:p>
          </table:table-cell>
          <table:table-cell office:value-type="float" office:value="1.08783674240112" calcext:value-type="float">
            <text:p>1.0878367424</text:p>
          </table:table-cell>
          <table:table-cell office:value-type="float" office:value="-6.35996555883807" calcext:value-type="float">
            <text:p>-6.3599655588</text:p>
          </table:table-cell>
        </table:table-row>
        <table:table-row table:style-name="ro1">
          <table:table-cell office:value-type="float" office:value="54.3420979976654" calcext:value-type="float">
            <text:p>54.3420979977</text:p>
          </table:table-cell>
          <table:table-cell office:value-type="float" office:value="1.23116888666153" calcext:value-type="float">
            <text:p>1.2311688867</text:p>
          </table:table-cell>
          <table:table-cell office:value-type="float" office:value="1.37591301795438" calcext:value-type="float">
            <text:p>1.375913018</text:p>
          </table:table-cell>
          <table:table-cell office:value-type="float" office:value="1.02063179016113" calcext:value-type="float">
            <text:p>1.0206317902</text:p>
          </table:table-cell>
          <table:table-cell office:value-type="float" office:value="-6.54085290940823" calcext:value-type="float">
            <text:p>-6.5408529094</text:p>
          </table:table-cell>
        </table:table-row>
        <table:table-row table:style-name="ro1">
          <table:table-cell office:value-type="float" office:value="54.9662029743195" calcext:value-type="float">
            <text:p>54.9662029743</text:p>
          </table:table-cell>
          <table:table-cell office:value-type="float" office:value="0.894708395862579" calcext:value-type="float">
            <text:p>0.8947083959</text:p>
          </table:table-cell>
          <table:table-cell office:value-type="float" office:value="0.777561776358168" calcext:value-type="float">
            <text:p>0.7775617764</text:p>
          </table:table-cell>
          <table:table-cell office:value-type="float" office:value="1.08482074737549" calcext:value-type="float">
            <text:p>1.0848207474</text:p>
          </table:table-cell>
          <table:table-cell office:value-type="float" office:value="-1.13552500319139" calcext:value-type="float">
            <text:p>-1.1355250032</text:p>
          </table:table-cell>
        </table:table-row>
        <table:table-row table:style-name="ro1">
          <table:table-cell office:value-type="float" office:value="55.3422338962555" calcext:value-type="float">
            <text:p>55.3422338963</text:p>
          </table:table-cell>
          <table:table-cell office:value-type="float" office:value="0.710187238121033" calcext:value-type="float">
            <text:p>0.7101872381</text:p>
          </table:table-cell>
          <table:table-cell office:value-type="float" office:value="0.974034657125064" calcext:value-type="float">
            <text:p>0.9740346571</text:p>
          </table:table-cell>
          <table:table-cell office:value-type="float" office:value="1.07682275772095" calcext:value-type="float">
            <text:p>1.0768227577</text:p>
          </table:table-cell>
          <table:table-cell office:value-type="float" office:value="-0.111631826897614" calcext:value-type="float">
            <text:p>-0.1116318269</text:p>
          </table:table-cell>
        </table:table-row>
        <table:table-row table:style-name="ro1">
          <table:table-cell office:value-type="float" office:value="55.4660949707031" calcext:value-type="float">
            <text:p>55.4660949707</text:p>
          </table:table-cell>
          <table:table-cell office:value-type="float" office:value="0" calcext:value-type="float">
            <text:p>0</text:p>
          </table:table-cell>
          <table:table-cell office:value-type="float" office:value="0.448185611134205" calcext:value-type="float">
            <text:p>0.4481856111</text:p>
          </table:table-cell>
          <table:table-cell office:value-type="float" office:value="1.37456250190735" calcext:value-type="float">
            <text:p>1.3745625019</text:p>
          </table:table-cell>
          <table:table-cell office:value-type="float" office:value="0.97315700428191" calcext:value-type="float">
            <text:p>0.9731570043</text:p>
          </table:table-cell>
        </table:table-row>
        <table:table-row table:style-name="ro1">
          <table:table-cell office:value-type="float" office:value="55.5954790115356" calcext:value-type="float">
            <text:p>55.5954790115</text:p>
          </table:table-cell>
          <table:table-cell office:value-type="float" office:value="0.721103829956055" calcext:value-type="float">
            <text:p>0.72110383</text:p>
          </table:table-cell>
          <table:table-cell office:value-type="float" office:value="0.759679409241201" calcext:value-type="float">
            <text:p>0.7596794092</text:p>
          </table:table-cell>
          <table:table-cell office:value-type="float" office:value="1.53533804416657" calcext:value-type="float">
            <text:p>1.5353380442</text:p>
          </table:table-cell>
          <table:table-cell office:value-type="float" office:value="0.269978440326419" calcext:value-type="float">
            <text:p>0.2699784403</text:p>
          </table:table-cell>
        </table:table-row>
        <table:table-row table:style-name="ro1">
          <table:table-cell office:value-type="float" office:value="55.7180900573731" calcext:value-type="float">
            <text:p>55.7180900574</text:p>
          </table:table-cell>
          <table:table-cell office:value-type="float" office:value="0" calcext:value-type="float">
            <text:p>0</text:p>
          </table:table-cell>
          <table:table-cell office:value-type="float" office:value="-0.055072868067914" calcext:value-type="float">
            <text:p>-0.0550728681</text:p>
          </table:table-cell>
          <table:table-cell office:value-type="float" office:value="1.48988950252533" calcext:value-type="float">
            <text:p>1.4898895025</text:p>
          </table:table-cell>
          <table:table-cell office:value-type="float" office:value="0.973157546582138" calcext:value-type="float">
            <text:p>0.9731575466</text:p>
          </table:table-cell>
        </table:table-row>
        <table:table-row table:style-name="ro1">
          <table:table-cell office:value-type="float" office:value="55.8422079086304" calcext:value-type="float">
            <text:p>55.8422079086</text:p>
          </table:table-cell>
          <table:table-cell office:value-type="float" office:value="0.852545706605911" calcext:value-type="float">
            <text:p>0.8525457066</text:p>
          </table:table-cell>
          <table:table-cell office:value-type="float" office:value="0.660575344324407" calcext:value-type="float">
            <text:p>0.6605753443</text:p>
          </table:table-cell>
          <table:table-cell office:value-type="float" office:value="1.39107847213745" calcext:value-type="float">
            <text:p>1.3910784721</text:p>
          </table:table-cell>
          <table:table-cell office:value-type="float" office:value="-0.413889466792467" calcext:value-type="float">
            <text:p>-0.4138894668</text:p>
          </table:table-cell>
        </table:table-row>
        <table:table-row table:style-name="ro1">
          <table:table-cell office:value-type="float" office:value="55.9703869819641" calcext:value-type="float">
            <text:p>55.970386982</text:p>
          </table:table-cell>
          <table:table-cell office:value-type="float" office:value="0.953314242553711" calcext:value-type="float">
            <text:p>0.9533142426</text:p>
          </table:table-cell>
          <table:table-cell office:value-type="float" office:value="0.733257826902557" calcext:value-type="float">
            <text:p>0.7332578269</text:p>
          </table:table-cell>
          <table:table-cell office:value-type="float" office:value="1.26779496669769" calcext:value-type="float">
            <text:p>1.2677949667</text:p>
          </table:table-cell>
          <table:table-cell office:value-type="float" office:value="-1.21477325912189" calcext:value-type="float">
            <text:p>-1.2147732591</text:p>
          </table:table-cell>
        </table:table-row>
        <table:table-row table:style-name="ro1">
          <table:table-cell office:value-type="float" office:value="56.0941009521484" calcext:value-type="float">
            <text:p>56.0941009521</text:p>
          </table:table-cell>
          <table:table-cell office:value-type="float" office:value="1.11138949174881" calcext:value-type="float">
            <text:p>1.1113894917</text:p>
          </table:table-cell>
          <table:table-cell office:value-type="float" office:value="0.963729981147481" calcext:value-type="float">
            <text:p>0.9637299811</text:p>
          </table:table-cell>
          <table:table-cell office:value-type="float" office:value="1.15841054916382" calcext:value-type="float">
            <text:p>1.1584105492</text:p>
          </table:table-cell>
          <table:table-cell office:value-type="float" office:value="-3.41786383493299" calcext:value-type="float">
            <text:p>-3.4178638349</text:p>
          </table:table-cell>
        </table:table-row>
        <table:table-row table:style-name="ro1">
          <table:table-cell office:value-type="float" office:value="56.2184579372406" calcext:value-type="float">
            <text:p>56.2184579372</text:p>
          </table:table-cell>
          <table:table-cell office:value-type="float" office:value="1.17997550926209" calcext:value-type="float">
            <text:p>1.1799755093</text:p>
          </table:table-cell>
          <table:table-cell office:value-type="float" office:value="1.17624884285095" calcext:value-type="float">
            <text:p>1.1762488429</text:p>
          </table:table-cell>
          <table:table-cell office:value-type="float" office:value="1.08025145530701" calcext:value-type="float">
            <text:p>1.0802514553</text:p>
          </table:table-cell>
          <table:table-cell office:value-type="float" office:value="-5.03772204470326" calcext:value-type="float">
            <text:p>-5.0377220447</text:p>
          </table:table-cell>
        </table:table-row>
        <table:table-row table:style-name="ro1">
          <table:table-cell office:value-type="float" office:value="56.3461489677429" calcext:value-type="float">
            <text:p>56.3461489677</text:p>
          </table:table-cell>
          <table:table-cell office:value-type="float" office:value="1.22605114593506" calcext:value-type="float">
            <text:p>1.2260511459</text:p>
          </table:table-cell>
          <table:table-cell office:value-type="float" office:value="1.48725721511898" calcext:value-type="float">
            <text:p>1.4872572151</text:p>
          </table:table-cell>
          <table:table-cell office:value-type="float" office:value="1.06728684902191" calcext:value-type="float">
            <text:p>1.067286849</text:p>
          </table:table-cell>
          <table:table-cell office:value-type="float" office:value="-6.06280506424828" calcext:value-type="float">
            <text:p>-6.0628050642</text:p>
          </table:table-cell>
        </table:table-row>
        <table:table-row table:style-name="ro1">
          <table:table-cell office:value-type="float" office:value="56.4701800346375" calcext:value-type="float">
            <text:p>56.4701800346</text:p>
          </table:table-cell>
          <table:table-cell office:value-type="float" office:value="1.22977631206512" calcext:value-type="float">
            <text:p>1.2297763121</text:p>
          </table:table-cell>
          <table:table-cell office:value-type="float" office:value="1.71432815896185" calcext:value-type="float">
            <text:p>1.714328159</text:p>
          </table:table-cell>
          <table:table-cell office:value-type="float" office:value="1.35312008857727" calcext:value-type="float">
            <text:p>1.3531200886</text:p>
          </table:table-cell>
          <table:table-cell office:value-type="float" office:value="-4.33712902421224" calcext:value-type="float">
            <text:p>-4.3371290242</text:p>
          </table:table-cell>
        </table:table-row>
        <table:table-row table:style-name="ro1">
          <table:table-cell office:value-type="float" office:value="56.5942099094391" calcext:value-type="float">
            <text:p>56.5942099094</text:p>
          </table:table-cell>
          <table:table-cell office:value-type="float" office:value="1.21314886350632" calcext:value-type="float">
            <text:p>1.2131488635</text:p>
          </table:table-cell>
          <table:table-cell office:value-type="float" office:value="0.939028186552111" calcext:value-type="float">
            <text:p>0.9390281866</text:p>
          </table:table-cell>
          <table:table-cell office:value-type="float" office:value="2.63950896263123" calcext:value-type="float">
            <text:p>2.6395089626</text:p>
          </table:table-cell>
          <table:table-cell office:value-type="float" office:value="-0.452790521018261" calcext:value-type="float">
            <text:p>-0.452790521</text:p>
          </table:table-cell>
        </table:table-row>
        <table:table-row table:style-name="ro1">
          <table:table-cell office:value-type="float" office:value="56.7181539535522" calcext:value-type="float">
            <text:p>56.7181539536</text:p>
          </table:table-cell>
          <table:table-cell office:value-type="float" office:value="1.21823952903748" calcext:value-type="float">
            <text:p>1.218239529</text:p>
          </table:table-cell>
          <table:table-cell office:value-type="float" office:value="1.00022833694502" calcext:value-type="float">
            <text:p>1.0002283369</text:p>
          </table:table-cell>
          <table:table-cell office:value-type="float" office:value="2.50254392623901" calcext:value-type="float">
            <text:p>2.5025439262</text:p>
          </table:table-cell>
          <table:table-cell office:value-type="float" office:value="-0.639387441668528" calcext:value-type="float">
            <text:p>-0.6393874417</text:p>
          </table:table-cell>
        </table:table-row>
        <table:table-row table:style-name="ro1">
          <table:table-cell office:value-type="float" office:value="56.8461599349976" calcext:value-type="float">
            <text:p>56.846159935</text:p>
          </table:table-cell>
          <table:table-cell office:value-type="float" office:value="1.24324569292068" calcext:value-type="float">
            <text:p>1.2432456929</text:p>
          </table:table-cell>
          <table:table-cell office:value-type="float" office:value="0.974849472655924" calcext:value-type="float">
            <text:p>0.9748494727</text:p>
          </table:table-cell>
          <table:table-cell office:value-type="float" office:value="2.34070134162903" calcext:value-type="float">
            <text:p>2.3407013416</text:p>
          </table:table-cell>
          <table:table-cell office:value-type="float" office:value="-1.10065994701247" calcext:value-type="float">
            <text:p>-1.100659947</text:p>
          </table:table-cell>
        </table:table-row>
        <table:table-row table:style-name="ro1">
          <table:table-cell office:value-type="float" office:value="56.9700989723206" calcext:value-type="float">
            <text:p>56.9700989723</text:p>
          </table:table-cell>
          <table:table-cell office:value-type="float" office:value="1.44895350828171" calcext:value-type="float">
            <text:p>1.4489535083</text:p>
          </table:table-cell>
          <table:table-cell office:value-type="float" office:value="1.13174379104738" calcext:value-type="float">
            <text:p>1.131743791</text:p>
          </table:table-cell>
          <table:table-cell office:value-type="float" office:value="2.15885949134827" calcext:value-type="float">
            <text:p>2.1588594913</text:p>
          </table:table-cell>
          <table:table-cell office:value-type="float" office:value="-4.3580422359284" calcext:value-type="float">
            <text:p>-4.3580422359</text:p>
          </table:table-cell>
        </table:table-row>
        <table:table-row table:style-name="ro1">
          <table:table-cell office:value-type="float" office:value="57.0942928791046" calcext:value-type="float">
            <text:p>57.0942928791</text:p>
          </table:table-cell>
          <table:table-cell office:value-type="float" office:value="1.50012848300934" calcext:value-type="float">
            <text:p>1.500128483</text:p>
          </table:table-cell>
          <table:table-cell office:value-type="float" office:value="1.24244182066461" calcext:value-type="float">
            <text:p>1.2424418207</text:p>
          </table:table-cell>
          <table:table-cell office:value-type="float" office:value="1.97708749771118" calcext:value-type="float">
            <text:p>1.9770874977</text:p>
          </table:table-cell>
          <table:table-cell office:value-type="float" office:value="-6.55000511529592" calcext:value-type="float">
            <text:p>-6.5500051153</text:p>
          </table:table-cell>
        </table:table-row>
        <table:table-row table:style-name="ro1">
          <table:table-cell office:value-type="float" office:value="57.3463628292084" calcext:value-type="float">
            <text:p>57.3463628292</text:p>
          </table:table-cell>
          <table:table-cell office:value-type="float" office:value="1.39910426626205" calcext:value-type="float">
            <text:p>1.3991042663</text:p>
          </table:table-cell>
          <table:table-cell office:value-type="float" office:value="1.10135647086455" calcext:value-type="float">
            <text:p>1.1013564709</text:p>
          </table:table-cell>
          <table:table-cell office:value-type="float" office:value="1.0059130191803" calcext:value-type="float">
            <text:p>1.0059130192</text:p>
          </table:table-cell>
          <table:table-cell office:value-type="float" office:value="-11.8744004682346" calcext:value-type="float">
            <text:p>-11.8744004682</text:p>
          </table:table-cell>
        </table:table-row>
        <table:table-row table:style-name="ro1">
          <table:table-cell office:value-type="float" office:value="71.1262040138245" calcext:value-type="float">
            <text:p>71.1262040138</text:p>
          </table:table-cell>
          <table:table-cell office:value-type="float" office:value="0" calcext:value-type="float">
            <text:p>0</text:p>
          </table:table-cell>
          <table:table-cell office:value-type="float" office:value="0.331159053194045" calcext:value-type="float">
            <text:p>0.3311590532</text:p>
          </table:table-cell>
          <table:table-cell office:value-type="float" office:value="1.01347064971924" calcext:value-type="float">
            <text:p>1.0134706497</text:p>
          </table:table-cell>
          <table:table-cell office:value-type="float" office:value="0.760069498410882" calcext:value-type="float">
            <text:p>0.7600694984</text:p>
          </table:table-cell>
        </table:table-row>
        <table:table-row table:style-name="ro1">
          <table:table-cell office:value-type="float" office:value="71.2503190040588" calcext:value-type="float">
            <text:p>71.2503190041</text:p>
          </table:table-cell>
          <table:table-cell office:value-type="float" office:value="0" calcext:value-type="float">
            <text:p>0</text:p>
          </table:table-cell>
          <table:table-cell office:value-type="float" office:value="-0.0374545503437175" calcext:value-type="float">
            <text:p>-0.0374545503</text:p>
          </table:table-cell>
          <table:table-cell office:value-type="float" office:value="1.02177751064301" calcext:value-type="float">
            <text:p>1.0217775106</text:p>
          </table:table-cell>
          <table:table-cell office:value-type="float" office:value="0.668195980187487" calcext:value-type="float">
            <text:p>0.6681959802</text:p>
          </table:table-cell>
        </table:table-row>
        <table:table-row table:style-name="ro1">
          <table:table-cell office:value-type="float" office:value="71.3741788864136" calcext:value-type="float">
            <text:p>71.3741788864</text:p>
          </table:table-cell>
          <table:table-cell office:value-type="float" office:value="0" calcext:value-type="float">
            <text:p>0</text:p>
          </table:table-cell>
          <table:table-cell office:value-type="float" office:value="-0.0792907037158197" calcext:value-type="float">
            <text:p>-0.0792907037</text:p>
          </table:table-cell>
          <table:table-cell office:value-type="float" office:value="1.01195466518402" calcext:value-type="float">
            <text:p>1.0119546652</text:p>
          </table:table-cell>
          <table:table-cell office:value-type="float" office:value="0.640362867748881" calcext:value-type="float">
            <text:p>0.6403628677</text:p>
          </table:table-cell>
        </table:table-row>
        <table:table-row table:style-name="ro1">
          <table:table-cell office:value-type="float" office:value="71.6264078617096" calcext:value-type="float">
            <text:p>71.6264078617</text:p>
          </table:table-cell>
          <table:table-cell office:value-type="float" office:value="0.518553870773315" calcext:value-type="float">
            <text:p>0.5185538708</text:p>
          </table:table-cell>
          <table:table-cell office:value-type="float" office:value="0.828060367077905" calcext:value-type="float">
            <text:p>0.8280603671</text:p>
          </table:table-cell>
          <table:table-cell office:value-type="float" office:value="1.09553754329681" calcext:value-type="float">
            <text:p>1.0955375433</text:p>
          </table:table-cell>
          <table:table-cell office:value-type="float" office:value="0.413673846991059" calcext:value-type="float">
            <text:p>0.413673847</text:p>
          </table:table-cell>
        </table:table-row>
        <table:table-row table:style-name="ro1">
          <table:table-cell office:value-type="float" office:value="71.7541229724884" calcext:value-type="float">
            <text:p>71.7541229725</text:p>
          </table:table-cell>
          <table:table-cell office:value-type="float" office:value="0" calcext:value-type="float">
            <text:p>0</text:p>
          </table:table-cell>
          <table:table-cell office:value-type="float" office:value="-0.0904716673650882" calcext:value-type="float">
            <text:p>-0.0904716674</text:p>
          </table:table-cell>
          <table:table-cell office:value-type="float" office:value="1.11021900177002" calcext:value-type="float">
            <text:p>1.1102190018</text:p>
          </table:table-cell>
          <table:table-cell office:value-type="float" office:value="0.806807597671723" calcext:value-type="float">
            <text:p>0.8068075977</text:p>
          </table:table-cell>
        </table:table-row>
        <table:table-row table:style-name="ro1">
          <table:table-cell office:value-type="float" office:value="71.8788168430328" calcext:value-type="float">
            <text:p>71.878816843</text:p>
          </table:table-cell>
          <table:table-cell office:value-type="float" office:value="0.556998162698746" calcext:value-type="float">
            <text:p>0.5569981627</text:p>
          </table:table-cell>
          <table:table-cell office:value-type="float" office:value="0.388765152243641" calcext:value-type="float">
            <text:p>0.3887651522</text:p>
          </table:table-cell>
          <table:table-cell office:value-type="float" office:value="1.0456885099411" calcext:value-type="float">
            <text:p>1.0456885099</text:p>
          </table:table-cell>
          <table:table-cell office:value-type="float" office:value="0.38339359053442" calcext:value-type="float">
            <text:p>0.3833935905</text:p>
          </table:table-cell>
        </table:table-row>
        <table:table-row table:style-name="ro1">
          <table:table-cell office:value-type="float" office:value="72.0020999908447" calcext:value-type="float">
            <text:p>72.0020999908</text:p>
          </table:table-cell>
          <table:table-cell office:value-type="float" office:value="0.745746752595901" calcext:value-type="float">
            <text:p>0.7457467526</text:p>
          </table:table-cell>
          <table:table-cell office:value-type="float" office:value="0.632812812978138" calcext:value-type="float">
            <text:p>0.632812813</text:p>
          </table:table-cell>
          <table:table-cell office:value-type="float" office:value="1.01287543773651" calcext:value-type="float">
            <text:p>1.0128754377</text:p>
          </table:table-cell>
          <table:table-cell office:value-type="float" office:value="-0.396235627977005" calcext:value-type="float">
            <text:p>-0.396235628</text:p>
          </table:table-cell>
        </table:table-row>
        <table:table-row table:style-name="ro1">
          <table:table-cell office:value-type="float" office:value="72.1301229000092" calcext:value-type="float">
            <text:p>72.1301229</text:p>
          </table:table-cell>
          <table:table-cell office:value-type="float" office:value="0.788616622686386" calcext:value-type="float">
            <text:p>0.7886166227</text:p>
          </table:table-cell>
          <table:table-cell office:value-type="float" office:value="1.09801306586592" calcext:value-type="float">
            <text:p>1.0980130659</text:p>
          </table:table-cell>
          <table:table-cell office:value-type="float" office:value="1.11538755893707" calcext:value-type="float">
            <text:p>1.1153875589</text:p>
          </table:table-cell>
          <table:table-cell office:value-type="float" office:value="-0.331293411081893" calcext:value-type="float">
            <text:p>-0.3312934111</text:p>
          </table:table-cell>
        </table:table-row>
        <table:table-row table:style-name="ro1">
          <table:table-cell office:value-type="float" office:value="72.2544870376587" calcext:value-type="float">
            <text:p>72.2544870377</text:p>
          </table:table-cell>
          <table:table-cell office:value-type="float" office:value="0.907387519454956" calcext:value-type="float">
            <text:p>0.9073875195</text:p>
          </table:table-cell>
          <table:table-cell office:value-type="float" office:value="0.703635445212439" calcext:value-type="float">
            <text:p>0.7036354452</text:p>
          </table:table-cell>
          <table:table-cell office:value-type="float" office:value="1.08984327316284" calcext:value-type="float">
            <text:p>1.0898432732</text:p>
          </table:table-cell>
          <table:table-cell office:value-type="float" office:value="-1.24981415032144" calcext:value-type="float">
            <text:p>-1.2498141503</text:p>
          </table:table-cell>
        </table:table-row>
        <table:table-row table:style-name="ro1">
          <table:table-cell office:value-type="float" office:value="74.1340489387512" calcext:value-type="float">
            <text:p>74.1340489388</text:p>
          </table:table-cell>
          <table:table-cell office:value-type="float" office:value="0" calcext:value-type="float">
            <text:p>0</text:p>
          </table:table-cell>
          <table:table-cell office:value-type="float" office:value="0.135897899330335" calcext:value-type="float">
            <text:p>0.1358978993</text:p>
          </table:table-cell>
          <table:table-cell office:value-type="float" office:value="1.02236998081207" calcext:value-type="float">
            <text:p>1.0223699808</text:p>
          </table:table-cell>
          <table:table-cell office:value-type="float" office:value="0.718690461731268" calcext:value-type="float">
            <text:p>0.7186904617</text:p>
          </table:table-cell>
        </table:table-row>
        <table:table-row table:style-name="ro1">
          <table:table-cell office:value-type="float" office:value="74.2581398487091" calcext:value-type="float">
            <text:p>74.2581398487</text:p>
          </table:table-cell>
          <table:table-cell office:value-type="float" office:value="0" calcext:value-type="float">
            <text:p>0</text:p>
          </table:table-cell>
          <table:table-cell office:value-type="float" office:value="-0.000585329283764561" calcext:value-type="float">
            <text:p>-0.0005853293</text:p>
          </table:table-cell>
          <table:table-cell office:value-type="float" office:value="1.01614451408386" calcext:value-type="float">
            <text:p>1.0161445141</text:p>
          </table:table-cell>
          <table:table-cell office:value-type="float" office:value="0.669594888074405" calcext:value-type="float">
            <text:p>0.6695948881</text:p>
          </table:table-cell>
        </table:table-row>
        <table:table-row table:style-name="ro1">
          <table:table-cell office:value-type="float" office:value="74.382141828537" calcext:value-type="float">
            <text:p>74.3821418285</text:p>
          </table:table-cell>
          <table:table-cell office:value-type="float" office:value="0" calcext:value-type="float">
            <text:p>0</text:p>
          </table:table-cell>
          <table:table-cell office:value-type="float" office:value="0.0955005438396231" calcext:value-type="float">
            <text:p>0.0955005438</text:p>
          </table:table-cell>
          <table:table-cell office:value-type="float" office:value="1.06654405593872" calcext:value-type="float">
            <text:p>1.0665440559</text:p>
          </table:table-cell>
          <table:table-cell office:value-type="float" office:value="0.781555394092391" calcext:value-type="float">
            <text:p>0.7815553941</text:p>
          </table:table-cell>
        </table:table-row>
        <table:table-row table:style-name="ro1">
          <table:table-cell office:value-type="float" office:value="74.5107460021973" calcext:value-type="float">
            <text:p>74.5107460022</text:p>
          </table:table-cell>
          <table:table-cell office:value-type="float" office:value="0" calcext:value-type="float">
            <text:p>0</text:p>
          </table:table-cell>
          <table:table-cell office:value-type="float" office:value="0.291813262172396" calcext:value-type="float">
            <text:p>0.2918132622</text:p>
          </table:table-cell>
          <table:table-cell office:value-type="float" office:value="1.15337300300598" calcext:value-type="float">
            <text:p>1.153373003</text:p>
          </table:table-cell>
          <table:table-cell office:value-type="float" office:value="0.973153424316145" calcext:value-type="float">
            <text:p>0.9731534243</text:p>
          </table:table-cell>
        </table:table-row>
        <table:table-row table:style-name="ro1">
          <table:table-cell office:value-type="float" office:value="74.6382038593292" calcext:value-type="float">
            <text:p>74.6382038593</text:p>
          </table:table-cell>
          <table:table-cell office:value-type="float" office:value="0.200024536204338" calcext:value-type="float">
            <text:p>0.2000245362</text:p>
          </table:table-cell>
          <table:table-cell office:value-type="float" office:value="0.104586861727698" calcext:value-type="float">
            <text:p>0.1045868617</text:p>
          </table:table-cell>
          <table:table-cell office:value-type="float" office:value="1.10377824306488" calcext:value-type="float">
            <text:p>1.1037782431</text:p>
          </table:table-cell>
          <table:table-cell office:value-type="float" office:value="0.041190296979433" calcext:value-type="float">
            <text:p>0.041190297</text:p>
          </table:table-cell>
        </table:table-row>
        <table:table-row table:style-name="ro1">
          <table:table-cell office:value-type="float" office:value="74.7582130432129" calcext:value-type="float">
            <text:p>74.7582130432</text:p>
          </table:table-cell>
          <table:table-cell office:value-type="float" office:value="0" calcext:value-type="float">
            <text:p>0</text:p>
          </table:table-cell>
          <table:table-cell office:value-type="float" office:value="-0.15820769837282" calcext:value-type="float">
            <text:p>-0.1582076984</text:p>
          </table:table-cell>
          <table:table-cell office:value-type="float" office:value="1.02157700061798" calcext:value-type="float">
            <text:p>1.0215770006</text:p>
          </table:table-cell>
          <table:table-cell office:value-type="float" office:value="0.633368634252815" calcext:value-type="float">
            <text:p>0.6333686343</text:p>
          </table:table-cell>
        </table:table-row>
        <table:table-row table:style-name="ro1">
          <table:table-cell office:value-type="float" office:value="76.0141658782959" calcext:value-type="float">
            <text:p>76.0141658783</text:p>
          </table:table-cell>
          <table:table-cell office:value-type="float" office:value="0" calcext:value-type="float">
            <text:p>0</text:p>
          </table:table-cell>
          <table:table-cell office:value-type="float" office:value="0.300710660465532" calcext:value-type="float">
            <text:p>0.3007106605</text:p>
          </table:table-cell>
          <table:table-cell office:value-type="float" office:value="1.09279811382294" calcext:value-type="float">
            <text:p>1.0927981138</text:p>
          </table:table-cell>
          <table:table-cell office:value-type="float" office:value="0.886718578694818" calcext:value-type="float">
            <text:p>0.8867185787</text:p>
          </table:table-cell>
        </table:table-row>
        <table:table-row table:style-name="ro1">
          <table:table-cell office:value-type="float" office:value="76.1381969451904" calcext:value-type="float">
            <text:p>76.1381969452</text:p>
          </table:table-cell>
          <table:table-cell office:value-type="float" office:value="0" calcext:value-type="float">
            <text:p>0</text:p>
          </table:table-cell>
          <table:table-cell office:value-type="float" office:value="-0.0103671099636988" calcext:value-type="float">
            <text:p>-0.01036711</text:p>
          </table:table-cell>
          <table:table-cell office:value-type="float" office:value="1.13723790645599" calcext:value-type="float">
            <text:p>1.1372379065</text:p>
          </table:table-cell>
          <table:table-cell office:value-type="float" office:value="0.880645052321897" calcext:value-type="float">
            <text:p>0.8806450523</text:p>
          </table:table-cell>
        </table:table-row>
        <table:table-row table:style-name="ro1">
          <table:table-cell office:value-type="float" office:value="76.2624549865723" calcext:value-type="float">
            <text:p>76.2624549866</text:p>
          </table:table-cell>
          <table:table-cell office:value-type="float" office:value="0" calcext:value-type="float">
            <text:p>0</text:p>
          </table:table-cell>
          <table:table-cell office:value-type="float" office:value="-0.0589909746668765" calcext:value-type="float">
            <text:p>-0.0589909747</text:p>
          </table:table-cell>
          <table:table-cell office:value-type="float" office:value="1.11306989192963" calcext:value-type="float">
            <text:p>1.1130698919</text:p>
          </table:table-cell>
          <table:table-cell office:value-type="float" office:value="0.821088559610612" calcext:value-type="float">
            <text:p>0.8210885596</text:p>
          </table:table-cell>
        </table:table-row>
        <table:table-row table:style-name="ro1">
          <table:table-cell office:value-type="float" office:value="76.3905160427094" calcext:value-type="float">
            <text:p>76.3905160427</text:p>
          </table:table-cell>
          <table:table-cell office:value-type="float" office:value="0.191511330664158" calcext:value-type="float">
            <text:p>0.1915113307</text:p>
          </table:table-cell>
          <table:table-cell office:value-type="float" office:value="0.252273747331912" calcext:value-type="float">
            <text:p>0.2522737473</text:p>
          </table:table-cell>
          <table:table-cell office:value-type="float" office:value="1.10825443267822" calcext:value-type="float">
            <text:p>1.1082544327</text:p>
          </table:table-cell>
          <table:table-cell office:value-type="float" office:value="0.102638749961222" calcext:value-type="float">
            <text:p>0.10263875</text:p>
          </table:table-cell>
        </table:table-row>
        <table:table-row table:style-name="ro1">
          <table:table-cell office:value-type="float" office:value="76.5147969722748" calcext:value-type="float">
            <text:p>76.5147969723</text:p>
          </table:table-cell>
          <table:table-cell office:value-type="float" office:value="0" calcext:value-type="float">
            <text:p>0</text:p>
          </table:table-cell>
          <table:table-cell office:value-type="float" office:value="0.159329358276526" calcext:value-type="float">
            <text:p>0.1593293583</text:p>
          </table:table-cell>
          <table:table-cell office:value-type="float" office:value="1.17065119743347" calcext:value-type="float">
            <text:p>1.1706511974</text:p>
          </table:table-cell>
          <table:table-cell office:value-type="float" office:value="0.973150218438033" calcext:value-type="float">
            <text:p>0.9731502184</text:p>
          </table:table-cell>
        </table:table-row>
        <table:table-row table:style-name="ro1">
          <table:table-cell office:value-type="float" office:value="76.6381769180298" calcext:value-type="float">
            <text:p>76.638176918</text:p>
          </table:table-cell>
          <table:table-cell office:value-type="float" office:value="0.696691205120086" calcext:value-type="float">
            <text:p>0.6966912051</text:p>
          </table:table-cell>
          <table:table-cell office:value-type="float" office:value="0.564559376118629" calcext:value-type="float">
            <text:p>0.5645593761</text:p>
          </table:table-cell>
          <table:table-cell office:value-type="float" office:value="1.10154390335083" calcext:value-type="float">
            <text:p>1.1015439034</text:p>
          </table:table-cell>
          <table:table-cell office:value-type="float" office:value="-0.174063802658311" calcext:value-type="float">
            <text:p>-0.1740638027</text:p>
          </table:table-cell>
        </table:table-row>
        <table:table-row table:style-name="ro1">
          <table:table-cell office:value-type="float" office:value="76.7662138938904" calcext:value-type="float">
            <text:p>76.7662138939</text:p>
          </table:table-cell>
          <table:table-cell office:value-type="float" office:value="0" calcext:value-type="float">
            <text:p>0</text:p>
          </table:table-cell>
          <table:table-cell office:value-type="float" office:value="-0.117115657809728" calcext:value-type="float">
            <text:p>-0.1171156578</text:p>
          </table:table-cell>
          <table:table-cell office:value-type="float" office:value="1.0187953710556" calcext:value-type="float">
            <text:p>1.0187953711</text:p>
          </table:table-cell>
          <table:table-cell office:value-type="float" office:value="0.640589892065711" calcext:value-type="float">
            <text:p>0.6405898921</text:p>
          </table:table-cell>
        </table:table-row>
        <table:table-row table:style-name="ro1">
          <table:table-cell office:value-type="float" office:value="77.1421270370483" calcext:value-type="float">
            <text:p>77.142127037</text:p>
          </table:table-cell>
          <table:table-cell office:value-type="float" office:value="0" calcext:value-type="float">
            <text:p>0</text:p>
          </table:table-cell>
          <table:table-cell office:value-type="float" office:value="-0.0911518508027848" calcext:value-type="float">
            <text:p>-0.0911518508</text:p>
          </table:table-cell>
          <table:table-cell office:value-type="float" office:value="1.06640231609344" calcext:value-type="float">
            <text:p>1.0664023161</text:p>
          </table:table-cell>
          <table:table-cell office:value-type="float" office:value="0.727979930244717" calcext:value-type="float">
            <text:p>0.7279799302</text:p>
          </table:table-cell>
        </table:table-row>
        <table:table-row table:style-name="ro1">
          <table:table-cell office:value-type="float" office:value="77.5181708335876" calcext:value-type="float">
            <text:p>77.5181708336</text:p>
          </table:table-cell>
          <table:table-cell office:value-type="float" office:value="0.707076499128342" calcext:value-type="float">
            <text:p>0.7070764991</text:p>
          </table:table-cell>
          <table:table-cell office:value-type="float" office:value="1.1154486028774" calcext:value-type="float">
            <text:p>1.1154486029</text:p>
          </table:table-cell>
          <table:table-cell office:value-type="float" office:value="1.05160069465637" calcext:value-type="float">
            <text:p>1.0516006947</text:p>
          </table:table-cell>
          <table:table-cell office:value-type="float" office:value="-0.0814933969722652" calcext:value-type="float">
            <text:p>-0.081493397</text:p>
          </table:table-cell>
        </table:table-row>
        <table:table-row table:style-name="ro1">
          <table:table-cell office:value-type="float" office:value="77.6421270370483" calcext:value-type="float">
            <text:p>77.642127037</text:p>
          </table:table-cell>
          <table:table-cell office:value-type="float" office:value="0.752282609558105" calcext:value-type="float">
            <text:p>0.7522826096</text:p>
          </table:table-cell>
          <table:table-cell office:value-type="float" office:value="0.566481087537255" calcext:value-type="float">
            <text:p>0.5664810875</text:p>
          </table:table-cell>
          <table:table-cell office:value-type="float" office:value="1.10293924808502" calcext:value-type="float">
            <text:p>1.1029392481</text:p>
          </table:table-cell>
          <table:table-cell office:value-type="float" office:value="-0.346169058220571" calcext:value-type="float">
            <text:p>-0.3461690582</text:p>
          </table:table-cell>
        </table:table-row>
        <table:table-row table:style-name="ro1">
          <table:table-cell office:value-type="float" office:value="77.7661738395691" calcext:value-type="float">
            <text:p>77.7661738396</text:p>
          </table:table-cell>
          <table:table-cell office:value-type="float" office:value="0.800277094936371" calcext:value-type="float">
            <text:p>0.8002770949</text:p>
          </table:table-cell>
          <table:table-cell office:value-type="float" office:value="0.548031008884311" calcext:value-type="float">
            <text:p>0.5480310089</text:p>
          </table:table-cell>
          <table:table-cell office:value-type="float" office:value="1.01260423660278" calcext:value-type="float">
            <text:p>1.0126042366</text:p>
          </table:table-cell>
          <table:table-cell office:value-type="float" office:value="-0.690179350803574" calcext:value-type="float">
            <text:p>-0.6901793508</text:p>
          </table:table-cell>
        </table:table-row>
        <table:table-row table:style-name="ro1">
          <table:table-cell office:value-type="float" office:value="78.0183000564575" calcext:value-type="float">
            <text:p>78.0183000565</text:p>
          </table:table-cell>
          <table:table-cell office:value-type="float" office:value="0.986049528598785" calcext:value-type="float">
            <text:p>0.9860495286</text:p>
          </table:table-cell>
          <table:table-cell office:value-type="float" office:value="1.44692655668298" calcext:value-type="float">
            <text:p>1.4469265567</text:p>
          </table:table-cell>
          <table:table-cell office:value-type="float" office:value="1.08488070964813" calcext:value-type="float">
            <text:p>1.0848807096</text:p>
          </table:table-cell>
          <table:table-cell office:value-type="float" office:value="-1.83333243043401" calcext:value-type="float">
            <text:p>-1.8333324304</text:p>
          </table:table-cell>
        </table:table-row>
        <table:table-row table:style-name="ro1">
          <table:table-cell office:value-type="float" office:value="78.1462359428406" calcext:value-type="float">
            <text:p>78.1462359428</text:p>
          </table:table-cell>
          <table:table-cell office:value-type="float" office:value="0.930119472694397" calcext:value-type="float">
            <text:p>0.9301194727</text:p>
          </table:table-cell>
          <table:table-cell office:value-type="float" office:value="0.779953715519346" calcext:value-type="float">
            <text:p>0.7799537155</text:p>
          </table:table-cell>
          <table:table-cell office:value-type="float" office:value="1.11999571323395" calcext:value-type="float">
            <text:p>1.1199957132</text:p>
          </table:table-cell>
          <table:table-cell office:value-type="float" office:value="-1.35328036089622" calcext:value-type="float">
            <text:p>-1.3532803609</text:p>
          </table:table-cell>
        </table:table-row>
        <table:table-row table:style-name="ro1">
          <table:table-cell office:value-type="float" office:value="78.2701258659363" calcext:value-type="float">
            <text:p>78.2701258659</text:p>
          </table:table-cell>
          <table:table-cell office:value-type="float" office:value="1.12432456054688" calcext:value-type="float">
            <text:p>1.1243245605</text:p>
          </table:table-cell>
          <table:table-cell office:value-type="float" office:value="0.987961710970665" calcext:value-type="float">
            <text:p>0.987961711</text:p>
          </table:table-cell>
          <table:table-cell office:value-type="float" office:value="1.0015105009079" calcext:value-type="float">
            <text:p>1.0015105009</text:p>
          </table:table-cell>
          <table:table-cell office:value-type="float" office:value="-4.41955720264302" calcext:value-type="float">
            <text:p>-4.4195572026</text:p>
          </table:table-cell>
        </table:table-row>
        <table:table-row table:style-name="ro1">
          <table:table-cell office:value-type="float" office:value="78.5224049091339" calcext:value-type="float">
            <text:p>78.5224049091</text:p>
          </table:table-cell>
          <table:table-cell office:value-type="float" office:value="1.1669752907753" calcext:value-type="float">
            <text:p>1.1669752908</text:p>
          </table:table-cell>
          <table:table-cell office:value-type="float" office:value="1.62885470854635" calcext:value-type="float">
            <text:p>1.6288547085</text:p>
          </table:table-cell>
          <table:table-cell office:value-type="float" office:value="1.19937348365784" calcext:value-type="float">
            <text:p>1.1993734837</text:p>
          </table:table-cell>
          <table:table-cell office:value-type="float" office:value="-3.99145970661483" calcext:value-type="float">
            <text:p>-3.9914597066</text:p>
          </table:table-cell>
        </table:table-row>
        <table:table-row table:style-name="ro1">
          <table:table-cell office:value-type="float" office:value="78.646213054657" calcext:value-type="float">
            <text:p>78.6462130547</text:p>
          </table:table-cell>
          <table:table-cell office:value-type="float" office:value="1.05887291994095" calcext:value-type="float">
            <text:p>1.0588729199</text:p>
          </table:table-cell>
          <table:table-cell office:value-type="float" office:value="1.00695551410991" calcext:value-type="float">
            <text:p>1.0069555141</text:p>
          </table:table-cell>
          <table:table-cell office:value-type="float" office:value="1.11624872684479" calcext:value-type="float">
            <text:p>1.1162487268</text:p>
          </table:table-cell>
          <table:table-cell office:value-type="float" office:value="-2.78461716384556" calcext:value-type="float">
            <text:p>-2.7846171638</text:p>
          </table:table-cell>
        </table:table-row>
        <table:table-row table:style-name="ro1">
          <table:table-cell office:value-type="float" office:value="78.7701179981232" calcext:value-type="float">
            <text:p>78.7701179981</text:p>
          </table:table-cell>
          <table:table-cell office:value-type="float" office:value="0.988863022136688" calcext:value-type="float">
            <text:p>0.9888630221</text:p>
          </table:table-cell>
          <table:table-cell office:value-type="float" office:value="0.953929843215482" calcext:value-type="float">
            <text:p>0.9539298432</text:p>
          </table:table-cell>
          <table:table-cell office:value-type="float" office:value="1.03512752056122" calcext:value-type="float">
            <text:p>1.0351275206</text:p>
          </table:table-cell>
          <table:table-cell office:value-type="float" office:value="-2.17232803854576" calcext:value-type="float">
            <text:p>-2.1723280385</text:p>
          </table:table-cell>
        </table:table-row>
        <table:table-row table:style-name="ro1">
          <table:table-cell office:value-type="float" office:value="78.8980710506439" calcext:value-type="float">
            <text:p>78.8980710506</text:p>
          </table:table-cell>
          <table:table-cell office:value-type="float" office:value="1.05811523752213" calcext:value-type="float">
            <text:p>1.0581152375</text:p>
          </table:table-cell>
          <table:table-cell office:value-type="float" office:value="1.30997443250141" calcext:value-type="float">
            <text:p>1.3099744325</text:p>
          </table:table-cell>
          <table:table-cell office:value-type="float" office:value="1.05311238765717" calcext:value-type="float">
            <text:p>1.0531123877</text:p>
          </table:table-cell>
          <table:table-cell office:value-type="float" office:value="-2.9470473970983" calcext:value-type="float">
            <text:p>-2.9470473971</text:p>
          </table:table-cell>
        </table:table-row>
        <table:table-row table:style-name="ro1">
          <table:table-cell office:value-type="float" office:value="79.0221140384674" calcext:value-type="float">
            <text:p>79.0221140385</text:p>
          </table:table-cell>
          <table:table-cell office:value-type="float" office:value="1.16578535709381" calcext:value-type="float">
            <text:p>1.1657853571</text:p>
          </table:table-cell>
          <table:table-cell office:value-type="float" office:value="0.957360412060831" calcext:value-type="float">
            <text:p>0.9573604121</text:p>
          </table:table-cell>
          <table:table-cell office:value-type="float" office:value="1.26345801353455" calcext:value-type="float">
            <text:p>1.2634580135</text:p>
          </table:table-cell>
          <table:table-cell office:value-type="float" office:value="-3.83866157172247" calcext:value-type="float">
            <text:p>-3.8386615717</text:p>
          </table:table-cell>
        </table:table-row>
        <table:table-row table:style-name="ro1">
          <table:table-cell office:value-type="float" office:value="79.1461238861084" calcext:value-type="float">
            <text:p>79.1461238861</text:p>
          </table:table-cell>
          <table:table-cell office:value-type="float" office:value="1.20534306354523" calcext:value-type="float">
            <text:p>1.2053430635</text:p>
          </table:table-cell>
          <table:table-cell office:value-type="float" office:value="0.999730952025751" calcext:value-type="float">
            <text:p>0.999730952</text:p>
          </table:table-cell>
          <table:table-cell office:value-type="float" office:value="1.14572203159332" calcext:value-type="float">
            <text:p>1.1457220316</text:p>
          </table:table-cell>
          <table:table-cell office:value-type="float" office:value="-5.23452299980259" calcext:value-type="float">
            <text:p>-5.2345229998</text:p>
          </table:table-cell>
        </table:table-row>
        <table:table-row table:style-name="ro1">
          <table:table-cell office:value-type="float" office:value="79.2742018699646" calcext:value-type="float">
            <text:p>79.27420187</text:p>
          </table:table-cell>
          <table:table-cell office:value-type="float" office:value="1.21857416152954" calcext:value-type="float">
            <text:p>1.2185741615</text:p>
          </table:table-cell>
          <table:table-cell office:value-type="float" office:value="0.634133986818027" calcext:value-type="float">
            <text:p>0.6341339868</text:p>
          </table:table-cell>
          <table:table-cell office:value-type="float" office:value="1.01403331756592" calcext:value-type="float">
            <text:p>1.0140333176</text:p>
          </table:table-cell>
          <table:table-cell office:value-type="float" office:value="-6.48850503039349" calcext:value-type="float">
            <text:p>-6.4885050304</text:p>
          </table:table-cell>
        </table:table-row>
        <table:table-row table:style-name="ro1">
          <table:table-cell office:value-type="float" office:value="79.3986070156097" calcext:value-type="float">
            <text:p>79.3986070156</text:p>
          </table:table-cell>
          <table:table-cell office:value-type="float" office:value="1.1877603682518" calcext:value-type="float">
            <text:p>1.1877603683</text:p>
          </table:table-cell>
          <table:table-cell office:value-type="float" office:value="1.5114847507989" calcext:value-type="float">
            <text:p>1.5114847508</text:p>
          </table:table-cell>
          <table:table-cell office:value-type="float" office:value="1.18147003650665" calcext:value-type="float">
            <text:p>1.1814700365</text:p>
          </table:table-cell>
          <table:table-cell office:value-type="float" office:value="-5.0583023122188" calcext:value-type="float">
            <text:p>-5.0583023122</text:p>
          </table:table-cell>
        </table:table-row>
        <table:table-row table:style-name="ro1">
          <table:table-cell office:value-type="float" office:value="79.522145986557" calcext:value-type="float">
            <text:p>79.5221459866</text:p>
          </table:table-cell>
          <table:table-cell office:value-type="float" office:value="1.20476697530746" calcext:value-type="float">
            <text:p>1.2047669753</text:p>
          </table:table-cell>
          <table:table-cell office:value-type="float" office:value="0.964036958146886" calcext:value-type="float">
            <text:p>0.9640369581</text:p>
          </table:table-cell>
          <table:table-cell office:value-type="float" office:value="1.17292487621307" calcext:value-type="float">
            <text:p>1.1729248762</text:p>
          </table:table-cell>
          <table:table-cell office:value-type="float" office:value="-5.0706076286831" calcext:value-type="float">
            <text:p>-5.0706076287</text:p>
          </table:table-cell>
        </table:table-row>
        <table:table-row table:style-name="ro1">
          <table:table-cell office:value-type="float" office:value="79.6462118625641" calcext:value-type="float">
            <text:p>79.6462118626</text:p>
          </table:table-cell>
          <table:table-cell office:value-type="float" office:value="1.19169145393372" calcext:value-type="float">
            <text:p>1.1916914539</text:p>
          </table:table-cell>
          <table:table-cell office:value-type="float" office:value="0.956802478805285" calcext:value-type="float">
            <text:p>0.9568024788</text:p>
          </table:table-cell>
          <table:table-cell office:value-type="float" office:value="1.03879129886627" calcext:value-type="float">
            <text:p>1.0387912989</text:p>
          </table:table-cell>
          <table:table-cell office:value-type="float" office:value="-5.60704473407483" calcext:value-type="float">
            <text:p>-5.6070447341</text:p>
          </table:table-cell>
        </table:table-row>
        <table:table-row table:style-name="ro1">
          <table:table-cell office:value-type="float" office:value="79.7742290496826" calcext:value-type="float">
            <text:p>79.7742290497</text:p>
          </table:table-cell>
          <table:table-cell office:value-type="float" office:value="1.20565760116577" calcext:value-type="float">
            <text:p>1.2056576012</text:p>
          </table:table-cell>
          <table:table-cell office:value-type="float" office:value="1.2483079207171" calcext:value-type="float">
            <text:p>1.2483079207</text:p>
          </table:table-cell>
          <table:table-cell office:value-type="float" office:value="1.04426538944244" calcext:value-type="float">
            <text:p>1.0442653894</text:p>
          </table:table-cell>
          <table:table-cell office:value-type="float" office:value="-5.80539088908016" calcext:value-type="float">
            <text:p>-5.8053908891</text:p>
          </table:table-cell>
        </table:table-row>
        <table:table-row table:style-name="ro1">
          <table:table-cell office:value-type="float" office:value="79.8981969356537" calcext:value-type="float">
            <text:p>79.8981969357</text:p>
          </table:table-cell>
          <table:table-cell office:value-type="float" office:value="1.19691326494217" calcext:value-type="float">
            <text:p>1.1969132649</text:p>
          </table:table-cell>
          <table:table-cell office:value-type="float" office:value="1.42579865499509" calcext:value-type="float">
            <text:p>1.425798655</text:p>
          </table:table-cell>
          <table:table-cell office:value-type="float" office:value="1.13197255134583" calcext:value-type="float">
            <text:p>1.1319725513</text:p>
          </table:table-cell>
          <table:table-cell office:value-type="float" office:value="-5.0161044040608" calcext:value-type="float">
            <text:p>-5.0161044041</text:p>
          </table:table-cell>
        </table:table-row>
        <table:table-row table:style-name="ro1">
          <table:table-cell office:value-type="float" office:value="80.0261399745941" calcext:value-type="float">
            <text:p>80.0261399746</text:p>
          </table:table-cell>
          <table:table-cell office:value-type="float" office:value="1.1895567440033" calcext:value-type="float">
            <text:p>1.189556744</text:p>
          </table:table-cell>
          <table:table-cell office:value-type="float" office:value="0.892767781385272" calcext:value-type="float">
            <text:p>0.8927677814</text:p>
          </table:table-cell>
          <table:table-cell office:value-type="float" office:value="1.06824851036072" calcext:value-type="float">
            <text:p>1.0682485104</text:p>
          </table:table-cell>
          <table:table-cell office:value-type="float" office:value="-5.39548034184028" calcext:value-type="float">
            <text:p>-5.3954803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22:15:40.133308866</dc:date>
    <meta:editing-duration>PT4M55S</meta:editing-duration>
    <meta:editing-cycles>1</meta:editing-cycles>
    <meta:document-statistic meta:table-count="1" meta:cell-count="730" meta:object-count="2"/>
    <meta:generator>LibreOffice/5.1.6.2$Linux_AARCH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139cm" svg:y="4.204cm" style:legend-expansion="high" chart:style-name="ch2"/>
        <chart:plot-area chart:style-name="ch3" table:cell-range-address="accdata.A1:accdata.A146 accdata.D1:accdata.D146" svg:x="0.319cm" svg:y="0.18cm" svg:width="12.501cm" svg:height="8.646cm">
          <chartooo:coordinate-region svg:x="1.046cm" svg:y="0.38cm" svg:width="11.58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ccdata.D1:accdata.D146" chart:class="chart:scatter">
            <chart:domain table:cell-range-address="accdata.A1:accdata.A146"/>
            <chart:data-point chart:repeated="1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1883690357208">
                <text:p>35.1883690357208</text:p>
                <draw:g>
                  <svg:desc>accdata.A1:accdata.A146</svg:desc>
                </draw:g>
              </table:table-cell>
              <table:table-cell office:value-type="float" office:value="1.20273447036743">
                <text:p>1.20273447036743</text:p>
                <draw:g>
                  <svg:desc>accdata.D1:accdata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3104908466339">
                <text:p>35.3104908466339</text:p>
              </table:table-cell>
              <table:table-cell office:value-type="float" office:value="1.20321464538574">
                <text:p>1.20321464538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4393458366394">
                <text:p>35.4393458366394</text:p>
              </table:table-cell>
              <table:table-cell office:value-type="float" office:value="1.18578898906708">
                <text:p>1.18578898906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5624380111694">
                <text:p>35.5624380111694</text:p>
              </table:table-cell>
              <table:table-cell office:value-type="float" office:value="1.20871961116791">
                <text:p>1.20871961116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686527967453">
                <text:p>35.686527967453</text:p>
              </table:table-cell>
              <table:table-cell office:value-type="float" office:value="1.40035128593445">
                <text:p>1.40035128593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8141560554504">
                <text:p>35.8141560554504</text:p>
              </table:table-cell>
              <table:table-cell office:value-type="float" office:value="1.42774820327759">
                <text:p>1.42774820327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9382519721985">
                <text:p>35.9382519721985</text:p>
              </table:table-cell>
              <table:table-cell office:value-type="float" office:value="1.34256434440613">
                <text:p>1.34256434440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0620899200439">
                <text:p>36.0620899200439</text:p>
              </table:table-cell>
              <table:table-cell office:value-type="float" office:value="1.251868724823">
                <text:p>1.251868724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1861820220947">
                <text:p>36.1861820220947</text:p>
              </table:table-cell>
              <table:table-cell office:value-type="float" office:value="1.26107537746429">
                <text:p>1.26107537746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3142130374908">
                <text:p>36.3142130374908</text:p>
              </table:table-cell>
              <table:table-cell office:value-type="float" office:value="1.32905030250549">
                <text:p>1.32905030250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4381959438324">
                <text:p>36.4381959438324</text:p>
              </table:table-cell>
              <table:table-cell office:value-type="float" office:value="1.19454646110535">
                <text:p>1.19454646110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626299381256">
                <text:p>36.5626299381256</text:p>
              </table:table-cell>
              <table:table-cell office:value-type="float" office:value="1.06791579723358">
                <text:p>1.06791579723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9425768852234">
                <text:p>38.9425768852234</text:p>
              </table:table-cell>
              <table:table-cell office:value-type="float" office:value="1.0462965965271">
                <text:p>1.0462965965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0708839893341">
                <text:p>39.0708839893341</text:p>
              </table:table-cell>
              <table:table-cell office:value-type="float" office:value="1.24013578891754">
                <text:p>1.240135788917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1942389011383">
                <text:p>39.1942389011383</text:p>
              </table:table-cell>
              <table:table-cell office:value-type="float" office:value="1.32762980461121">
                <text:p>1.32762980461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3181409835815">
                <text:p>39.3181409835815</text:p>
              </table:table-cell>
              <table:table-cell office:value-type="float" office:value="1.30374431610107">
                <text:p>1.30374431610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4422299861908">
                <text:p>39.4422299861908</text:p>
              </table:table-cell>
              <table:table-cell office:value-type="float" office:value="1.28679537773132">
                <text:p>1.28679537773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.5702409744263">
                <text:p>39.5702409744263</text:p>
              </table:table-cell>
              <table:table-cell office:value-type="float" office:value="1.35162448883057">
                <text:p>1.35162448883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6941678524017">
                <text:p>39.6941678524017</text:p>
              </table:table-cell>
              <table:table-cell office:value-type="float" office:value="1.30736577510834">
                <text:p>1.307365775108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8224630355835">
                <text:p>39.8224630355835</text:p>
              </table:table-cell>
              <table:table-cell office:value-type="float" office:value="1.22324478626251">
                <text:p>1.22324478626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9463348388672">
                <text:p>39.9463348388672</text:p>
              </table:table-cell>
              <table:table-cell office:value-type="float" office:value="1.12602436542511">
                <text:p>1.12602436542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070408821106">
                <text:p>40.070408821106</text:p>
              </table:table-cell>
              <table:table-cell office:value-type="float" office:value="1.09388959407806">
                <text:p>1.09388959407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1942520141602">
                <text:p>40.1942520141602</text:p>
              </table:table-cell>
              <table:table-cell office:value-type="float" office:value="1.08239483833313">
                <text:p>1.08239483833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3300590515137">
                <text:p>46.3300590515137</text:p>
              </table:table-cell>
              <table:table-cell office:value-type="float" office:value="2.58309817314148">
                <text:p>2.58309817314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4582450389862">
                <text:p>46.4582450389862</text:p>
              </table:table-cell>
              <table:table-cell office:value-type="float" office:value="2.59449553489685">
                <text:p>2.59449553489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5821008682251">
                <text:p>46.5821008682251</text:p>
              </table:table-cell>
              <table:table-cell office:value-type="float" office:value="2.51717877388">
                <text:p>2.517178773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.7061350345612">
                <text:p>46.7061350345612</text:p>
              </table:table-cell>
              <table:table-cell office:value-type="float" office:value="2.38721370697021">
                <text:p>2.38721370697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834056854248">
                <text:p>46.834056854248</text:p>
              </table:table-cell>
              <table:table-cell office:value-type="float" office:value="2.27893662452698">
                <text:p>2.27893662452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958468914032">
                <text:p>46.958468914032</text:p>
              </table:table-cell>
              <table:table-cell office:value-type="float" office:value="2.19112110137939">
                <text:p>2.19112110137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0820949077606">
                <text:p>47.0820949077606</text:p>
              </table:table-cell>
              <table:table-cell office:value-type="float" office:value="2.11673307418823">
                <text:p>2.11673307418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2104270458221">
                <text:p>47.2104270458221</text:p>
              </table:table-cell>
              <table:table-cell office:value-type="float" office:value="2.0221471786499">
                <text:p>2.0221471786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3341100215912">
                <text:p>47.3341100215912</text:p>
              </table:table-cell>
              <table:table-cell office:value-type="float" office:value="1.91810297966003">
                <text:p>1.91810297966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580898284912">
                <text:p>47.4580898284912</text:p>
              </table:table-cell>
              <table:table-cell office:value-type="float" office:value="1.82410144805908">
                <text:p>1.824101448059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.5820870399475">
                <text:p>47.5820870399475</text:p>
              </table:table-cell>
              <table:table-cell office:value-type="float" office:value="1.81405246257782">
                <text:p>1.81405246257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7103278636932">
                <text:p>47.7103278636932</text:p>
              </table:table-cell>
              <table:table-cell office:value-type="float" office:value="1.81648540496826">
                <text:p>1.81648540496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8341569900513">
                <text:p>47.8341569900513</text:p>
              </table:table-cell>
              <table:table-cell office:value-type="float" office:value="1.69144308567047">
                <text:p>1.691443085670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9584729671478">
                <text:p>47.9584729671478</text:p>
              </table:table-cell>
              <table:table-cell office:value-type="float" office:value="1.51467192173004">
                <text:p>1.514671921730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.0863330364227">
                <text:p>48.0863330364227</text:p>
              </table:table-cell>
              <table:table-cell office:value-type="float" office:value="1.3638368844986">
                <text:p>1.363836884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2103650569916">
                <text:p>48.2103650569916</text:p>
              </table:table-cell>
              <table:table-cell office:value-type="float" office:value="1.2399080991745">
                <text:p>1.23990809917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3341178894043">
                <text:p>48.3341178894043</text:p>
              </table:table-cell>
              <table:table-cell office:value-type="float" office:value="1.19193029403687">
                <text:p>1.191930294036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.4622578620911">
                <text:p>48.4622578620911</text:p>
              </table:table-cell>
              <table:table-cell office:value-type="float" office:value="1.4801219701767">
                <text:p>1.48012197017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5862820148468">
                <text:p>48.5862820148468</text:p>
              </table:table-cell>
              <table:table-cell office:value-type="float" office:value="1.3639669418335">
                <text:p>1.3639669418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.7100820541382">
                <text:p>48.7100820541382</text:p>
              </table:table-cell>
              <table:table-cell office:value-type="float" office:value="1.22197699546814">
                <text:p>1.221976995468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8341388702393">
                <text:p>48.8341388702393</text:p>
              </table:table-cell>
              <table:table-cell office:value-type="float" office:value="1.45139765739441">
                <text:p>1.45139765739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9621548652649">
                <text:p>48.9621548652649</text:p>
              </table:table-cell>
              <table:table-cell office:value-type="float" office:value="1.4668196439743">
                <text:p>1.46681964397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.086413860321">
                <text:p>49.086413860321</text:p>
              </table:table-cell>
              <table:table-cell office:value-type="float" office:value="1.34544289112091">
                <text:p>1.34544289112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.2102959156036">
                <text:p>49.2102959156036</text:p>
              </table:table-cell>
              <table:table-cell office:value-type="float" office:value="1.30896830558777">
                <text:p>1.30896830558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3382618427277">
                <text:p>49.3382618427277</text:p>
              </table:table-cell>
              <table:table-cell office:value-type="float" office:value="1.53249740600586">
                <text:p>1.53249740600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.4621088504791">
                <text:p>49.4621088504791</text:p>
              </table:table-cell>
              <table:table-cell office:value-type="float" office:value="1.38192224502563">
                <text:p>1.38192224502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862648487091">
                <text:p>49.5862648487091</text:p>
              </table:table-cell>
              <table:table-cell office:value-type="float" office:value="1.29328799247742">
                <text:p>1.29328799247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7101228237152">
                <text:p>49.7101228237152</text:p>
              </table:table-cell>
              <table:table-cell office:value-type="float" office:value="1.41345381736755">
                <text:p>1.41345381736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.8386039733887">
                <text:p>49.8386039733887</text:p>
              </table:table-cell>
              <table:table-cell office:value-type="float" office:value="1.55791699886322">
                <text:p>1.55791699886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.9621150493622">
                <text:p>49.9621150493622</text:p>
              </table:table-cell>
              <table:table-cell office:value-type="float" office:value="1.43821704387665">
                <text:p>1.43821704387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.0860710144043">
                <text:p>50.0860710144043</text:p>
              </table:table-cell>
              <table:table-cell office:value-type="float" office:value="1.37558078765869">
                <text:p>1.375580787658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.2141380310059">
                <text:p>50.2141380310059</text:p>
              </table:table-cell>
              <table:table-cell office:value-type="float" office:value="1.62091076374054">
                <text:p>1.620910763740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3386199474335">
                <text:p>50.3386199474335</text:p>
              </table:table-cell>
              <table:table-cell office:value-type="float" office:value="1.61567544937134">
                <text:p>1.615675449371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.4620668888092">
                <text:p>50.4620668888092</text:p>
              </table:table-cell>
              <table:table-cell office:value-type="float" office:value="1.50376927852631">
                <text:p>1.503769278526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.5902538299561">
                <text:p>50.5902538299561</text:p>
              </table:table-cell>
              <table:table-cell office:value-type="float" office:value="1.53647530078888">
                <text:p>1.536475300788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7141098976135">
                <text:p>50.7141098976135</text:p>
              </table:table-cell>
              <table:table-cell office:value-type="float" office:value="1.75911903381348">
                <text:p>1.75911903381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.8381519317627">
                <text:p>50.8381519317627</text:p>
              </table:table-cell>
              <table:table-cell office:value-type="float" office:value="1.60217750072479">
                <text:p>1.602177500724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.9621498584747">
                <text:p>50.9621498584747</text:p>
              </table:table-cell>
              <table:table-cell office:value-type="float" office:value="1.49995386600494">
                <text:p>1.49995386600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.0904150009155">
                <text:p>51.0904150009155</text:p>
              </table:table-cell>
              <table:table-cell office:value-type="float" office:value="1.53577899932861">
                <text:p>1.535778999328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2143518924713">
                <text:p>51.2143518924713</text:p>
              </table:table-cell>
              <table:table-cell office:value-type="float" office:value="1.78764081001282">
                <text:p>1.78764081001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.3381469249725">
                <text:p>51.3381469249725</text:p>
              </table:table-cell>
              <table:table-cell office:value-type="float" office:value="1.6469601392746">
                <text:p>1.6469601392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4621579647064">
                <text:p>51.4621579647064</text:p>
              </table:table-cell>
              <table:table-cell office:value-type="float" office:value="1.55690038204193">
                <text:p>1.55690038204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5901939868927">
                <text:p>51.5901939868927</text:p>
              </table:table-cell>
              <table:table-cell office:value-type="float" office:value="1.66495966911316">
                <text:p>1.664959669113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.7140469551086">
                <text:p>51.7140469551086</text:p>
              </table:table-cell>
              <table:table-cell office:value-type="float" office:value="1.75219357013702">
                <text:p>1.752193570137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.8380670547485">
                <text:p>51.8380670547485</text:p>
              </table:table-cell>
              <table:table-cell office:value-type="float" office:value="1.64015138149261">
                <text:p>1.64015138149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966344833374">
                <text:p>51.966344833374</text:p>
              </table:table-cell>
              <table:table-cell office:value-type="float" office:value="1.58028960227966">
                <text:p>1.58028960227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.0901420116425">
                <text:p>52.0901420116425</text:p>
              </table:table-cell>
              <table:table-cell office:value-type="float" office:value="1.89540123939514">
                <text:p>1.895401239395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.2142498493195">
                <text:p>52.2142498493195</text:p>
              </table:table-cell>
              <table:table-cell office:value-type="float" office:value="1.84523594379425">
                <text:p>1.845235943794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.3395009040833">
                <text:p>52.3395009040833</text:p>
              </table:table-cell>
              <table:table-cell office:value-type="float" office:value="1.74127900600433">
                <text:p>1.741279006004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.4662728309631">
                <text:p>52.4662728309631</text:p>
              </table:table-cell>
              <table:table-cell office:value-type="float" office:value="1.74695777893066">
                <text:p>1.746957778930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5901110172272">
                <text:p>52.5901110172272</text:p>
              </table:table-cell>
              <table:table-cell office:value-type="float" office:value="1.96922671794891">
                <text:p>1.969226717948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.7144629955292">
                <text:p>52.7144629955292</text:p>
              </table:table-cell>
              <table:table-cell office:value-type="float" office:value="1.81533777713776">
                <text:p>1.81533777713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.8421339988708">
                <text:p>52.8421339988708</text:p>
              </table:table-cell>
              <table:table-cell office:value-type="float" office:value="1.70911180973053">
                <text:p>1.709111809730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.9661839008331">
                <text:p>52.9661839008331</text:p>
              </table:table-cell>
              <table:table-cell office:value-type="float" office:value="1.74726533889771">
                <text:p>1.74726533889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.090411901474">
                <text:p>53.090411901474</text:p>
              </table:table-cell>
              <table:table-cell office:value-type="float" office:value="1.81533777713776">
                <text:p>1.81533777713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.2140638828278">
                <text:p>53.2140638828278</text:p>
              </table:table-cell>
              <table:table-cell office:value-type="float" office:value="1.66712665557861">
                <text:p>1.667126655578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.3422179222107">
                <text:p>53.3422179222107</text:p>
              </table:table-cell>
              <table:table-cell office:value-type="float" office:value="1.57579958438873">
                <text:p>1.57579958438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.46617603302">
                <text:p>53.46617603302</text:p>
              </table:table-cell>
              <table:table-cell office:value-type="float" office:value="1.46164655685425">
                <text:p>1.46164655685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.5901699066162">
                <text:p>53.5901699066162</text:p>
              </table:table-cell>
              <table:table-cell office:value-type="float" office:value="1.29063928127289">
                <text:p>1.290639281272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.7181458473206">
                <text:p>53.7181458473206</text:p>
              </table:table-cell>
              <table:table-cell office:value-type="float" office:value="1.18554949760437">
                <text:p>1.185549497604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.8422210216522">
                <text:p>53.8422210216522</text:p>
              </table:table-cell>
              <table:table-cell office:value-type="float" office:value="1.12578189373016">
                <text:p>1.12578189373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.9660499095917">
                <text:p>53.9660499095917</text:p>
              </table:table-cell>
              <table:table-cell office:value-type="float" office:value="1.22032976150513">
                <text:p>1.220329761505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0902488231659">
                <text:p>54.0902488231659</text:p>
              </table:table-cell>
              <table:table-cell office:value-type="float" office:value="1.08783674240112">
                <text:p>1.08783674240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.3420979976654">
                <text:p>54.3420979976654</text:p>
              </table:table-cell>
              <table:table-cell office:value-type="float" office:value="1.02063179016113">
                <text:p>1.020631790161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.9662029743195">
                <text:p>54.9662029743195</text:p>
              </table:table-cell>
              <table:table-cell office:value-type="float" office:value="1.08482074737549">
                <text:p>1.084820747375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.3422338962555">
                <text:p>55.3422338962555</text:p>
              </table:table-cell>
              <table:table-cell office:value-type="float" office:value="1.07682275772095">
                <text:p>1.076822757720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.4660949707031">
                <text:p>55.4660949707031</text:p>
              </table:table-cell>
              <table:table-cell office:value-type="float" office:value="1.37456250190735">
                <text:p>1.374562501907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.5954790115356">
                <text:p>55.5954790115356</text:p>
              </table:table-cell>
              <table:table-cell office:value-type="float" office:value="1.53533804416657">
                <text:p>1.535338044166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7180900573731">
                <text:p>55.7180900573731</text:p>
              </table:table-cell>
              <table:table-cell office:value-type="float" office:value="1.48988950252533">
                <text:p>1.489889502525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.8422079086304">
                <text:p>55.8422079086304</text:p>
              </table:table-cell>
              <table:table-cell office:value-type="float" office:value="1.39107847213745">
                <text:p>1.391078472137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.9703869819641">
                <text:p>55.9703869819641</text:p>
              </table:table-cell>
              <table:table-cell office:value-type="float" office:value="1.26779496669769">
                <text:p>1.267794966697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.0941009521484">
                <text:p>56.0941009521484</text:p>
              </table:table-cell>
              <table:table-cell office:value-type="float" office:value="1.15841054916382">
                <text:p>1.158410549163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2184579372406">
                <text:p>56.2184579372406</text:p>
              </table:table-cell>
              <table:table-cell office:value-type="float" office:value="1.08025145530701">
                <text:p>1.080251455307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.3461489677429">
                <text:p>56.3461489677429</text:p>
              </table:table-cell>
              <table:table-cell office:value-type="float" office:value="1.06728684902191">
                <text:p>1.067286849021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4701800346375">
                <text:p>56.4701800346375</text:p>
              </table:table-cell>
              <table:table-cell office:value-type="float" office:value="1.35312008857727">
                <text:p>1.353120088577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.5942099094391">
                <text:p>56.5942099094391</text:p>
              </table:table-cell>
              <table:table-cell office:value-type="float" office:value="2.63950896263123">
                <text:p>2.63950896263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7181539535522">
                <text:p>56.7181539535522</text:p>
              </table:table-cell>
              <table:table-cell office:value-type="float" office:value="2.50254392623901">
                <text:p>2.502543926239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.8461599349976">
                <text:p>56.8461599349976</text:p>
              </table:table-cell>
              <table:table-cell office:value-type="float" office:value="2.34070134162903">
                <text:p>2.340701341629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.9700989723206">
                <text:p>56.9700989723206</text:p>
              </table:table-cell>
              <table:table-cell office:value-type="float" office:value="2.15885949134827">
                <text:p>2.15885949134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.0942928791046">
                <text:p>57.0942928791046</text:p>
              </table:table-cell>
              <table:table-cell office:value-type="float" office:value="1.97708749771118">
                <text:p>1.977087497711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.3463628292084">
                <text:p>57.3463628292084</text:p>
              </table:table-cell>
              <table:table-cell office:value-type="float" office:value="1.0059130191803">
                <text:p>1.00591301918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.1262040138245">
                <text:p>71.1262040138245</text:p>
              </table:table-cell>
              <table:table-cell office:value-type="float" office:value="1.01347064971924">
                <text:p>1.013470649719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.2503190040588">
                <text:p>71.2503190040588</text:p>
              </table:table-cell>
              <table:table-cell office:value-type="float" office:value="1.02177751064301">
                <text:p>1.021777510643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.3741788864136">
                <text:p>71.3741788864136</text:p>
              </table:table-cell>
              <table:table-cell office:value-type="float" office:value="1.01195466518402">
                <text:p>1.011954665184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.6264078617096">
                <text:p>71.6264078617096</text:p>
              </table:table-cell>
              <table:table-cell office:value-type="float" office:value="1.09553754329681">
                <text:p>1.095537543296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.7541229724884">
                <text:p>71.7541229724884</text:p>
              </table:table-cell>
              <table:table-cell office:value-type="float" office:value="1.11021900177002">
                <text:p>1.110219001770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.8788168430328">
                <text:p>71.8788168430328</text:p>
              </table:table-cell>
              <table:table-cell office:value-type="float" office:value="1.0456885099411">
                <text:p>1.04568850994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.0020999908447">
                <text:p>72.0020999908447</text:p>
              </table:table-cell>
              <table:table-cell office:value-type="float" office:value="1.01287543773651">
                <text:p>1.01287543773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.1301229000092">
                <text:p>72.1301229000092</text:p>
              </table:table-cell>
              <table:table-cell office:value-type="float" office:value="1.11538755893707">
                <text:p>1.115387558937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.2544870376587">
                <text:p>72.2544870376587</text:p>
              </table:table-cell>
              <table:table-cell office:value-type="float" office:value="1.08984327316284">
                <text:p>1.089843273162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.1340489387512">
                <text:p>74.1340489387512</text:p>
              </table:table-cell>
              <table:table-cell office:value-type="float" office:value="1.02236998081207">
                <text:p>1.022369980812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.2581398487091">
                <text:p>74.2581398487091</text:p>
              </table:table-cell>
              <table:table-cell office:value-type="float" office:value="1.01614451408386">
                <text:p>1.01614451408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.382141828537">
                <text:p>74.382141828537</text:p>
              </table:table-cell>
              <table:table-cell office:value-type="float" office:value="1.06654405593872">
                <text:p>1.066544055938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.5107460021973">
                <text:p>74.5107460021973</text:p>
              </table:table-cell>
              <table:table-cell office:value-type="float" office:value="1.15337300300598">
                <text:p>1.153373003005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.6382038593292">
                <text:p>74.6382038593292</text:p>
              </table:table-cell>
              <table:table-cell office:value-type="float" office:value="1.10377824306488">
                <text:p>1.10377824306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.7582130432129">
                <text:p>74.7582130432129</text:p>
              </table:table-cell>
              <table:table-cell office:value-type="float" office:value="1.02157700061798">
                <text:p>1.02157700061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.0141658782959">
                <text:p>76.0141658782959</text:p>
              </table:table-cell>
              <table:table-cell office:value-type="float" office:value="1.09279811382294">
                <text:p>1.092798113822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.1381969451904">
                <text:p>76.1381969451904</text:p>
              </table:table-cell>
              <table:table-cell office:value-type="float" office:value="1.13723790645599">
                <text:p>1.137237906455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.2624549865723">
                <text:p>76.2624549865723</text:p>
              </table:table-cell>
              <table:table-cell office:value-type="float" office:value="1.11306989192963">
                <text:p>1.113069891929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.3905160427094">
                <text:p>76.3905160427094</text:p>
              </table:table-cell>
              <table:table-cell office:value-type="float" office:value="1.10825443267822">
                <text:p>1.108254432678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.5147969722748">
                <text:p>76.5147969722748</text:p>
              </table:table-cell>
              <table:table-cell office:value-type="float" office:value="1.17065119743347">
                <text:p>1.170651197433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6381769180298">
                <text:p>76.6381769180298</text:p>
              </table:table-cell>
              <table:table-cell office:value-type="float" office:value="1.10154390335083">
                <text:p>1.101543903350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7662138938904">
                <text:p>76.7662138938904</text:p>
              </table:table-cell>
              <table:table-cell office:value-type="float" office:value="1.0187953710556">
                <text:p>1.01879537105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1421270370483">
                <text:p>77.1421270370483</text:p>
              </table:table-cell>
              <table:table-cell office:value-type="float" office:value="1.06640231609344">
                <text:p>1.066402316093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.5181708335876">
                <text:p>77.5181708335876</text:p>
              </table:table-cell>
              <table:table-cell office:value-type="float" office:value="1.05160069465637">
                <text:p>1.05160069465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.6421270370483">
                <text:p>77.6421270370483</text:p>
              </table:table-cell>
              <table:table-cell office:value-type="float" office:value="1.10293924808502">
                <text:p>1.102939248085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.7661738395691">
                <text:p>77.7661738395691</text:p>
              </table:table-cell>
              <table:table-cell office:value-type="float" office:value="1.01260423660278">
                <text:p>1.012604236602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8.0183000564575">
                <text:p>78.0183000564575</text:p>
              </table:table-cell>
              <table:table-cell office:value-type="float" office:value="1.08488070964813">
                <text:p>1.084880709648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.1462359428406">
                <text:p>78.1462359428406</text:p>
              </table:table-cell>
              <table:table-cell office:value-type="float" office:value="1.11999571323395">
                <text:p>1.11999571323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.2701258659363">
                <text:p>78.2701258659363</text:p>
              </table:table-cell>
              <table:table-cell office:value-type="float" office:value="1.0015105009079">
                <text:p>1.00151050090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.5224049091339">
                <text:p>78.5224049091339</text:p>
              </table:table-cell>
              <table:table-cell office:value-type="float" office:value="1.19937348365784">
                <text:p>1.199373483657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8.646213054657">
                <text:p>78.646213054657</text:p>
              </table:table-cell>
              <table:table-cell office:value-type="float" office:value="1.11624872684479">
                <text:p>1.116248726844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.7701179981232">
                <text:p>78.7701179981232</text:p>
              </table:table-cell>
              <table:table-cell office:value-type="float" office:value="1.03512752056122">
                <text:p>1.035127520561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.8980710506439">
                <text:p>78.8980710506439</text:p>
              </table:table-cell>
              <table:table-cell office:value-type="float" office:value="1.05311238765717">
                <text:p>1.053112387657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.0221140384674">
                <text:p>79.0221140384674</text:p>
              </table:table-cell>
              <table:table-cell office:value-type="float" office:value="1.26345801353455">
                <text:p>1.263458013534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.1461238861084">
                <text:p>79.1461238861084</text:p>
              </table:table-cell>
              <table:table-cell office:value-type="float" office:value="1.14572203159332">
                <text:p>1.145722031593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.2742018699646">
                <text:p>79.2742018699646</text:p>
              </table:table-cell>
              <table:table-cell office:value-type="float" office:value="1.01403331756592">
                <text:p>1.014033317565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9.3986070156097">
                <text:p>79.3986070156097</text:p>
              </table:table-cell>
              <table:table-cell office:value-type="float" office:value="1.18147003650665">
                <text:p>1.181470036506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9.522145986557">
                <text:p>79.522145986557</text:p>
              </table:table-cell>
              <table:table-cell office:value-type="float" office:value="1.17292487621307">
                <text:p>1.172924876213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6462118625641">
                <text:p>79.6462118625641</text:p>
              </table:table-cell>
              <table:table-cell office:value-type="float" office:value="1.03879129886627">
                <text:p>1.038791298866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7742290496826">
                <text:p>79.7742290496826</text:p>
              </table:table-cell>
              <table:table-cell office:value-type="float" office:value="1.04426538944244">
                <text:p>1.044265389442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.8981969356537">
                <text:p>79.8981969356537</text:p>
              </table:table-cell>
              <table:table-cell office:value-type="float" office:value="1.13197255134583">
                <text:p>1.131972551345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.0261399745941">
                <text:p>80.0261399745941</text:p>
              </table:table-cell>
              <table:table-cell office:value-type="float" office:value="1.06824851036072">
                <text:p>1.06824851036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3.139cm" svg:y="3.954cm" style:legend-expansion="high" chart:style-name="ch2"/>
        <chart:plot-area chart:style-name="ch3" table:cell-range-address="accdata.A1:accdata.C146" svg:x="0.319cm" svg:y="0.18cm" svg:width="12.501cm" svg:height="8.645cm">
          <chartooo:coordinate-region svg:x="1.152cm" svg:y="0.38cm" svg:width="11.481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ccdata.B1:accdata.B146" chart:class="chart:scatter">
            <chart:domain table:cell-range-address="accdata.A1:accdata.A146"/>
            <chart:data-point chart:repeated="146"/>
          </chart:series>
          <chart:series chart:style-name="ch7" chart:values-cell-range-address="accdata.C1:accdata.C146" chart:class="chart:scatter">
            <chart:data-point chart:repeated="1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1883690357208">
                <text:p>35.1883690357208</text:p>
                <draw:g>
                  <svg:desc>accdata.A1:accdata.A146</svg:desc>
                </draw:g>
              </table:table-cell>
              <table:table-cell office:value-type="float" office:value="0">
                <text:p>0</text:p>
                <draw:g>
                  <svg:desc>accdata.B1:accdata.B146</svg:desc>
                </draw:g>
              </table:table-cell>
              <table:table-cell office:value-type="float" office:value="0.0321494765894302">
                <text:p>0.0321494765894302</text:p>
                <draw:g>
                  <svg:desc>accdata.C1:accdata.C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3104908466339">
                <text:p>35.3104908466339</text:p>
              </table:table-cell>
              <table:table-cell office:value-type="float" office:value="0">
                <text:p>0</text:p>
              </table:table-cell>
              <table:table-cell office:value-type="float" office:value="0.0240764221082358">
                <text:p>0.0240764221082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4393458366394">
                <text:p>35.4393458366394</text:p>
              </table:table-cell>
              <table:table-cell office:value-type="float" office:value="0">
                <text:p>0</text:p>
              </table:table-cell>
              <table:table-cell office:value-type="float" office:value="-0.0157087516063547">
                <text:p>-0.0157087516063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5624380111694">
                <text:p>35.5624380111694</text:p>
              </table:table-cell>
              <table:table-cell office:value-type="float" office:value="0">
                <text:p>0</text:p>
              </table:table-cell>
              <table:table-cell office:value-type="float" office:value="0.139346280271659">
                <text:p>0.139346280271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686527967453">
                <text:p>35.686527967453</text:p>
              </table:table-cell>
              <table:table-cell office:value-type="float" office:value="0.540914914989471">
                <text:p>0.540914914989471</text:p>
              </table:table-cell>
              <table:table-cell office:value-type="float" office:value="0.872612542767751">
                <text:p>0.872612542767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8141560554504">
                <text:p>35.8141560554504</text:p>
              </table:table-cell>
              <table:table-cell office:value-type="float" office:value="0.735030950832367">
                <text:p>0.735030950832367</text:p>
              </table:table-cell>
              <table:table-cell office:value-type="float" office:value="0.5518205008725">
                <text:p>0.5518205008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9382519721985">
                <text:p>35.9382519721985</text:p>
              </table:table-cell>
              <table:table-cell office:value-type="float" office:value="0">
                <text:p>0</text:p>
              </table:table-cell>
              <table:table-cell office:value-type="float" office:value="-0.187426686921908">
                <text:p>-0.187426686921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0620899200439">
                <text:p>36.0620899200439</text:p>
              </table:table-cell>
              <table:table-cell office:value-type="float" office:value="0.996836032581329">
                <text:p>0.996836032581329</text:p>
              </table:table-cell>
              <table:table-cell office:value-type="float" office:value="0.938525379673587">
                <text:p>0.938525379673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1861820220947">
                <text:p>36.1861820220947</text:p>
              </table:table-cell>
              <table:table-cell office:value-type="float" office:value="1.04282251148224">
                <text:p>1.04282251148224</text:p>
              </table:table-cell>
              <table:table-cell office:value-type="float" office:value="1.08544415169856">
                <text:p>1.08544415169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3142130374908">
                <text:p>36.3142130374908</text:p>
              </table:table-cell>
              <table:table-cell office:value-type="float" office:value="1.10141122465134">
                <text:p>1.10141122465134</text:p>
              </table:table-cell>
              <table:table-cell office:value-type="float" office:value="1.05766233085633">
                <text:p>1.05766233085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4381959438324">
                <text:p>36.4381959438324</text:p>
              </table:table-cell>
              <table:table-cell office:value-type="float" office:value="1.15388612604141">
                <text:p>1.15388612604141</text:p>
              </table:table-cell>
              <table:table-cell office:value-type="float" office:value="0.96584051266723">
                <text:p>0.96584051266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626299381256">
                <text:p>36.5626299381256</text:p>
              </table:table-cell>
              <table:table-cell office:value-type="float" office:value="1.23696393032074">
                <text:p>1.23696393032074</text:p>
              </table:table-cell>
              <table:table-cell office:value-type="float" office:value="1.10983224270629">
                <text:p>1.10983224270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9425768852234">
                <text:p>38.9425768852234</text:p>
              </table:table-cell>
              <table:table-cell office:value-type="float" office:value="0">
                <text:p>0</text:p>
              </table:table-cell>
              <table:table-cell office:value-type="float" office:value="0.145715411449274">
                <text:p>0.145715411449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0708839893341">
                <text:p>39.0708839893341</text:p>
              </table:table-cell>
              <table:table-cell office:value-type="float" office:value="0">
                <text:p>0</text:p>
              </table:table-cell>
              <table:table-cell office:value-type="float" office:value="0.303010634533366">
                <text:p>0.30301063453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1942389011383">
                <text:p>39.1942389011383</text:p>
              </table:table-cell>
              <table:table-cell office:value-type="float" office:value="0">
                <text:p>0</text:p>
              </table:table-cell>
              <table:table-cell office:value-type="float" office:value="0.0127088249264894">
                <text:p>0.0127088249264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3181409835815">
                <text:p>39.3181409835815</text:p>
              </table:table-cell>
              <table:table-cell office:value-type="float" office:value="0">
                <text:p>0</text:p>
              </table:table-cell>
              <table:table-cell office:value-type="float" office:value="-0.144556779375691">
                <text:p>-0.1445567793756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4422299861908">
                <text:p>39.4422299861908</text:p>
              </table:table-cell>
              <table:table-cell office:value-type="float" office:value="0">
                <text:p>0</text:p>
              </table:table-cell>
              <table:table-cell office:value-type="float" office:value="-0.0119303605914738">
                <text:p>-0.0119303605914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.5702409744263">
                <text:p>39.5702409744263</text:p>
              </table:table-cell>
              <table:table-cell office:value-type="float" office:value="0">
                <text:p>0</text:p>
              </table:table-cell>
              <table:table-cell office:value-type="float" office:value="0.190665136289867">
                <text:p>0.190665136289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6941678524017">
                <text:p>39.6941678524017</text:p>
              </table:table-cell>
              <table:table-cell office:value-type="float" office:value="0">
                <text:p>0</text:p>
              </table:table-cell>
              <table:table-cell office:value-type="float" office:value="-0.0470391181775875">
                <text:p>-0.0470391181775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8224630355835">
                <text:p>39.8224630355835</text:p>
              </table:table-cell>
              <table:table-cell office:value-type="float" office:value="0.700104160404205">
                <text:p>0.700104160404205</text:p>
              </table:table-cell>
              <table:table-cell office:value-type="float" office:value="0.547611620062485">
                <text:p>0.547611620062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9463348388672">
                <text:p>39.9463348388672</text:p>
              </table:table-cell>
              <table:table-cell office:value-type="float" office:value="0.769716602802277">
                <text:p>0.769716602802277</text:p>
              </table:table-cell>
              <table:table-cell office:value-type="float" office:value="0.64286555206301">
                <text:p>0.64286555206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070408821106">
                <text:p>40.070408821106</text:p>
              </table:table-cell>
              <table:table-cell office:value-type="float" office:value="0.830276252698898">
                <text:p>0.830276252698898</text:p>
              </table:table-cell>
              <table:table-cell office:value-type="float" office:value="0.799298075351426">
                <text:p>0.799298075351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1942520141602">
                <text:p>40.1942520141602</text:p>
              </table:table-cell>
              <table:table-cell office:value-type="float" office:value="0.915303523921967">
                <text:p>0.915303523921967</text:p>
              </table:table-cell>
              <table:table-cell office:value-type="float" office:value="0.926731941380616">
                <text:p>0.926731941380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3300590515137">
                <text:p>46.3300590515137</text:p>
              </table:table-cell>
              <table:table-cell office:value-type="float" office:value="0">
                <text:p>0</text:p>
              </table:table-cell>
              <table:table-cell office:value-type="float" office:value="-0.0559705511277964">
                <text:p>-0.0559705511277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4582450389862">
                <text:p>46.4582450389862</text:p>
              </table:table-cell>
              <table:table-cell office:value-type="float" office:value="0">
                <text:p>0</text:p>
              </table:table-cell>
              <table:table-cell office:value-type="float" office:value="0.0270712966823515">
                <text:p>0.0270712966823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5821008682251">
                <text:p>46.5821008682251</text:p>
              </table:table-cell>
              <table:table-cell office:value-type="float" office:value="0">
                <text:p>0</text:p>
              </table:table-cell>
              <table:table-cell office:value-type="float" office:value="-0.095894389235826">
                <text:p>-0.095894389235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.7061350345612">
                <text:p>46.7061350345612</text:p>
              </table:table-cell>
              <table:table-cell office:value-type="float" office:value="0">
                <text:p>0</text:p>
              </table:table-cell>
              <table:table-cell office:value-type="float" office:value="-0.0689181108327357">
                <text:p>-0.0689181108327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834056854248">
                <text:p>46.834056854248</text:p>
              </table:table-cell>
              <table:table-cell office:value-type="float" office:value="0">
                <text:p>0</text:p>
              </table:table-cell>
              <table:table-cell office:value-type="float" office:value="-0.140733246130856">
                <text:p>-0.140733246130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958468914032">
                <text:p>46.958468914032</text:p>
              </table:table-cell>
              <table:table-cell office:value-type="float" office:value="0.729941395807266">
                <text:p>0.729941395807266</text:p>
              </table:table-cell>
              <table:table-cell office:value-type="float" office:value="0.601402535623961">
                <text:p>0.601402535623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0820949077606">
                <text:p>47.0820949077606</text:p>
              </table:table-cell>
              <table:table-cell office:value-type="float" office:value="0">
                <text:p>0</text:p>
              </table:table-cell>
              <table:table-cell office:value-type="float" office:value="-0.11776060662574">
                <text:p>-0.11776060662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2104270458221">
                <text:p>47.2104270458221</text:p>
              </table:table-cell>
              <table:table-cell office:value-type="float" office:value="0.815081568479538">
                <text:p>0.815081568479538</text:p>
              </table:table-cell>
              <table:table-cell office:value-type="float" office:value="0.701585984193595">
                <text:p>0.701585984193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3341100215912">
                <text:p>47.3341100215912</text:p>
              </table:table-cell>
              <table:table-cell office:value-type="float" office:value="1.02470751361847">
                <text:p>1.02470751361847</text:p>
              </table:table-cell>
              <table:table-cell office:value-type="float" office:value="0.808028602325975">
                <text:p>0.808028602325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580898284912">
                <text:p>47.4580898284912</text:p>
              </table:table-cell>
              <table:table-cell office:value-type="float" office:value="1.12839715642929">
                <text:p>1.12839715642929</text:p>
              </table:table-cell>
              <table:table-cell office:value-type="float" office:value="1.08092294885172">
                <text:p>1.080922948851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.5820870399475">
                <text:p>47.5820870399475</text:p>
              </table:table-cell>
              <table:table-cell office:value-type="float" office:value="1.22230789442062">
                <text:p>1.22230789442062</text:p>
              </table:table-cell>
              <table:table-cell office:value-type="float" office:value="1.184226212418">
                <text:p>1.184226212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7103278636932">
                <text:p>47.7103278636932</text:p>
              </table:table-cell>
              <table:table-cell office:value-type="float" office:value="1.29232995491028">
                <text:p>1.29232995491028</text:p>
              </table:table-cell>
              <table:table-cell office:value-type="float" office:value="1.1070037375362">
                <text:p>1.1070037375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8341569900513">
                <text:p>47.8341569900513</text:p>
              </table:table-cell>
              <table:table-cell office:value-type="float" office:value="1.41835811452866">
                <text:p>1.41835811452866</text:p>
              </table:table-cell>
              <table:table-cell office:value-type="float" office:value="1.18547546922604">
                <text:p>1.185475469226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9584729671478">
                <text:p>47.9584729671478</text:p>
              </table:table-cell>
              <table:table-cell office:value-type="float" office:value="1.44307089328766">
                <text:p>1.44307089328766</text:p>
              </table:table-cell>
              <table:table-cell office:value-type="float" office:value="1.15001965284285">
                <text:p>1.150019652842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.0863330364227">
                <text:p>48.0863330364227</text:p>
              </table:table-cell>
              <table:table-cell office:value-type="float" office:value="1.43507852830887">
                <text:p>1.43507852830887</text:p>
              </table:table-cell>
              <table:table-cell office:value-type="float" office:value="1.29934023167021">
                <text:p>1.29934023167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2103650569916">
                <text:p>48.2103650569916</text:p>
              </table:table-cell>
              <table:table-cell office:value-type="float" office:value="1.36428503627777">
                <text:p>1.36428503627777</text:p>
              </table:table-cell>
              <table:table-cell office:value-type="float" office:value="1.28045485318335">
                <text:p>1.28045485318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3341178894043">
                <text:p>48.3341178894043</text:p>
              </table:table-cell>
              <table:table-cell office:value-type="float" office:value="1.32406842956543">
                <text:p>1.32406842956543</text:p>
              </table:table-cell>
              <table:table-cell office:value-type="float" office:value="1.54354528547405">
                <text:p>1.543545285474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.4622578620911">
                <text:p>48.4622578620911</text:p>
              </table:table-cell>
              <table:table-cell office:value-type="float" office:value="1.29391311349869">
                <text:p>1.29391311349869</text:p>
              </table:table-cell>
              <table:table-cell office:value-type="float" office:value="2.19890196278614">
                <text:p>2.19890196278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5862820148468">
                <text:p>48.5862820148468</text:p>
              </table:table-cell>
              <table:table-cell office:value-type="float" office:value="1.27984670343399">
                <text:p>1.27984670343399</text:p>
              </table:table-cell>
              <table:table-cell office:value-type="float" office:value="1.11964525700401">
                <text:p>1.119645257004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.7100820541382">
                <text:p>48.7100820541382</text:p>
              </table:table-cell>
              <table:table-cell office:value-type="float" office:value="1.2676748167038">
                <text:p>1.2676748167038</text:p>
              </table:table-cell>
              <table:table-cell office:value-type="float" office:value="0.808115569093464">
                <text:p>0.808115569093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8341388702393">
                <text:p>48.8341388702393</text:p>
              </table:table-cell>
              <table:table-cell office:value-type="float" office:value="1.26647324914932">
                <text:p>1.26647324914932</text:p>
              </table:table-cell>
              <table:table-cell office:value-type="float" office:value="2.04696602478548">
                <text:p>2.04696602478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9621548652649">
                <text:p>48.9621548652649</text:p>
              </table:table-cell>
              <table:table-cell office:value-type="float" office:value="1.24832557067871">
                <text:p>1.24832557067871</text:p>
              </table:table-cell>
              <table:table-cell office:value-type="float" office:value="1.05238323616155">
                <text:p>1.05238323616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.086413860321">
                <text:p>49.086413860321</text:p>
              </table:table-cell>
              <table:table-cell office:value-type="float" office:value="1.26273835287094">
                <text:p>1.26273835287094</text:p>
              </table:table-cell>
              <table:table-cell office:value-type="float" office:value="1.19970197433724">
                <text:p>1.199701974337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.2102959156036">
                <text:p>49.2102959156036</text:p>
              </table:table-cell>
              <table:table-cell office:value-type="float" office:value="1.27666431035995">
                <text:p>1.27666431035995</text:p>
              </table:table-cell>
              <table:table-cell office:value-type="float" office:value="1.5031382299975">
                <text:p>1.5031382299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3382618427277">
                <text:p>49.3382618427277</text:p>
              </table:table-cell>
              <table:table-cell office:value-type="float" office:value="1.27414145212173">
                <text:p>1.27414145212173</text:p>
              </table:table-cell>
              <table:table-cell office:value-type="float" office:value="1.3609100499221">
                <text:p>1.3609100499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.4621088504791">
                <text:p>49.4621088504791</text:p>
              </table:table-cell>
              <table:table-cell office:value-type="float" office:value="1.27541631307602">
                <text:p>1.27541631307602</text:p>
              </table:table-cell>
              <table:table-cell office:value-type="float" office:value="0.98242039794278">
                <text:p>0.98242039794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862648487091">
                <text:p>49.5862648487091</text:p>
              </table:table-cell>
              <table:table-cell office:value-type="float" office:value="1.28944496593475">
                <text:p>1.28944496593475</text:p>
              </table:table-cell>
              <table:table-cell office:value-type="float" office:value="1.21768295176481">
                <text:p>1.217682951764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7101228237152">
                <text:p>49.7101228237152</text:p>
              </table:table-cell>
              <table:table-cell office:value-type="float" office:value="1.29809326982498">
                <text:p>1.29809326982498</text:p>
              </table:table-cell>
              <table:table-cell office:value-type="float" office:value="1.77313968838779">
                <text:p>1.773139688387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.8386039733887">
                <text:p>49.8386039733887</text:p>
              </table:table-cell>
              <table:table-cell office:value-type="float" office:value="1.29100602016449">
                <text:p>1.29100602016449</text:p>
              </table:table-cell>
              <table:table-cell office:value-type="float" office:value="1.06957790073639">
                <text:p>1.06957790073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.9621150493622">
                <text:p>49.9621150493622</text:p>
              </table:table-cell>
              <table:table-cell office:value-type="float" office:value="1.29136677598953">
                <text:p>1.29136677598953</text:p>
              </table:table-cell>
              <table:table-cell office:value-type="float" office:value="1.236375294861">
                <text:p>1.236375294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.0860710144043">
                <text:p>50.0860710144043</text:p>
              </table:table-cell>
              <table:table-cell office:value-type="float" office:value="1.28803716154099">
                <text:p>1.28803716154099</text:p>
              </table:table-cell>
              <table:table-cell office:value-type="float" office:value="1.70914661068082">
                <text:p>1.70914661068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.2141380310059">
                <text:p>50.2141380310059</text:p>
              </table:table-cell>
              <table:table-cell office:value-type="float" office:value="1.29747054033279">
                <text:p>1.29747054033279</text:p>
              </table:table-cell>
              <table:table-cell office:value-type="float" office:value="1.79234733568959">
                <text:p>1.792347335689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3386199474335">
                <text:p>50.3386199474335</text:p>
              </table:table-cell>
              <table:table-cell office:value-type="float" office:value="1.28283724336624">
                <text:p>1.28283724336624</text:p>
              </table:table-cell>
              <table:table-cell office:value-type="float" office:value="1.04642085409906">
                <text:p>1.046420854099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.4620668888092">
                <text:p>50.4620668888092</text:p>
              </table:table-cell>
              <table:table-cell office:value-type="float" office:value="1.27965474452972">
                <text:p>1.27965474452972</text:p>
              </table:table-cell>
              <table:table-cell office:value-type="float" office:value="1.20947064562516">
                <text:p>1.209470645625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.5902538299561">
                <text:p>50.5902538299561</text:p>
              </table:table-cell>
              <table:table-cell office:value-type="float" office:value="1.28408502912521">
                <text:p>1.28408502912521</text:p>
              </table:table-cell>
              <table:table-cell office:value-type="float" office:value="1.6806380370758">
                <text:p>1.68063803707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7141098976135">
                <text:p>50.7141098976135</text:p>
              </table:table-cell>
              <table:table-cell office:value-type="float" office:value="1.28953486404419">
                <text:p>1.28953486404419</text:p>
              </table:table-cell>
              <table:table-cell office:value-type="float" office:value="1.40988653488459">
                <text:p>1.40988653488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.8381519317627">
                <text:p>50.8381519317627</text:p>
              </table:table-cell>
              <table:table-cell office:value-type="float" office:value="1.30429158582687">
                <text:p>1.30429158582687</text:p>
              </table:table-cell>
              <table:table-cell office:value-type="float" office:value="1.04655456006115">
                <text:p>1.04655456006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.9621498584747">
                <text:p>50.9621498584747</text:p>
              </table:table-cell>
              <table:table-cell office:value-type="float" office:value="1.31446382131577">
                <text:p>1.31446382131577</text:p>
              </table:table-cell>
              <table:table-cell office:value-type="float" office:value="1.11506525283808">
                <text:p>1.11506525283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.0904150009155">
                <text:p>51.0904150009155</text:p>
              </table:table-cell>
              <table:table-cell office:value-type="float" office:value="1.35916856470108">
                <text:p>1.35916856470108</text:p>
              </table:table-cell>
              <table:table-cell office:value-type="float" office:value="1.67118411980188">
                <text:p>1.671184119801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2143518924713">
                <text:p>51.2143518924713</text:p>
              </table:table-cell>
              <table:table-cell office:value-type="float" office:value="1.34723083610535">
                <text:p>1.34723083610535</text:p>
              </table:table-cell>
              <table:table-cell office:value-type="float" office:value="1.17652455615928">
                <text:p>1.176524556159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.3381469249725">
                <text:p>51.3381469249725</text:p>
              </table:table-cell>
              <table:table-cell office:value-type="float" office:value="1.31860558586121">
                <text:p>1.31860558586121</text:p>
              </table:table-cell>
              <table:table-cell office:value-type="float" office:value="1.05237767593293">
                <text:p>1.05237767593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4621579647064">
                <text:p>51.4621579647064</text:p>
              </table:table-cell>
              <table:table-cell office:value-type="float" office:value="1.31539929046631">
                <text:p>1.31539929046631</text:p>
              </table:table-cell>
              <table:table-cell office:value-type="float" office:value="1.31613936197452">
                <text:p>1.31613936197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5901939868927">
                <text:p>51.5901939868927</text:p>
              </table:table-cell>
              <table:table-cell office:value-type="float" office:value="1.34904995079041">
                <text:p>1.34904995079041</text:p>
              </table:table-cell>
              <table:table-cell office:value-type="float" office:value="1.70050819449097">
                <text:p>1.700508194490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.7140469551086">
                <text:p>51.7140469551086</text:p>
              </table:table-cell>
              <table:table-cell office:value-type="float" office:value="1.34173785009384">
                <text:p>1.34173785009384</text:p>
              </table:table-cell>
              <table:table-cell office:value-type="float" office:value="1.0600222901087">
                <text:p>1.06002229010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.8380670547485">
                <text:p>51.8380670547485</text:p>
              </table:table-cell>
              <table:table-cell office:value-type="float" office:value="1.33370212249756">
                <text:p>1.33370212249756</text:p>
              </table:table-cell>
              <table:table-cell office:value-type="float" office:value="1.13363847440421">
                <text:p>1.133638474404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966344833374">
                <text:p>51.966344833374</text:p>
              </table:table-cell>
              <table:table-cell office:value-type="float" office:value="1.33492219848633">
                <text:p>1.33492219848633</text:p>
              </table:table-cell>
              <table:table-cell office:value-type="float" office:value="1.64339634230951">
                <text:p>1.643396342309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.0901420116425">
                <text:p>52.0901420116425</text:p>
              </table:table-cell>
              <table:table-cell office:value-type="float" office:value="1.33318906869888">
                <text:p>1.33318906869888</text:p>
              </table:table-cell>
              <table:table-cell office:value-type="float" office:value="2.29272829020572">
                <text:p>2.292728290205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.2142498493195">
                <text:p>52.2142498493195</text:p>
              </table:table-cell>
              <table:table-cell office:value-type="float" office:value="1.33474546937943">
                <text:p>1.33474546937943</text:p>
              </table:table-cell>
              <table:table-cell office:value-type="float" office:value="1.03305327961902">
                <text:p>1.033053279619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.3395009040833">
                <text:p>52.3395009040833</text:p>
              </table:table-cell>
              <table:table-cell office:value-type="float" office:value="1.34476403198242">
                <text:p>1.34476403198242</text:p>
              </table:table-cell>
              <table:table-cell office:value-type="float" office:value="1.28727546352853">
                <text:p>1.287275463528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.4662728309631">
                <text:p>52.4662728309631</text:p>
              </table:table-cell>
              <table:table-cell office:value-type="float" office:value="1.41815854072571">
                <text:p>1.41815854072571</text:p>
              </table:table-cell>
              <table:table-cell office:value-type="float" office:value="1.67658974010939">
                <text:p>1.676589740109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5901110172272">
                <text:p>52.5901110172272</text:p>
              </table:table-cell>
              <table:table-cell office:value-type="float" office:value="1.42638495807648">
                <text:p>1.42638495807648</text:p>
              </table:table-cell>
              <table:table-cell office:value-type="float" office:value="1.46956484413543">
                <text:p>1.469564844135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.7144629955292">
                <text:p>52.7144629955292</text:p>
              </table:table-cell>
              <table:table-cell office:value-type="float" office:value="1.40055310649872">
                <text:p>1.40055310649872</text:p>
              </table:table-cell>
              <table:table-cell office:value-type="float" office:value="1.12929719740694">
                <text:p>1.129297197406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.8421339988708">
                <text:p>52.8421339988708</text:p>
              </table:table-cell>
              <table:table-cell office:value-type="float" office:value="1.41910225934982">
                <text:p>1.41910225934982</text:p>
              </table:table-cell>
              <table:table-cell office:value-type="float" office:value="1.36218192601401">
                <text:p>1.362181926014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.9661839008331">
                <text:p>52.9661839008331</text:p>
              </table:table-cell>
              <table:table-cell office:value-type="float" office:value="1.42287110538483">
                <text:p>1.42287110538483</text:p>
              </table:table-cell>
              <table:table-cell office:value-type="float" office:value="1.71293766521758">
                <text:p>1.712937665217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.090411901474">
                <text:p>53.090411901474</text:p>
              </table:table-cell>
              <table:table-cell office:value-type="float" office:value="1.41631118745804">
                <text:p>1.41631118745804</text:p>
              </table:table-cell>
              <table:table-cell office:value-type="float" office:value="1.21513563796415">
                <text:p>1.215135637964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.2140638828278">
                <text:p>53.2140638828278</text:p>
              </table:table-cell>
              <table:table-cell office:value-type="float" office:value="1.40812876729965">
                <text:p>1.40812876729965</text:p>
              </table:table-cell>
              <table:table-cell office:value-type="float" office:value="1.13358437938263">
                <text:p>1.133584379382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.3422179222107">
                <text:p>53.3422179222107</text:p>
              </table:table-cell>
              <table:table-cell office:value-type="float" office:value="1.40126097478867">
                <text:p>1.40126097478867</text:p>
              </table:table-cell>
              <table:table-cell office:value-type="float" office:value="1.28396642873839">
                <text:p>1.283966428738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.46617603302">
                <text:p>53.46617603302</text:p>
              </table:table-cell>
              <table:table-cell office:value-type="float" office:value="1.3954073387146">
                <text:p>1.3954073387146</text:p>
              </table:table-cell>
              <table:table-cell office:value-type="float" office:value="1.08109580720385">
                <text:p>1.08109580720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.5901699066162">
                <text:p>53.5901699066162</text:p>
              </table:table-cell>
              <table:table-cell office:value-type="float" office:value="1.35737187166214">
                <text:p>1.35737187166214</text:p>
              </table:table-cell>
              <table:table-cell office:value-type="float" office:value="0.962850122667249">
                <text:p>0.9628501226672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.7181458473206">
                <text:p>53.7181458473206</text:p>
              </table:table-cell>
              <table:table-cell office:value-type="float" office:value="1.31504054412842">
                <text:p>1.31504054412842</text:p>
              </table:table-cell>
              <table:table-cell office:value-type="float" office:value="1.30590692465926">
                <text:p>1.305906924659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.8422210216522">
                <text:p>53.8422210216522</text:p>
              </table:table-cell>
              <table:table-cell office:value-type="float" office:value="1.29613613510132">
                <text:p>1.29613613510132</text:p>
              </table:table-cell>
              <table:table-cell office:value-type="float" office:value="1.36322759585622">
                <text:p>1.36322759585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.9660499095917">
                <text:p>53.9660499095917</text:p>
              </table:table-cell>
              <table:table-cell office:value-type="float" office:value="1.26670476322174">
                <text:p>1.26670476322174</text:p>
              </table:table-cell>
              <table:table-cell office:value-type="float" office:value="0.967468260137721">
                <text:p>0.967468260137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0902488231659">
                <text:p>54.0902488231659</text:p>
              </table:table-cell>
              <table:table-cell office:value-type="float" office:value="1.23770945005417">
                <text:p>1.23770945005417</text:p>
              </table:table-cell>
              <table:table-cell office:value-type="float" office:value="0.939498401416814">
                <text:p>0.9394984014168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.3420979976654">
                <text:p>54.3420979976654</text:p>
              </table:table-cell>
              <table:table-cell office:value-type="float" office:value="1.23116888666153">
                <text:p>1.23116888666153</text:p>
              </table:table-cell>
              <table:table-cell office:value-type="float" office:value="1.37591301795438">
                <text:p>1.375913017954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.9662029743195">
                <text:p>54.9662029743195</text:p>
              </table:table-cell>
              <table:table-cell office:value-type="float" office:value="0.894708395862579">
                <text:p>0.894708395862579</text:p>
              </table:table-cell>
              <table:table-cell office:value-type="float" office:value="0.777561776358168">
                <text:p>0.777561776358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.3422338962555">
                <text:p>55.3422338962555</text:p>
              </table:table-cell>
              <table:table-cell office:value-type="float" office:value="0.710187238121033">
                <text:p>0.710187238121033</text:p>
              </table:table-cell>
              <table:table-cell office:value-type="float" office:value="0.974034657125064">
                <text:p>0.9740346571250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.4660949707031">
                <text:p>55.4660949707031</text:p>
              </table:table-cell>
              <table:table-cell office:value-type="float" office:value="0">
                <text:p>0</text:p>
              </table:table-cell>
              <table:table-cell office:value-type="float" office:value="0.448185611134205">
                <text:p>0.448185611134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.5954790115356">
                <text:p>55.5954790115356</text:p>
              </table:table-cell>
              <table:table-cell office:value-type="float" office:value="0.721103829956055">
                <text:p>0.721103829956055</text:p>
              </table:table-cell>
              <table:table-cell office:value-type="float" office:value="0.759679409241201">
                <text:p>0.7596794092412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7180900573731">
                <text:p>55.7180900573731</text:p>
              </table:table-cell>
              <table:table-cell office:value-type="float" office:value="0">
                <text:p>0</text:p>
              </table:table-cell>
              <table:table-cell office:value-type="float" office:value="-0.055072868067914">
                <text:p>-0.0550728680679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.8422079086304">
                <text:p>55.8422079086304</text:p>
              </table:table-cell>
              <table:table-cell office:value-type="float" office:value="0.852545706605911">
                <text:p>0.852545706605911</text:p>
              </table:table-cell>
              <table:table-cell office:value-type="float" office:value="0.660575344324407">
                <text:p>0.6605753443244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.9703869819641">
                <text:p>55.9703869819641</text:p>
              </table:table-cell>
              <table:table-cell office:value-type="float" office:value="0.953314242553711">
                <text:p>0.953314242553711</text:p>
              </table:table-cell>
              <table:table-cell office:value-type="float" office:value="0.733257826902557">
                <text:p>0.733257826902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.0941009521484">
                <text:p>56.0941009521484</text:p>
              </table:table-cell>
              <table:table-cell office:value-type="float" office:value="1.11138949174881">
                <text:p>1.11138949174881</text:p>
              </table:table-cell>
              <table:table-cell office:value-type="float" office:value="0.963729981147481">
                <text:p>0.9637299811474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2184579372406">
                <text:p>56.2184579372406</text:p>
              </table:table-cell>
              <table:table-cell office:value-type="float" office:value="1.17997550926209">
                <text:p>1.17997550926209</text:p>
              </table:table-cell>
              <table:table-cell office:value-type="float" office:value="1.17624884285095">
                <text:p>1.176248842850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.3461489677429">
                <text:p>56.3461489677429</text:p>
              </table:table-cell>
              <table:table-cell office:value-type="float" office:value="1.22605114593506">
                <text:p>1.22605114593506</text:p>
              </table:table-cell>
              <table:table-cell office:value-type="float" office:value="1.48725721511898">
                <text:p>1.487257215118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4701800346375">
                <text:p>56.4701800346375</text:p>
              </table:table-cell>
              <table:table-cell office:value-type="float" office:value="1.22977631206512">
                <text:p>1.22977631206512</text:p>
              </table:table-cell>
              <table:table-cell office:value-type="float" office:value="1.71432815896185">
                <text:p>1.71432815896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.5942099094391">
                <text:p>56.5942099094391</text:p>
              </table:table-cell>
              <table:table-cell office:value-type="float" office:value="1.21314886350632">
                <text:p>1.21314886350632</text:p>
              </table:table-cell>
              <table:table-cell office:value-type="float" office:value="0.939028186552111">
                <text:p>0.939028186552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7181539535522">
                <text:p>56.7181539535522</text:p>
              </table:table-cell>
              <table:table-cell office:value-type="float" office:value="1.21823952903748">
                <text:p>1.21823952903748</text:p>
              </table:table-cell>
              <table:table-cell office:value-type="float" office:value="1.00022833694502">
                <text:p>1.000228336945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.8461599349976">
                <text:p>56.8461599349976</text:p>
              </table:table-cell>
              <table:table-cell office:value-type="float" office:value="1.24324569292068">
                <text:p>1.24324569292068</text:p>
              </table:table-cell>
              <table:table-cell office:value-type="float" office:value="0.974849472655924">
                <text:p>0.9748494726559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.9700989723206">
                <text:p>56.9700989723206</text:p>
              </table:table-cell>
              <table:table-cell office:value-type="float" office:value="1.44895350828171">
                <text:p>1.44895350828171</text:p>
              </table:table-cell>
              <table:table-cell office:value-type="float" office:value="1.13174379104738">
                <text:p>1.131743791047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.0942928791046">
                <text:p>57.0942928791046</text:p>
              </table:table-cell>
              <table:table-cell office:value-type="float" office:value="1.50012848300934">
                <text:p>1.50012848300934</text:p>
              </table:table-cell>
              <table:table-cell office:value-type="float" office:value="1.24244182066461">
                <text:p>1.242441820664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.3463628292084">
                <text:p>57.3463628292084</text:p>
              </table:table-cell>
              <table:table-cell office:value-type="float" office:value="1.39910426626205">
                <text:p>1.39910426626205</text:p>
              </table:table-cell>
              <table:table-cell office:value-type="float" office:value="1.10135647086455">
                <text:p>1.101356470864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.1262040138245">
                <text:p>71.1262040138245</text:p>
              </table:table-cell>
              <table:table-cell office:value-type="float" office:value="0">
                <text:p>0</text:p>
              </table:table-cell>
              <table:table-cell office:value-type="float" office:value="0.331159053194045">
                <text:p>0.3311590531940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.2503190040588">
                <text:p>71.2503190040588</text:p>
              </table:table-cell>
              <table:table-cell office:value-type="float" office:value="0">
                <text:p>0</text:p>
              </table:table-cell>
              <table:table-cell office:value-type="float" office:value="-0.0374545503437175">
                <text:p>-0.0374545503437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.3741788864136">
                <text:p>71.3741788864136</text:p>
              </table:table-cell>
              <table:table-cell office:value-type="float" office:value="0">
                <text:p>0</text:p>
              </table:table-cell>
              <table:table-cell office:value-type="float" office:value="-0.0792907037158197">
                <text:p>-0.07929070371581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.6264078617096">
                <text:p>71.6264078617096</text:p>
              </table:table-cell>
              <table:table-cell office:value-type="float" office:value="0.518553870773315">
                <text:p>0.518553870773315</text:p>
              </table:table-cell>
              <table:table-cell office:value-type="float" office:value="0.828060367077905">
                <text:p>0.8280603670779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.7541229724884">
                <text:p>71.7541229724884</text:p>
              </table:table-cell>
              <table:table-cell office:value-type="float" office:value="0">
                <text:p>0</text:p>
              </table:table-cell>
              <table:table-cell office:value-type="float" office:value="-0.0904716673650882">
                <text:p>-0.09047166736508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.8788168430328">
                <text:p>71.8788168430328</text:p>
              </table:table-cell>
              <table:table-cell office:value-type="float" office:value="0.556998162698746">
                <text:p>0.556998162698746</text:p>
              </table:table-cell>
              <table:table-cell office:value-type="float" office:value="0.388765152243641">
                <text:p>0.3887651522436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.0020999908447">
                <text:p>72.0020999908447</text:p>
              </table:table-cell>
              <table:table-cell office:value-type="float" office:value="0.745746752595901">
                <text:p>0.745746752595901</text:p>
              </table:table-cell>
              <table:table-cell office:value-type="float" office:value="0.632812812978138">
                <text:p>0.632812812978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.1301229000092">
                <text:p>72.1301229000092</text:p>
              </table:table-cell>
              <table:table-cell office:value-type="float" office:value="0.788616622686386">
                <text:p>0.788616622686386</text:p>
              </table:table-cell>
              <table:table-cell office:value-type="float" office:value="1.09801306586592">
                <text:p>1.098013065865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.2544870376587">
                <text:p>72.2544870376587</text:p>
              </table:table-cell>
              <table:table-cell office:value-type="float" office:value="0.907387519454956">
                <text:p>0.907387519454956</text:p>
              </table:table-cell>
              <table:table-cell office:value-type="float" office:value="0.703635445212439">
                <text:p>0.703635445212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.1340489387512">
                <text:p>74.1340489387512</text:p>
              </table:table-cell>
              <table:table-cell office:value-type="float" office:value="0">
                <text:p>0</text:p>
              </table:table-cell>
              <table:table-cell office:value-type="float" office:value="0.135897899330335">
                <text:p>0.1358978993303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.2581398487091">
                <text:p>74.2581398487091</text:p>
              </table:table-cell>
              <table:table-cell office:value-type="float" office:value="0">
                <text:p>0</text:p>
              </table:table-cell>
              <table:table-cell office:value-type="float" office:value="-0.000585329283764561">
                <text:p>-0.0005853292837645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.382141828537">
                <text:p>74.382141828537</text:p>
              </table:table-cell>
              <table:table-cell office:value-type="float" office:value="0">
                <text:p>0</text:p>
              </table:table-cell>
              <table:table-cell office:value-type="float" office:value="0.0955005438396231">
                <text:p>0.09550054383962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.5107460021973">
                <text:p>74.5107460021973</text:p>
              </table:table-cell>
              <table:table-cell office:value-type="float" office:value="0">
                <text:p>0</text:p>
              </table:table-cell>
              <table:table-cell office:value-type="float" office:value="0.291813262172396">
                <text:p>0.2918132621723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.6382038593292">
                <text:p>74.6382038593292</text:p>
              </table:table-cell>
              <table:table-cell office:value-type="float" office:value="0.200024536204338">
                <text:p>0.200024536204338</text:p>
              </table:table-cell>
              <table:table-cell office:value-type="float" office:value="0.104586861727698">
                <text:p>0.1045868617276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.7582130432129">
                <text:p>74.7582130432129</text:p>
              </table:table-cell>
              <table:table-cell office:value-type="float" office:value="0">
                <text:p>0</text:p>
              </table:table-cell>
              <table:table-cell office:value-type="float" office:value="-0.15820769837282">
                <text:p>-0.158207698372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.0141658782959">
                <text:p>76.0141658782959</text:p>
              </table:table-cell>
              <table:table-cell office:value-type="float" office:value="0">
                <text:p>0</text:p>
              </table:table-cell>
              <table:table-cell office:value-type="float" office:value="0.300710660465532">
                <text:p>0.3007106604655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.1381969451904">
                <text:p>76.1381969451904</text:p>
              </table:table-cell>
              <table:table-cell office:value-type="float" office:value="0">
                <text:p>0</text:p>
              </table:table-cell>
              <table:table-cell office:value-type="float" office:value="-0.0103671099636988">
                <text:p>-0.01036710996369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.2624549865723">
                <text:p>76.2624549865723</text:p>
              </table:table-cell>
              <table:table-cell office:value-type="float" office:value="0">
                <text:p>0</text:p>
              </table:table-cell>
              <table:table-cell office:value-type="float" office:value="-0.0589909746668765">
                <text:p>-0.05899097466687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.3905160427094">
                <text:p>76.3905160427094</text:p>
              </table:table-cell>
              <table:table-cell office:value-type="float" office:value="0.191511330664158">
                <text:p>0.191511330664158</text:p>
              </table:table-cell>
              <table:table-cell office:value-type="float" office:value="0.252273747331912">
                <text:p>0.252273747331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.5147969722748">
                <text:p>76.5147969722748</text:p>
              </table:table-cell>
              <table:table-cell office:value-type="float" office:value="0">
                <text:p>0</text:p>
              </table:table-cell>
              <table:table-cell office:value-type="float" office:value="0.159329358276526">
                <text:p>0.1593293582765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6381769180298">
                <text:p>76.6381769180298</text:p>
              </table:table-cell>
              <table:table-cell office:value-type="float" office:value="0.696691205120086">
                <text:p>0.696691205120086</text:p>
              </table:table-cell>
              <table:table-cell office:value-type="float" office:value="0.564559376118629">
                <text:p>0.5645593761186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7662138938904">
                <text:p>76.7662138938904</text:p>
              </table:table-cell>
              <table:table-cell office:value-type="float" office:value="0">
                <text:p>0</text:p>
              </table:table-cell>
              <table:table-cell office:value-type="float" office:value="-0.117115657809728">
                <text:p>-0.1171156578097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1421270370483">
                <text:p>77.1421270370483</text:p>
              </table:table-cell>
              <table:table-cell office:value-type="float" office:value="0">
                <text:p>0</text:p>
              </table:table-cell>
              <table:table-cell office:value-type="float" office:value="-0.0911518508027848">
                <text:p>-0.09115185080278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.5181708335876">
                <text:p>77.5181708335876</text:p>
              </table:table-cell>
              <table:table-cell office:value-type="float" office:value="0.707076499128342">
                <text:p>0.707076499128342</text:p>
              </table:table-cell>
              <table:table-cell office:value-type="float" office:value="1.1154486028774">
                <text:p>1.11544860287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.6421270370483">
                <text:p>77.6421270370483</text:p>
              </table:table-cell>
              <table:table-cell office:value-type="float" office:value="0.752282609558105">
                <text:p>0.752282609558105</text:p>
              </table:table-cell>
              <table:table-cell office:value-type="float" office:value="0.566481087537255">
                <text:p>0.5664810875372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.7661738395691">
                <text:p>77.7661738395691</text:p>
              </table:table-cell>
              <table:table-cell office:value-type="float" office:value="0.800277094936371">
                <text:p>0.800277094936371</text:p>
              </table:table-cell>
              <table:table-cell office:value-type="float" office:value="0.548031008884311">
                <text:p>0.5480310088843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8.0183000564575">
                <text:p>78.0183000564575</text:p>
              </table:table-cell>
              <table:table-cell office:value-type="float" office:value="0.986049528598785">
                <text:p>0.986049528598785</text:p>
              </table:table-cell>
              <table:table-cell office:value-type="float" office:value="1.44692655668298">
                <text:p>1.446926556682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.1462359428406">
                <text:p>78.1462359428406</text:p>
              </table:table-cell>
              <table:table-cell office:value-type="float" office:value="0.930119472694397">
                <text:p>0.930119472694397</text:p>
              </table:table-cell>
              <table:table-cell office:value-type="float" office:value="0.779953715519346">
                <text:p>0.7799537155193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.2701258659363">
                <text:p>78.2701258659363</text:p>
              </table:table-cell>
              <table:table-cell office:value-type="float" office:value="1.12432456054688">
                <text:p>1.12432456054688</text:p>
              </table:table-cell>
              <table:table-cell office:value-type="float" office:value="0.987961710970665">
                <text:p>0.9879617109706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.5224049091339">
                <text:p>78.5224049091339</text:p>
              </table:table-cell>
              <table:table-cell office:value-type="float" office:value="1.1669752907753">
                <text:p>1.1669752907753</text:p>
              </table:table-cell>
              <table:table-cell office:value-type="float" office:value="1.62885470854635">
                <text:p>1.628854708546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8.646213054657">
                <text:p>78.646213054657</text:p>
              </table:table-cell>
              <table:table-cell office:value-type="float" office:value="1.05887291994095">
                <text:p>1.05887291994095</text:p>
              </table:table-cell>
              <table:table-cell office:value-type="float" office:value="1.00695551410991">
                <text:p>1.00695551410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.7701179981232">
                <text:p>78.7701179981232</text:p>
              </table:table-cell>
              <table:table-cell office:value-type="float" office:value="0.988863022136688">
                <text:p>0.988863022136688</text:p>
              </table:table-cell>
              <table:table-cell office:value-type="float" office:value="0.953929843215482">
                <text:p>0.9539298432154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.8980710506439">
                <text:p>78.8980710506439</text:p>
              </table:table-cell>
              <table:table-cell office:value-type="float" office:value="1.05811523752213">
                <text:p>1.05811523752213</text:p>
              </table:table-cell>
              <table:table-cell office:value-type="float" office:value="1.30997443250141">
                <text:p>1.30997443250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.0221140384674">
                <text:p>79.0221140384674</text:p>
              </table:table-cell>
              <table:table-cell office:value-type="float" office:value="1.16578535709381">
                <text:p>1.16578535709381</text:p>
              </table:table-cell>
              <table:table-cell office:value-type="float" office:value="0.957360412060831">
                <text:p>0.9573604120608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.1461238861084">
                <text:p>79.1461238861084</text:p>
              </table:table-cell>
              <table:table-cell office:value-type="float" office:value="1.20534306354523">
                <text:p>1.20534306354523</text:p>
              </table:table-cell>
              <table:table-cell office:value-type="float" office:value="0.999730952025751">
                <text:p>0.9997309520257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.2742018699646">
                <text:p>79.2742018699646</text:p>
              </table:table-cell>
              <table:table-cell office:value-type="float" office:value="1.21857416152954">
                <text:p>1.21857416152954</text:p>
              </table:table-cell>
              <table:table-cell office:value-type="float" office:value="0.634133986818027">
                <text:p>0.6341339868180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9.3986070156097">
                <text:p>79.3986070156097</text:p>
              </table:table-cell>
              <table:table-cell office:value-type="float" office:value="1.1877603682518">
                <text:p>1.1877603682518</text:p>
              </table:table-cell>
              <table:table-cell office:value-type="float" office:value="1.5114847507989">
                <text:p>1.5114847507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9.522145986557">
                <text:p>79.522145986557</text:p>
              </table:table-cell>
              <table:table-cell office:value-type="float" office:value="1.20476697530746">
                <text:p>1.20476697530746</text:p>
              </table:table-cell>
              <table:table-cell office:value-type="float" office:value="0.964036958146886">
                <text:p>0.9640369581468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6462118625641">
                <text:p>79.6462118625641</text:p>
              </table:table-cell>
              <table:table-cell office:value-type="float" office:value="1.19169145393372">
                <text:p>1.19169145393372</text:p>
              </table:table-cell>
              <table:table-cell office:value-type="float" office:value="0.956802478805285">
                <text:p>0.9568024788052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7742290496826">
                <text:p>79.7742290496826</text:p>
              </table:table-cell>
              <table:table-cell office:value-type="float" office:value="1.20565760116577">
                <text:p>1.20565760116577</text:p>
              </table:table-cell>
              <table:table-cell office:value-type="float" office:value="1.2483079207171">
                <text:p>1.24830792071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.8981969356537">
                <text:p>79.8981969356537</text:p>
              </table:table-cell>
              <table:table-cell office:value-type="float" office:value="1.19691326494217">
                <text:p>1.19691326494217</text:p>
              </table:table-cell>
              <table:table-cell office:value-type="float" office:value="1.42579865499509">
                <text:p>1.425798654995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.0261399745941">
                <text:p>80.0261399745941</text:p>
              </table:table-cell>
              <table:table-cell office:value-type="float" office:value="1.1895567440033">
                <text:p>1.1895567440033</text:p>
              </table:table-cell>
              <table:table-cell office:value-type="float" office:value="0.892767781385272">
                <text:p>0.892767781385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